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7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8" style:family="paragraph" style:parent-style-name="Standard">
      <style:text-properties fo:font-weight="bold" officeooo:paragraph-rsid="00ed5b35" style:font-weight-asian="bold" style:font-weight-complex="bold"/>
    </style:style>
    <style:style style:name="P9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paragraph-rsid="00a75993" style:font-style-asian="italic" style:font-style-complex="italic"/>
    </style:style>
    <style:style style:name="P2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5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9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0" style:family="paragraph" style:parent-style-name="Standard">
      <style:text-properties fo:font-style="italic" officeooo:paragraph-rsid="013013d9" style:font-style-asian="italic" style:font-style-complex="italic"/>
    </style:style>
    <style:style style:name="P3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2" style:family="paragraph" style:parent-style-name="Standard">
      <style:text-properties fo:font-style="italic" officeooo:paragraph-rsid="01408f03" style:font-style-asian="italic" style:font-style-complex="italic"/>
    </style:style>
    <style:style style:name="P3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4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1" style:family="paragraph" style:parent-style-name="Standard">
      <style:text-properties officeooo:rsid="0015f1ff" officeooo:paragraph-rsid="0015f1ff"/>
    </style:style>
    <style:style style:name="P82" style:family="paragraph" style:parent-style-name="Standard">
      <style:text-properties officeooo:rsid="0015f1ff" officeooo:paragraph-rsid="009c1b54"/>
    </style:style>
    <style:style style:name="P83" style:family="paragraph" style:parent-style-name="Standard">
      <style:text-properties officeooo:rsid="0015f1ff" officeooo:paragraph-rsid="0013268f"/>
    </style:style>
    <style:style style:name="P84" style:family="paragraph" style:parent-style-name="Standard">
      <style:text-properties officeooo:rsid="0019f535" officeooo:paragraph-rsid="0019f535"/>
    </style:style>
    <style:style style:name="P8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8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8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8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9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08" style:family="paragraph" style:parent-style-name="Standard">
      <style:text-properties fo:font-style="normal" officeooo:paragraph-rsid="02be3c45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10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4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5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5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6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6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6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0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12" style:family="paragraph" style:parent-style-name="Standard">
      <style:text-properties officeooo:rsid="0033fbdf" officeooo:paragraph-rsid="0033fbdf"/>
    </style:style>
    <style:style style:name="P213" style:family="paragraph" style:parent-style-name="Standard">
      <style:text-properties officeooo:rsid="0034ed8b" officeooo:paragraph-rsid="0106c767"/>
    </style:style>
    <style:style style:name="P21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18" style:family="paragraph" style:parent-style-name="Standard">
      <style:text-properties officeooo:rsid="0012a0dc" officeooo:paragraph-rsid="0012a0dc"/>
    </style:style>
    <style:style style:name="P219" style:family="paragraph" style:parent-style-name="Standard">
      <style:text-properties officeooo:paragraph-rsid="003eeb50"/>
    </style:style>
    <style:style style:name="P220" style:family="paragraph" style:parent-style-name="Standard">
      <style:text-properties officeooo:rsid="00205d85" officeooo:paragraph-rsid="005f7223"/>
    </style:style>
    <style:style style:name="P221" style:family="paragraph" style:parent-style-name="Standard">
      <style:text-properties officeooo:rsid="002436f5" officeooo:paragraph-rsid="00ed9297"/>
    </style:style>
    <style:style style:name="P222" style:family="paragraph" style:parent-style-name="Standard">
      <style:text-properties officeooo:rsid="0056d959" officeooo:paragraph-rsid="0056d959"/>
    </style:style>
    <style:style style:name="P223" style:family="paragraph" style:parent-style-name="Standard">
      <style:paragraph-properties fo:line-height="150%"/>
      <style:text-properties officeooo:paragraph-rsid="0013268f"/>
    </style:style>
    <style:style style:name="P224" style:family="paragraph" style:parent-style-name="Standard">
      <style:paragraph-properties fo:line-height="150%"/>
      <style:text-properties officeooo:paragraph-rsid="0040eb9d"/>
    </style:style>
    <style:style style:name="P225" style:family="paragraph" style:parent-style-name="Standard">
      <style:paragraph-properties fo:line-height="150%"/>
      <style:text-properties officeooo:paragraph-rsid="00c6421c"/>
    </style:style>
    <style:style style:name="P226" style:family="paragraph" style:parent-style-name="Standard">
      <style:paragraph-properties fo:line-height="150%"/>
      <style:text-properties officeooo:paragraph-rsid="0106c767"/>
    </style:style>
    <style:style style:name="P227" style:family="paragraph" style:parent-style-name="Standard">
      <style:paragraph-properties fo:line-height="150%"/>
      <style:text-properties officeooo:paragraph-rsid="01d80854"/>
    </style:style>
    <style:style style:name="P228" style:family="paragraph" style:parent-style-name="Standard">
      <style:paragraph-properties fo:line-height="150%"/>
      <style:text-properties officeooo:paragraph-rsid="020068b3"/>
    </style:style>
    <style:style style:name="P229" style:family="paragraph" style:parent-style-name="Standard">
      <style:paragraph-properties fo:line-height="150%"/>
      <style:text-properties officeooo:paragraph-rsid="0265f14b"/>
    </style:style>
    <style:style style:name="P230" style:family="paragraph" style:parent-style-name="Standard">
      <style:paragraph-properties fo:line-height="150%"/>
      <style:text-properties officeooo:paragraph-rsid="00cab904"/>
    </style:style>
    <style:style style:name="P231" style:family="paragraph" style:parent-style-name="Standard">
      <style:paragraph-properties fo:line-height="150%"/>
      <style:text-properties officeooo:paragraph-rsid="02ecf51e"/>
    </style:style>
    <style:style style:name="P232" style:family="paragraph" style:parent-style-name="Standard">
      <style:text-properties officeooo:paragraph-rsid="00883289"/>
    </style:style>
    <style:style style:name="P233" style:family="paragraph" style:parent-style-name="Standard">
      <style:text-properties officeooo:rsid="008872eb" officeooo:paragraph-rsid="008872eb"/>
    </style:style>
    <style:style style:name="P234" style:family="paragraph" style:parent-style-name="Standard">
      <style:text-properties officeooo:paragraph-rsid="009622c6"/>
    </style:style>
    <style:style style:name="P235" style:family="paragraph" style:parent-style-name="Standard">
      <style:text-properties officeooo:paragraph-rsid="00a75993"/>
    </style:style>
    <style:style style:name="P23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3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3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3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31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05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406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407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472" style:family="paragraph" style:parent-style-name="Standard">
      <style:text-properties style:use-window-font-color="true" officeooo:paragraph-rsid="02be3c45"/>
    </style:style>
    <style:style style:name="P47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47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48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48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officeooo:paragraph-rsid="02ecf51e"/>
    </style:style>
    <style:style style:name="P484" style:family="paragraph" style:parent-style-name="Standard">
      <style:paragraph-properties fo:line-height="150%"/>
      <style:text-properties style:use-window-font-color="true" officeooo:paragraph-rsid="02edc963"/>
    </style:style>
    <style:style style:name="P485" style:family="paragraph" style:parent-style-name="Standard">
      <style:text-properties officeooo:paragraph-rsid="00ba4170"/>
    </style:style>
    <style:style style:name="P486" style:family="paragraph" style:parent-style-name="Standard">
      <style:text-properties officeooo:paragraph-rsid="00bbbf73"/>
    </style:style>
    <style:style style:name="P487" style:family="paragraph" style:parent-style-name="Standard">
      <style:text-properties officeooo:rsid="00beb82f" officeooo:paragraph-rsid="00beb82f"/>
    </style:style>
    <style:style style:name="P488" style:family="paragraph" style:parent-style-name="Standard">
      <style:text-properties officeooo:paragraph-rsid="00beb82f"/>
    </style:style>
    <style:style style:name="P489" style:family="paragraph" style:parent-style-name="Standard">
      <style:text-properties officeooo:rsid="00c0d7c6" officeooo:paragraph-rsid="00c0d7c6"/>
    </style:style>
    <style:style style:name="P490" style:family="paragraph" style:parent-style-name="Standard">
      <style:text-properties officeooo:rsid="005521a3" officeooo:paragraph-rsid="005521a3"/>
    </style:style>
    <style:style style:name="P491" style:family="paragraph" style:parent-style-name="Standard">
      <style:text-properties officeooo:paragraph-rsid="00d2fc06"/>
    </style:style>
    <style:style style:name="P492" style:family="paragraph" style:parent-style-name="Standard">
      <style:paragraph-properties fo:line-height="150%"/>
      <style:text-properties officeooo:rsid="00d5826a" officeooo:paragraph-rsid="00d5826a"/>
    </style:style>
    <style:style style:name="P493" style:family="paragraph" style:parent-style-name="Standard">
      <style:text-properties officeooo:paragraph-rsid="00d77d7d"/>
    </style:style>
    <style:style style:name="P494" style:family="paragraph" style:parent-style-name="Standard">
      <style:text-properties officeooo:rsid="00d9c9e4" officeooo:paragraph-rsid="00d9c9e4"/>
    </style:style>
    <style:style style:name="P495" style:family="paragraph" style:parent-style-name="Standard">
      <style:text-properties officeooo:paragraph-rsid="00e5f586"/>
    </style:style>
    <style:style style:name="P496" style:family="paragraph" style:parent-style-name="Standard">
      <style:text-properties officeooo:paragraph-rsid="00eb50e0"/>
    </style:style>
    <style:style style:name="P497" style:family="paragraph" style:parent-style-name="Standard">
      <style:paragraph-properties fo:line-height="150%"/>
      <style:text-properties officeooo:rsid="00f2503e" officeooo:paragraph-rsid="00f2503e"/>
    </style:style>
    <style:style style:name="P498" style:family="paragraph" style:parent-style-name="Standard">
      <style:text-properties officeooo:rsid="00f2503e" officeooo:paragraph-rsid="01222be5"/>
    </style:style>
    <style:style style:name="P499" style:family="paragraph" style:parent-style-name="Standard">
      <style:text-properties officeooo:rsid="00d1487d" officeooo:paragraph-rsid="00d2fc06"/>
    </style:style>
    <style:style style:name="P500" style:family="paragraph" style:parent-style-name="Standard">
      <style:text-properties officeooo:paragraph-rsid="00f5260b"/>
    </style:style>
    <style:style style:name="P501" style:family="paragraph" style:parent-style-name="Standard">
      <style:text-properties officeooo:paragraph-rsid="010c486e"/>
    </style:style>
    <style:style style:name="P502" style:family="paragraph" style:parent-style-name="Standard">
      <style:text-properties officeooo:paragraph-rsid="00367935"/>
    </style:style>
    <style:style style:name="P503" style:family="paragraph" style:parent-style-name="Standard">
      <style:text-properties officeooo:paragraph-rsid="011fc384"/>
    </style:style>
    <style:style style:name="P504" style:family="paragraph" style:parent-style-name="Standard">
      <style:text-properties officeooo:paragraph-rsid="0122678f"/>
    </style:style>
    <style:style style:name="P505" style:family="paragraph" style:parent-style-name="Standard">
      <style:text-properties officeooo:paragraph-rsid="012dfde8"/>
    </style:style>
    <style:style style:name="P506" style:family="paragraph" style:parent-style-name="Standard">
      <style:text-properties officeooo:paragraph-rsid="0130fd48"/>
    </style:style>
    <style:style style:name="P507" style:family="paragraph" style:parent-style-name="Standard">
      <style:text-properties officeooo:paragraph-rsid="013282b3"/>
    </style:style>
    <style:style style:name="P508" style:family="paragraph" style:parent-style-name="Standard">
      <style:text-properties officeooo:paragraph-rsid="013f3c54"/>
    </style:style>
    <style:style style:name="P509" style:family="paragraph" style:parent-style-name="Standard">
      <style:text-properties officeooo:paragraph-rsid="0152f194"/>
    </style:style>
    <style:style style:name="P510" style:family="paragraph" style:parent-style-name="Standard">
      <style:text-properties officeooo:paragraph-rsid="0150aafa"/>
    </style:style>
    <style:style style:name="P511" style:family="paragraph" style:parent-style-name="Standard">
      <style:paragraph-properties fo:line-height="100%"/>
      <style:text-properties officeooo:paragraph-rsid="016aa5ac"/>
    </style:style>
    <style:style style:name="P512" style:family="paragraph" style:parent-style-name="Standard">
      <style:paragraph-properties fo:line-height="100%"/>
      <style:text-properties officeooo:paragraph-rsid="016d2800"/>
    </style:style>
    <style:style style:name="P513" style:family="paragraph" style:parent-style-name="Standard">
      <style:paragraph-properties fo:line-height="100%"/>
      <style:text-properties officeooo:paragraph-rsid="0171553b"/>
    </style:style>
    <style:style style:name="P514" style:family="paragraph" style:parent-style-name="Standard">
      <style:paragraph-properties fo:line-height="100%"/>
      <style:text-properties officeooo:paragraph-rsid="0176ee1b"/>
    </style:style>
    <style:style style:name="P515" style:family="paragraph" style:parent-style-name="Standard">
      <style:paragraph-properties fo:line-height="100%"/>
      <style:text-properties officeooo:paragraph-rsid="017941db"/>
    </style:style>
    <style:style style:name="P516" style:family="paragraph" style:parent-style-name="Standard">
      <style:paragraph-properties fo:line-height="100%"/>
      <style:text-properties officeooo:paragraph-rsid="017a7161"/>
    </style:style>
    <style:style style:name="P517" style:family="paragraph" style:parent-style-name="Standard">
      <style:paragraph-properties fo:line-height="100%"/>
      <style:text-properties officeooo:paragraph-rsid="018105ab"/>
    </style:style>
    <style:style style:name="P518" style:family="paragraph" style:parent-style-name="Standard">
      <style:paragraph-properties fo:line-height="100%"/>
      <style:text-properties officeooo:paragraph-rsid="01aaba73"/>
    </style:style>
    <style:style style:name="P519" style:family="paragraph" style:parent-style-name="Standard">
      <style:paragraph-properties fo:line-height="100%"/>
      <style:text-properties officeooo:paragraph-rsid="01abda5f"/>
    </style:style>
    <style:style style:name="P520" style:family="paragraph" style:parent-style-name="Standard">
      <style:paragraph-properties fo:line-height="100%"/>
      <style:text-properties officeooo:paragraph-rsid="01d3aa7e"/>
    </style:style>
    <style:style style:name="P521" style:family="paragraph" style:parent-style-name="Standard">
      <style:paragraph-properties fo:line-height="100%"/>
      <style:text-properties officeooo:paragraph-rsid="01e2b86d"/>
    </style:style>
    <style:style style:name="P522" style:family="paragraph" style:parent-style-name="Standard">
      <style:paragraph-properties fo:line-height="100%"/>
      <style:text-properties officeooo:paragraph-rsid="01e7ea9a"/>
    </style:style>
    <style:style style:name="P523" style:family="paragraph" style:parent-style-name="Standard">
      <style:paragraph-properties fo:line-height="100%"/>
      <style:text-properties officeooo:paragraph-rsid="01f79ca2"/>
    </style:style>
    <style:style style:name="P524" style:family="paragraph" style:parent-style-name="Standard">
      <style:paragraph-properties fo:line-height="100%"/>
      <style:text-properties officeooo:paragraph-rsid="020068b3"/>
    </style:style>
    <style:style style:name="P525" style:family="paragraph" style:parent-style-name="Standard">
      <style:paragraph-properties fo:line-height="100%"/>
      <style:text-properties officeooo:paragraph-rsid="0200b58e"/>
    </style:style>
    <style:style style:name="P526" style:family="paragraph" style:parent-style-name="Standard">
      <style:paragraph-properties fo:line-height="100%"/>
      <style:text-properties officeooo:paragraph-rsid="020131ae"/>
    </style:style>
    <style:style style:name="P527" style:family="paragraph" style:parent-style-name="Standard">
      <style:paragraph-properties fo:line-height="100%"/>
      <style:text-properties officeooo:paragraph-rsid="0212a48a"/>
    </style:style>
    <style:style style:name="P528" style:family="paragraph" style:parent-style-name="Standard">
      <style:paragraph-properties fo:line-height="100%"/>
      <style:text-properties officeooo:paragraph-rsid="01d522fe"/>
    </style:style>
    <style:style style:name="P529" style:family="paragraph" style:parent-style-name="Standard">
      <style:paragraph-properties fo:line-height="100%"/>
      <style:text-properties officeooo:paragraph-rsid="021920c6"/>
    </style:style>
    <style:style style:name="P530" style:family="paragraph" style:parent-style-name="Standard">
      <style:paragraph-properties fo:line-height="100%"/>
      <style:text-properties officeooo:paragraph-rsid="021bfb0f"/>
    </style:style>
    <style:style style:name="P531" style:family="paragraph" style:parent-style-name="Standard">
      <style:paragraph-properties fo:line-height="100%"/>
      <style:text-properties officeooo:paragraph-rsid="021d76dd"/>
    </style:style>
    <style:style style:name="P532" style:family="paragraph" style:parent-style-name="Standard">
      <style:paragraph-properties fo:line-height="100%"/>
      <style:text-properties officeooo:paragraph-rsid="01ec8e18"/>
    </style:style>
    <style:style style:name="P533" style:family="paragraph" style:parent-style-name="Standard">
      <style:paragraph-properties fo:line-height="100%"/>
      <style:text-properties officeooo:paragraph-rsid="0228bd00"/>
    </style:style>
    <style:style style:name="P534" style:family="paragraph" style:parent-style-name="Standard">
      <style:paragraph-properties fo:line-height="100%"/>
      <style:text-properties officeooo:paragraph-rsid="0239e044"/>
    </style:style>
    <style:style style:name="P535" style:family="paragraph" style:parent-style-name="Standard">
      <style:paragraph-properties fo:line-height="100%"/>
      <style:text-properties officeooo:paragraph-rsid="023e217a"/>
    </style:style>
    <style:style style:name="P536" style:family="paragraph" style:parent-style-name="Standard">
      <style:paragraph-properties fo:line-height="100%"/>
      <style:text-properties officeooo:paragraph-rsid="0245c9e7"/>
    </style:style>
    <style:style style:name="P537" style:family="paragraph" style:parent-style-name="Standard">
      <style:paragraph-properties fo:line-height="100%"/>
      <style:text-properties officeooo:paragraph-rsid="0248e2f5"/>
    </style:style>
    <style:style style:name="P538" style:family="paragraph" style:parent-style-name="Standard">
      <style:paragraph-properties fo:line-height="100%"/>
      <style:text-properties officeooo:paragraph-rsid="024c0a42"/>
    </style:style>
    <style:style style:name="P539" style:family="paragraph" style:parent-style-name="Standard">
      <style:paragraph-properties fo:line-height="100%"/>
      <style:text-properties officeooo:paragraph-rsid="024d9b01"/>
    </style:style>
    <style:style style:name="P540" style:family="paragraph" style:parent-style-name="Standard">
      <style:paragraph-properties fo:line-height="100%"/>
      <style:text-properties officeooo:paragraph-rsid="02540cb9"/>
    </style:style>
    <style:style style:name="P541" style:family="paragraph" style:parent-style-name="Standard">
      <style:paragraph-properties fo:line-height="100%"/>
      <style:text-properties officeooo:paragraph-rsid="02656310"/>
    </style:style>
    <style:style style:name="P542" style:family="paragraph" style:parent-style-name="Standard">
      <style:paragraph-properties fo:line-height="100%"/>
      <style:text-properties officeooo:paragraph-rsid="0265f14b"/>
    </style:style>
    <style:style style:name="P543" style:family="paragraph" style:parent-style-name="Standard">
      <style:paragraph-properties fo:line-height="100%"/>
      <style:text-properties officeooo:paragraph-rsid="02778926"/>
    </style:style>
    <style:style style:name="P544" style:family="paragraph" style:parent-style-name="Standard">
      <style:paragraph-properties fo:line-height="100%"/>
      <style:text-properties officeooo:paragraph-rsid="0279658f"/>
    </style:style>
    <style:style style:name="P545" style:family="paragraph" style:parent-style-name="Standard">
      <style:paragraph-properties fo:line-height="100%"/>
      <style:text-properties officeooo:paragraph-rsid="027b57d1"/>
    </style:style>
    <style:style style:name="P546" style:family="paragraph" style:parent-style-name="Standard">
      <style:paragraph-properties fo:line-height="100%"/>
      <style:text-properties officeooo:paragraph-rsid="02819040"/>
    </style:style>
    <style:style style:name="P547" style:family="paragraph" style:parent-style-name="Standard">
      <style:paragraph-properties fo:line-height="100%"/>
      <style:text-properties officeooo:paragraph-rsid="028add40"/>
    </style:style>
    <style:style style:name="P548" style:family="paragraph" style:parent-style-name="Standard">
      <style:paragraph-properties fo:line-height="100%"/>
      <style:text-properties officeooo:paragraph-rsid="02939b7b"/>
    </style:style>
    <style:style style:name="P549" style:family="paragraph" style:parent-style-name="Standard">
      <style:paragraph-properties fo:line-height="100%"/>
      <style:text-properties officeooo:paragraph-rsid="0293a523"/>
    </style:style>
    <style:style style:name="P550" style:family="paragraph" style:parent-style-name="Standard">
      <style:paragraph-properties fo:line-height="100%"/>
      <style:text-properties officeooo:paragraph-rsid="0297c923"/>
    </style:style>
    <style:style style:name="P551" style:family="paragraph" style:parent-style-name="Standard">
      <style:paragraph-properties fo:line-height="100%"/>
      <style:text-properties officeooo:paragraph-rsid="029bb505"/>
    </style:style>
    <style:style style:name="P552" style:family="paragraph" style:parent-style-name="Standard">
      <style:paragraph-properties fo:line-height="100%"/>
      <style:text-properties officeooo:paragraph-rsid="02a71f0b"/>
    </style:style>
    <style:style style:name="P553" style:family="paragraph" style:parent-style-name="Standard">
      <style:paragraph-properties fo:line-height="100%"/>
      <style:text-properties officeooo:paragraph-rsid="027c1b85"/>
    </style:style>
    <style:style style:name="P554" style:family="paragraph" style:parent-style-name="Standard">
      <style:paragraph-properties fo:line-height="100%"/>
      <style:text-properties officeooo:paragraph-rsid="0045286d"/>
    </style:style>
    <style:style style:name="P555" style:family="paragraph" style:parent-style-name="Standard">
      <style:paragraph-properties fo:line-height="100%"/>
      <style:text-properties officeooo:paragraph-rsid="02bd01a2"/>
    </style:style>
    <style:style style:name="P556" style:family="paragraph" style:parent-style-name="Standard">
      <style:paragraph-properties fo:line-height="100%"/>
      <style:text-properties officeooo:paragraph-rsid="02be3c45"/>
    </style:style>
    <style:style style:name="P557" style:family="paragraph" style:parent-style-name="Standard">
      <style:paragraph-properties fo:line-height="100%"/>
      <style:text-properties officeooo:paragraph-rsid="02d5eaee"/>
    </style:style>
    <style:style style:name="P558" style:family="paragraph" style:parent-style-name="Standard">
      <style:paragraph-properties fo:line-height="100%"/>
      <style:text-properties officeooo:paragraph-rsid="02e4f960"/>
    </style:style>
    <style:style style:name="P559" style:family="paragraph" style:parent-style-name="Standard">
      <style:paragraph-properties fo:line-height="100%"/>
      <style:text-properties officeooo:paragraph-rsid="02eac01d"/>
    </style:style>
    <style:style style:name="P560" style:family="paragraph" style:parent-style-name="Standard">
      <style:paragraph-properties fo:line-height="100%"/>
      <style:text-properties officeooo:paragraph-rsid="02f17ec6"/>
    </style:style>
    <style:style style:name="P561" style:family="paragraph" style:parent-style-name="Standard">
      <style:paragraph-properties fo:line-height="100%"/>
      <style:text-properties officeooo:paragraph-rsid="02f39703"/>
    </style:style>
    <style:style style:name="P562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563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64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6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570" style:family="paragraph" style:parent-style-name="Standard">
      <style:text-properties fo:color="#c9211e" officeooo:rsid="003eeb50" officeooo:paragraph-rsid="00ac1d69"/>
    </style:style>
    <style:style style:name="P571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572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573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574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50%"/>
      <style:text-properties fo:color="#c9211e" style:text-line-through-style="solid" style:text-line-through-type="single"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76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577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578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579" style:family="paragraph" style:parent-style-name="Standard">
      <style:text-properties fo:color="#c9211e" style:text-line-through-style="solid" style:text-line-through-type="single" fo:font-style="normal" style:text-underline-style="none" officeooo:rsid="00f990c2" officeooo:paragraph-rsid="00fde6f2" style:font-style-asian="normal" style:font-style-complex="normal"/>
    </style:style>
    <style:style style:name="P580" style:family="paragraph" style:parent-style-name="Standard">
      <style:text-properties fo:color="#c9211e" style:text-line-through-style="solid" style:text-line-through-type="single" fo:font-style="normal" style:text-underline-style="none" officeooo:rsid="00f990c2" officeooo:paragraph-rsid="00f990c2" style:font-style-asian="normal" style:font-style-complex="normal"/>
    </style:style>
    <style:style style:name="P581" style:family="paragraph" style:parent-style-name="Standard">
      <style:text-properties fo:color="#c9211e" style:text-line-through-style="solid" style:text-line-through-type="single" fo:font-style="normal" style:text-underline-style="none" officeooo:rsid="00fde6f2" officeooo:paragraph-rsid="00fde6f2" style:font-style-asian="normal" style:font-style-complex="normal"/>
    </style:style>
    <style:style style:name="P582" style:family="paragraph" style:parent-style-name="Standard">
      <style:text-properties fo:color="#c9211e" style:text-line-through-style="solid" style:text-line-through-type="single" style:text-underline-style="none" officeooo:paragraph-rsid="0071f6b3"/>
    </style:style>
    <style:style style:name="P583" style:family="paragraph" style:parent-style-name="Standard">
      <style:paragraph-properties fo:line-height="100%"/>
      <style:text-properties fo:color="#c9211e" style:text-line-through-style="solid" style:text-line-through-type="single" officeooo:paragraph-rsid="01851c1f"/>
    </style:style>
    <style:style style:name="P584" style:family="paragraph" style:parent-style-name="Standard">
      <style:paragraph-properties fo:line-height="150%"/>
      <style:text-properties fo:color="#c9211e" style:text-line-through-style="solid" style:text-line-through-type="single" officeooo:paragraph-rsid="01851c1f"/>
    </style:style>
    <style:style style:name="P585" style:family="paragraph" style:parent-style-name="Standard">
      <style:paragraph-properties fo:line-height="150%"/>
      <style:text-properties fo:color="#c9211e" style:text-line-through-style="solid" style:text-line-through-type="single" officeooo:paragraph-rsid="00fde6f2"/>
    </style:style>
    <style:style style:name="P586" style:family="paragraph" style:parent-style-name="Standard">
      <style:text-properties fo:color="#c9211e" style:text-line-through-style="solid" style:text-line-through-type="single" officeooo:paragraph-rsid="007f9b5f"/>
    </style:style>
    <style:style style:name="P587" style:family="paragraph" style:parent-style-name="Standard">
      <style:text-properties fo:color="#c9211e" style:text-line-through-style="solid" style:text-line-through-type="single" officeooo:paragraph-rsid="00fecca9"/>
    </style:style>
    <style:style style:name="P588" style:family="paragraph" style:parent-style-name="Standard">
      <style:text-properties fo:color="#c9211e" style:text-line-through-style="solid" style:text-line-through-type="single" officeooo:paragraph-rsid="006a9ead"/>
    </style:style>
    <style:style style:name="P589" style:family="paragraph" style:parent-style-name="Standard">
      <style:text-properties fo:color="#c9211e" style:text-line-through-style="solid" style:text-line-through-type="single" fo:font-style="italic" officeooo:rsid="007a3a38" officeooo:paragraph-rsid="007a3a38" style:font-style-asian="italic" style:font-style-complex="italic"/>
    </style:style>
    <style:style style:name="P590" style:family="paragraph" style:parent-style-name="Standard">
      <style:text-properties fo:color="#c9211e" style:text-line-through-style="solid" style:text-line-through-type="single" fo:font-style="italic" officeooo:rsid="00722a19" officeooo:paragraph-rsid="00722a19" style:font-style-asian="italic" style:font-style-complex="italic"/>
    </style:style>
    <style:style style:name="P591" style:family="paragraph" style:parent-style-name="Standard">
      <style:text-properties fo:color="#c9211e" style:text-line-through-style="solid" style:text-line-through-type="single" fo:font-style="italic" officeooo:rsid="007291e8" officeooo:paragraph-rsid="007291e8" style:font-style-asian="italic" style:font-style-complex="italic"/>
    </style:style>
    <style:style style:name="P592" style:family="paragraph" style:parent-style-name="Standard">
      <style:text-properties fo:color="#c9211e" style:text-line-through-style="solid" style:text-line-through-type="single" fo:font-style="italic" officeooo:rsid="0100a303" officeooo:paragraph-rsid="0100a303" style:font-style-asian="italic" style:font-style-complex="italic"/>
    </style:style>
    <style:style style:name="P593" style:family="paragraph" style:parent-style-name="Standard">
      <style:text-properties fo:color="#c9211e" style:text-line-through-style="solid" style:text-line-through-type="single" fo:font-style="italic" officeooo:rsid="0100a303" officeooo:paragraph-rsid="0176ee1b" style:font-style-asian="italic" style:font-style-complex="italic"/>
    </style:style>
    <style:style style:name="P594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95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96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97" style:family="paragraph" style:parent-style-name="Standard">
      <style:text-properties fo:color="#c9211e" style:text-line-through-style="solid" style:text-line-through-type="single" fo:font-style="italic" style:text-underline-style="none" officeooo:rsid="0100a303" officeooo:paragraph-rsid="0100a303" style:font-style-asian="italic" style:font-style-complex="italic"/>
    </style:style>
    <style:style style:name="P598" style:family="paragraph" style:parent-style-name="Standard">
      <style:text-properties fo:color="#c9211e" style:text-line-through-style="solid" style:text-line-through-type="single" officeooo:paragraph-rsid="007b744f"/>
    </style:style>
    <style:style style:name="P599" style:family="paragraph" style:parent-style-name="Standard">
      <style:text-properties fo:color="#c9211e" style:text-line-through-style="solid" style:text-line-through-type="single" officeooo:paragraph-rsid="00e4290b"/>
    </style:style>
    <style:style style:name="P600" style:family="paragraph" style:parent-style-name="Standard">
      <style:text-properties fo:color="#c9211e" style:text-line-through-style="solid" style:text-line-through-type="single" officeooo:paragraph-rsid="00885557"/>
    </style:style>
    <style:style style:name="P601" style:family="paragraph" style:parent-style-name="Standard">
      <style:text-properties fo:color="#c9211e" style:text-line-through-style="solid" style:text-line-through-type="single" officeooo:paragraph-rsid="008d7148"/>
    </style:style>
    <style:style style:name="P602" style:family="paragraph" style:parent-style-name="Standard">
      <style:text-properties fo:color="#c9211e" style:text-line-through-style="solid" style:text-line-through-type="single" officeooo:paragraph-rsid="008dd7a7"/>
    </style:style>
    <style:style style:name="P603" style:family="paragraph" style:parent-style-name="Standard">
      <style:paragraph-properties fo:line-height="100%"/>
      <style:text-properties officeooo:rsid="016b9044" officeooo:paragraph-rsid="016b9044"/>
    </style:style>
    <style:style style:name="P604" style:family="paragraph" style:parent-style-name="Standard">
      <style:paragraph-properties fo:line-height="100%"/>
      <style:text-properties officeooo:rsid="01a2dcc2" officeooo:paragraph-rsid="01a2dcc2"/>
    </style:style>
    <style:style style:name="P605" style:family="paragraph" style:parent-style-name="Standard">
      <style:paragraph-properties fo:line-height="100%"/>
      <style:text-properties officeooo:rsid="01a92b83" officeooo:paragraph-rsid="01abda5f"/>
    </style:style>
    <style:style style:name="P606" style:family="paragraph" style:parent-style-name="Standard">
      <style:paragraph-properties fo:line-height="100%"/>
      <style:text-properties officeooo:rsid="01b78805" officeooo:paragraph-rsid="01b9977e"/>
    </style:style>
    <style:style style:name="P607" style:family="paragraph" style:parent-style-name="Standard">
      <style:paragraph-properties fo:line-height="100%"/>
      <style:text-properties officeooo:rsid="01b78805" officeooo:paragraph-rsid="020d39a8"/>
    </style:style>
    <style:style style:name="P608" style:family="paragraph" style:parent-style-name="Standard">
      <style:paragraph-properties fo:line-height="100%"/>
      <style:text-properties officeooo:rsid="01bcc73c" officeooo:paragraph-rsid="01bcc73c"/>
    </style:style>
    <style:style style:name="P609" style:family="paragraph" style:parent-style-name="Standard">
      <style:paragraph-properties fo:line-height="100%"/>
      <style:text-properties officeooo:rsid="01cb0c6f" officeooo:paragraph-rsid="01cb0c6f"/>
    </style:style>
    <style:style style:name="P610" style:family="paragraph" style:parent-style-name="Standard">
      <style:paragraph-properties fo:line-height="100%"/>
      <style:text-properties officeooo:rsid="01cd0839" officeooo:paragraph-rsid="01cd0839"/>
    </style:style>
    <style:style style:name="P611" style:family="paragraph" style:parent-style-name="Standard">
      <style:paragraph-properties fo:line-height="100%"/>
      <style:text-properties officeooo:rsid="01e4a612" officeooo:paragraph-rsid="01e4a612"/>
    </style:style>
    <style:style style:name="P612" style:family="paragraph" style:parent-style-name="Standard">
      <style:paragraph-properties fo:line-height="100%"/>
      <style:text-properties officeooo:rsid="022b7ea9" officeooo:paragraph-rsid="022b7ea9"/>
    </style:style>
    <style:style style:name="P613" style:family="paragraph" style:parent-style-name="Standard">
      <style:paragraph-properties fo:line-height="100%"/>
      <style:text-properties officeooo:rsid="022dff2a" officeooo:paragraph-rsid="022dff2a"/>
    </style:style>
    <style:style style:name="P614" style:family="paragraph" style:parent-style-name="Standard">
      <style:text-properties officeooo:paragraph-rsid="0275c15d"/>
    </style:style>
    <style:style style:name="P615" style:family="paragraph" style:parent-style-name="Standard">
      <style:paragraph-properties fo:line-height="100%"/>
      <style:text-properties officeooo:rsid="02819040" officeooo:paragraph-rsid="028fc45c"/>
    </style:style>
    <style:style style:name="P616" style:family="paragraph" style:parent-style-name="Standard">
      <style:paragraph-properties fo:line-height="100%"/>
      <style:text-properties officeooo:rsid="0285839b" officeooo:paragraph-rsid="0288fb00"/>
    </style:style>
    <style:style style:name="P617" style:family="paragraph" style:parent-style-name="Standard">
      <style:paragraph-properties fo:line-height="100%"/>
      <style:text-properties officeooo:rsid="0297c923" officeooo:paragraph-rsid="0297c923"/>
    </style:style>
    <style:style style:name="P618" style:family="paragraph" style:parent-style-name="Standard">
      <style:paragraph-properties fo:line-height="100%"/>
      <style:text-properties officeooo:rsid="029ac75f" officeooo:paragraph-rsid="029ac75f"/>
    </style:style>
    <style:style style:name="P619" style:family="paragraph" style:parent-style-name="Standard">
      <style:text-properties officeooo:paragraph-rsid="00bfa17d"/>
    </style:style>
    <style:style style:name="P620" style:family="paragraph" style:parent-style-name="Standard">
      <style:text-properties officeooo:paragraph-rsid="00bd11a0"/>
    </style:style>
    <style:style style:name="P621" style:family="paragraph" style:parent-style-name="Standard">
      <style:paragraph-properties fo:line-height="100%"/>
      <style:text-properties officeooo:rsid="02540cb9" officeooo:paragraph-rsid="02bd01a2"/>
    </style:style>
    <style:style style:name="P622" style:family="paragraph" style:parent-style-name="Standard">
      <style:paragraph-properties fo:line-height="100%"/>
      <style:text-properties officeooo:rsid="027df911" officeooo:paragraph-rsid="027df911"/>
    </style:style>
    <style:style style:name="P62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62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officeooo:rsid="02da5175" officeooo:paragraph-rsid="02da5175"/>
    </style:style>
    <style:style style:name="P626" style:family="paragraph" style:parent-style-name="Standard">
      <style:paragraph-properties fo:line-height="100%"/>
      <style:text-properties officeooo:rsid="02e4f960" officeooo:paragraph-rsid="02e4f960"/>
    </style:style>
    <style:style style:name="P627" style:family="paragraph" style:parent-style-name="Standard">
      <style:paragraph-properties fo:line-height="100%"/>
      <style:text-properties officeooo:rsid="02eabaea" officeooo:paragraph-rsid="02eabaea"/>
    </style:style>
    <style:style style:name="P628" style:family="paragraph" style:parent-style-name="Standard">
      <style:paragraph-properties fo:line-height="100%"/>
      <style:text-properties officeooo:rsid="02eac01d" officeooo:paragraph-rsid="02eac01d"/>
    </style:style>
    <style:style style:name="P629" style:family="paragraph" style:parent-style-name="Standard">
      <style:paragraph-properties fo:line-height="100%"/>
      <style:text-properties officeooo:rsid="02eb27fd" officeooo:paragraph-rsid="02ec089f"/>
    </style:style>
    <style:style style:name="P630" style:family="paragraph" style:parent-style-name="Standard">
      <style:text-properties officeooo:paragraph-rsid="02ecf51e"/>
    </style:style>
    <style:style style:name="P631" style:family="paragraph" style:parent-style-name="Standard">
      <style:text-properties officeooo:paragraph-rsid="02f17ec6"/>
    </style:style>
    <style:style style:name="P63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63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63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63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63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63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64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64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644" style:family="paragraph" style:parent-style-name="Table_20_Contents">
      <style:paragraph-properties fo:text-align="center" style:justify-single-word="false"/>
    </style:style>
    <style:style style:name="P64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64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64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64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64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65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65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65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65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65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65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65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65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65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65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66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66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66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66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66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66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66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66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66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66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67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67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67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67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67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67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67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67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67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67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680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50%" fo:break-before="page"/>
      <style:text-properties officeooo:paragraph-rsid="02d98b08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85" style:family="paragraph" style:parent-style-name="Standard" style:list-style-name="L1">
      <style:text-properties officeooo:rsid="0013268f" officeooo:paragraph-rsid="0013268f"/>
    </style:style>
    <style:style style:name="P686" style:family="paragraph" style:parent-style-name="Standard" style:list-style-name="L2">
      <style:text-properties style:use-window-font-color="true" officeooo:paragraph-rsid="00118c4a"/>
    </style:style>
    <style:style style:name="P687" style:family="paragraph" style:parent-style-name="Standard" style:list-style-name="L2">
      <style:text-properties style:use-window-font-color="true" officeooo:rsid="0011b025" officeooo:paragraph-rsid="0011b025"/>
    </style:style>
    <style:style style:name="P688" style:family="paragraph" style:parent-style-name="Standard" style:list-style-name="L4">
      <style:text-properties style:use-window-font-color="true" officeooo:rsid="00a8a4b1" officeooo:paragraph-rsid="02be3c45"/>
    </style:style>
    <style:style style:name="P68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690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691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92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93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694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95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696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697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98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99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0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70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06" style:family="paragraph" style:parent-style-name="Standard" style:list-style-name="L42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f761c9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1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13" style:family="paragraph" style:parent-style-name="Standard" style:list-style-name="L43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1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16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17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1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1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2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2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2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2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2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2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2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735" style:family="paragraph" style:parent-style-name="Standard" style:list-style-name="L1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736" style:family="paragraph" style:parent-style-name="Standard" style:list-style-name="L1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3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40" style:family="paragraph" style:parent-style-name="Standard" style:list-style-name="L31">
      <style:text-properties style:use-window-font-color="true" officeooo:paragraph-rsid="02edc963"/>
    </style:style>
    <style:style style:name="P7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51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5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56" style:family="paragraph" style:parent-style-name="Standard" style:list-style-name="L3">
      <style:text-properties officeooo:rsid="0012a0dc" officeooo:paragraph-rsid="0012a0dc"/>
    </style:style>
    <style:style style:name="P757" style:family="paragraph" style:parent-style-name="Standard" style:list-style-name="L5">
      <style:text-properties officeooo:rsid="0033fbdf" officeooo:paragraph-rsid="0033fbdf"/>
    </style:style>
    <style:style style:name="P758" style:family="paragraph" style:parent-style-name="Standard" style:list-style-name="L9">
      <style:text-properties officeooo:rsid="0033fbdf" officeooo:paragraph-rsid="0106c767"/>
    </style:style>
    <style:style style:name="P759" style:family="paragraph" style:parent-style-name="Standard" style:list-style-name="L6">
      <style:text-properties officeooo:paragraph-rsid="005b5cd3"/>
    </style:style>
    <style:style style:name="P760" style:family="paragraph" style:parent-style-name="Standard" style:list-style-name="L7">
      <style:text-properties officeooo:paragraph-rsid="00367935"/>
    </style:style>
    <style:style style:name="P761" style:family="paragraph" style:parent-style-name="Standard" style:list-style-name="L7">
      <style:text-properties officeooo:rsid="00367935" officeooo:paragraph-rsid="00367935"/>
    </style:style>
    <style:style style:name="P762" style:family="paragraph" style:parent-style-name="Standard" style:list-style-name="L8">
      <style:text-properties officeooo:rsid="00386ddb" officeooo:paragraph-rsid="00386ddb"/>
    </style:style>
    <style:style style:name="P763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764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6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76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76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76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770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771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772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773" style:family="paragraph" style:parent-style-name="Standard">
      <style:text-properties fo:font-style="normal" style:text-underline-style="none" fo:font-weight="normal" officeooo:rsid="00a69bec" officeooo:paragraph-rsid="02ecf51e" style:font-style-asian="normal" style:font-weight-asian="normal" style:font-style-complex="normal" style:font-weight-complex="normal"/>
    </style:style>
    <style:style style:name="P77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77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77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777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778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779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780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781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782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783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784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78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78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78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788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78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90" style:family="paragraph" style:parent-style-name="Standard" style:list-style-name="L12">
      <style:paragraph-properties fo:line-height="100%"/>
      <style:text-properties fo:color="#c9211e" style:text-line-through-style="solid" style:text-line-through-type="single" officeooo:rsid="00fde6f2" officeooo:paragraph-rsid="00fde6f2"/>
    </style:style>
    <style:style style:name="P791" style:family="paragraph" style:parent-style-name="Standard" style:list-style-name="L12">
      <style:paragraph-properties fo:line-height="100%"/>
      <style:text-properties fo:color="#c9211e" style:text-line-through-style="solid" style:text-line-through-type="single"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792" style:family="paragraph" style:parent-style-name="Standard" style:list-style-name="L13">
      <style:text-properties fo:color="#c9211e" style:text-line-through-style="solid" style:text-line-through-type="single"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793" style:family="paragraph" style:parent-style-name="Standard" style:list-style-name="L31">
      <style:text-properties fo:color="#c9211e" style:text-line-through-style="solid" style:text-line-through-type="single" fo:font-style="normal" style:text-underline-style="none" officeooo:rsid="00fde6f2" officeooo:paragraph-rsid="00fde6f2" style:font-style-asian="normal" style:font-style-complex="normal"/>
    </style:style>
    <style:style style:name="P794" style:family="paragraph" style:parent-style-name="Standard" style:list-style-name="L31">
      <style:text-properties fo:color="#c9211e" style:text-line-through-style="solid" style:text-line-through-type="single" officeooo:paragraph-rsid="00fde6f2"/>
    </style:style>
    <style:style style:name="P795" style:family="paragraph" style:parent-style-name="Standard">
      <style:text-properties fo:color="#c9211e" style:text-line-through-style="solid" style:text-line-through-type="single" fo:font-style="italic" officeooo:rsid="0100a303" officeooo:paragraph-rsid="00f8c8b1" style:font-style-asian="italic" style:font-style-complex="italic"/>
    </style:style>
    <style:style style:name="P79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798" style:family="paragraph" style:parent-style-name="Standard" style:list-style-name="L20">
      <style:text-properties officeooo:paragraph-rsid="00a4ce44"/>
    </style:style>
    <style:style style:name="P79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800" style:family="paragraph" style:parent-style-name="Standard" style:list-style-name="L25">
      <style:text-properties officeooo:paragraph-rsid="00beb82f"/>
    </style:style>
    <style:style style:name="P801" style:family="paragraph" style:parent-style-name="Standard" style:list-style-name="L26">
      <style:text-properties officeooo:paragraph-rsid="00d139a0"/>
    </style:style>
    <style:style style:name="P802" style:family="paragraph" style:parent-style-name="Standard" style:list-style-name="L29">
      <style:text-properties officeooo:paragraph-rsid="00f2503e"/>
    </style:style>
    <style:style style:name="P803" style:family="paragraph" style:parent-style-name="Standard" style:list-style-name="L30">
      <style:text-properties officeooo:rsid="00f3f4f5" officeooo:paragraph-rsid="00f5260b"/>
    </style:style>
    <style:style style:name="P804" style:family="paragraph" style:parent-style-name="Standard" style:list-style-name="L30">
      <style:text-properties officeooo:rsid="00f3f4f5" officeooo:paragraph-rsid="00f3f4f5"/>
    </style:style>
    <style:style style:name="P805" style:family="paragraph" style:parent-style-name="Standard" style:list-style-name="L34">
      <style:paragraph-properties fo:line-height="100%"/>
      <style:text-properties officeooo:paragraph-rsid="01b5c969"/>
    </style:style>
    <style:style style:name="P806" style:family="paragraph" style:parent-style-name="Standard">
      <style:paragraph-properties fo:line-height="100%"/>
      <style:text-properties officeooo:paragraph-rsid="02da5175"/>
    </style:style>
    <style:style style:name="P807" style:family="paragraph" style:parent-style-name="Standard">
      <style:paragraph-properties fo:line-height="100%"/>
      <style:text-properties officeooo:paragraph-rsid="02fda6ef"/>
    </style:style>
    <style:style style:name="P808" style:family="paragraph" style:parent-style-name="Standard">
      <style:paragraph-properties fo:line-height="100%"/>
      <style:text-properties officeooo:paragraph-rsid="03040c1c"/>
    </style:style>
    <style:style style:name="P809" style:family="paragraph" style:parent-style-name="Standard">
      <style:paragraph-properties fo:line-height="100%"/>
      <style:text-properties officeooo:paragraph-rsid="03049b98"/>
    </style:style>
    <style:style style:name="P810" style:family="paragraph" style:parent-style-name="Standard">
      <style:paragraph-properties fo:line-height="100%"/>
      <style:text-properties officeooo:paragraph-rsid="0305aebe"/>
    </style:style>
    <style:style style:name="P811" style:family="paragraph" style:parent-style-name="Standard">
      <style:paragraph-properties fo:line-height="100%"/>
      <style:text-properties officeooo:paragraph-rsid="02778926"/>
    </style:style>
    <style:style style:name="P812" style:family="paragraph" style:parent-style-name="Standard">
      <style:paragraph-properties fo:line-height="100%"/>
      <style:text-properties officeooo:paragraph-rsid="03061f93"/>
    </style:style>
    <style:style style:name="P813" style:family="paragraph" style:parent-style-name="Standard">
      <style:paragraph-properties fo:line-height="100%"/>
      <style:text-properties officeooo:paragraph-rsid="01e7ea9a"/>
    </style:style>
    <style:style style:name="P814" style:family="paragraph" style:parent-style-name="Standard">
      <style:paragraph-properties fo:line-height="100%"/>
      <style:text-properties officeooo:paragraph-rsid="02656310"/>
    </style:style>
    <style:style style:name="P815" style:family="paragraph" style:parent-style-name="Standard" style:list-style-name="L40">
      <style:paragraph-properties fo:line-height="100%"/>
      <style:text-properties officeooo:rsid="0282def6" officeooo:paragraph-rsid="0282def6"/>
    </style:style>
    <style:style style:name="P816" style:family="paragraph" style:parent-style-name="Standard" style:list-style-name="L41">
      <style:paragraph-properties fo:line-height="100%"/>
      <style:text-properties officeooo:rsid="029ac75f" officeooo:paragraph-rsid="029ac75f"/>
    </style:style>
    <style:style style:name="P81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81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81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82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21" style:family="paragraph" style:parent-style-name="Standard">
      <style:paragraph-properties fo:line-height="100%"/>
      <style:text-properties fo:font-style="italic" officeooo:rsid="03023cff" officeooo:paragraph-rsid="02d8a10d" style:font-style-asian="italic" style:font-style-complex="italic"/>
    </style:style>
    <style:style style:name="P822" style:family="paragraph" style:parent-style-name="Standard">
      <style:paragraph-properties fo:line-height="100%"/>
      <style:text-properties fo:font-style="italic" officeooo:rsid="03023cff" officeooo:paragraph-rsid="03040c1c" style:font-style-asian="italic" style:font-style-complex="italic"/>
    </style:style>
    <style:style style:name="P823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24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5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6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2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828" style:family="paragraph" style:parent-style-name="Standard">
      <style:text-properties officeooo:paragraph-rsid="02ecf51e"/>
    </style:style>
    <style:style style:name="P829" style:family="paragraph" style:parent-style-name="Standard">
      <style:paragraph-properties fo:line-height="100%"/>
      <style:text-properties officeooo:rsid="02e59398" officeooo:paragraph-rsid="03049b98"/>
    </style:style>
    <style:style style:name="P830" style:family="paragraph" style:parent-style-name="Standard">
      <style:paragraph-properties fo:line-height="150%"/>
      <style:text-properties officeooo:rsid="02e59398" officeooo:paragraph-rsid="03049b98"/>
    </style:style>
    <style:style style:name="P831" style:family="paragraph" style:parent-style-name="Standard" style:list-style-name="L52">
      <style:paragraph-properties fo:line-height="100%"/>
      <style:text-properties officeooo:rsid="02eb27fd" officeooo:paragraph-rsid="02eb27fd"/>
    </style:style>
    <style:style style:name="P832" style:family="paragraph" style:parent-style-name="Standard">
      <style:paragraph-properties fo:line-height="100%"/>
      <style:text-properties officeooo:rsid="022ee1ec" officeooo:paragraph-rsid="022ee1ec"/>
    </style:style>
    <style:style style:name="P833" style:family="paragraph" style:parent-style-name="Standard">
      <style:text-properties officeooo:paragraph-rsid="03061f93"/>
    </style:style>
    <style:style style:name="P834" style:family="paragraph" style:parent-style-name="Standard">
      <style:paragraph-properties fo:line-height="100%"/>
      <style:text-properties officeooo:rsid="01e4a612" officeooo:paragraph-rsid="01e4a612"/>
    </style:style>
    <style:style style:name="P835" style:family="paragraph" style:parent-style-name="Standard">
      <style:paragraph-properties fo:line-height="150%" fo:break-before="page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228b22"/>
    </style:style>
    <style:style style:name="T8" style:family="text">
      <style:text-properties fo:color="#228b22" fo:font-style="italic" style:font-style-asian="italic" style:font-style-complex="italic"/>
    </style:style>
    <style:style style:name="T9" style:family="text">
      <style:text-properties fo:color="#ff00ff"/>
    </style:style>
    <style:style style:name="T10" style:family="text">
      <style:text-properties fo:color="#ff00ff" fo:font-style="italic" style:font-style-asian="italic" style:font-style-complex="italic"/>
    </style:style>
    <style:style style:name="T11" style:family="text">
      <style:text-properties fo:color="#ff0000"/>
    </style:style>
    <style:style style:name="T12" style:family="text">
      <style:text-properties fo:color="#ff0000" officeooo:rsid="00118c4a"/>
    </style:style>
    <style:style style:name="T13" style:family="text">
      <style:text-properties fo:color="#ff0000" fo:font-style="italic" style:font-style-asian="italic" style:font-style-complex="italic"/>
    </style:style>
    <style:style style:name="T14" style:family="text">
      <style:text-properties officeooo:rsid="0012a0dc"/>
    </style:style>
    <style:style style:name="T15" style:family="text">
      <style:text-properties fo:color="#0000ff"/>
    </style:style>
    <style:style style:name="T16" style:family="text">
      <style:text-properties fo:color="#0000ff" officeooo:rsid="0011b025"/>
    </style:style>
    <style:style style:name="T17" style:family="text">
      <style:text-properties fo:color="#0000ff" officeooo:rsid="0012a0dc"/>
    </style:style>
    <style:style style:name="T18" style:family="text">
      <style:text-properties fo:color="#0000ff" fo:font-style="italic" style:font-style-asian="italic" style:font-style-complex="italic"/>
    </style:style>
    <style:style style:name="T19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1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2" style:family="text">
      <style:text-properties fo:color="#0000ff" style:text-underline-style="none" fo:font-weight="normal" style:font-weight-asian="normal" style:font-weight-complex="normal"/>
    </style:style>
    <style:style style:name="T23" style:family="text">
      <style:text-properties fo:color="#8b4513"/>
    </style:style>
    <style:style style:name="T2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37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38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40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41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42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43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44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45" style:family="text">
      <style:text-properties style:use-window-font-color="true" style:text-underline-style="none" fo:font-weight="bold" style:font-weight-asian="bold" style:font-weight-complex="bold"/>
    </style:style>
    <style:style style:name="T4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style:font-style-asian="italic" style:font-style-complex="italic"/>
    </style:style>
    <style:style style:name="T71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72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73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74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7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style:font-style-asian="italic" style:font-style-complex="italic"/>
    </style:style>
    <style:style style:name="T114" style:family="text">
      <style:text-properties style:use-window-font-color="true" fo:font-style="italic" officeooo:rsid="016778b3" style:font-style-asian="italic" style:font-style-complex="italic"/>
    </style:style>
    <style:style style:name="T115" style:family="text">
      <style:text-properties style:use-window-font-color="true" fo:font-style="italic" officeooo:rsid="01e504ba" style:font-style-asian="italic" style:font-style-complex="italic"/>
    </style:style>
    <style:style style:name="T116" style:family="text">
      <style:text-properties style:use-window-font-color="true" fo:font-style="italic" officeooo:rsid="02ce8a1b" style:font-style-asian="italic" style:font-style-complex="italic"/>
    </style:style>
    <style:style style:name="T11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1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1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font-style-asian="normal" style:font-style-complex="normal"/>
    </style:style>
    <style:style style:name="T195" style:family="text">
      <style:text-properties style:use-window-font-color="true" fo:font-style="normal" officeooo:rsid="016860b9" style:font-style-asian="normal" style:font-style-complex="normal"/>
    </style:style>
    <style:style style:name="T196" style:family="text">
      <style:text-properties style:use-window-font-color="true" fo:font-style="normal" officeooo:rsid="0171553b" style:font-style-asian="normal" style:font-style-complex="normal"/>
    </style:style>
    <style:style style:name="T197" style:family="text">
      <style:text-properties style:use-window-font-color="true" fo:font-style="normal" officeooo:rsid="016c9d08" style:font-style-asian="normal" style:font-style-complex="normal"/>
    </style:style>
    <style:style style:name="T198" style:family="text">
      <style:text-properties style:use-window-font-color="true" fo:font-style="normal" officeooo:rsid="016778b3" style:font-style-asian="normal" style:font-style-complex="normal"/>
    </style:style>
    <style:style style:name="T199" style:family="text">
      <style:text-properties style:use-window-font-color="true" fo:font-style="normal" officeooo:rsid="01e2b86d" style:font-style-asian="normal" style:font-style-complex="normal"/>
    </style:style>
    <style:style style:name="T200" style:family="text">
      <style:text-properties style:use-window-font-color="true" fo:font-style="normal" officeooo:rsid="01e504ba" style:font-style-asian="normal" style:font-style-complex="normal"/>
    </style:style>
    <style:style style:name="T20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style:font-style-asian="normal" style:font-style-complex="normal"/>
    </style:style>
    <style:style style:name="T249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5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5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252" style:family="text">
      <style:text-properties style:use-window-font-color="true" fo:font-weight="normal" style:font-weight-asian="normal" style:font-weight-complex="normal"/>
    </style:style>
    <style:style style:name="T253" style:family="text">
      <style:text-properties style:use-window-font-color="true" fo:font-weight="normal" officeooo:rsid="016aa5ac" style:font-weight-asian="normal" style:font-weight-complex="normal"/>
    </style:style>
    <style:style style:name="T254" style:family="text">
      <style:text-properties style:use-window-font-color="true" fo:font-weight="normal" officeooo:rsid="016a5b23" style:font-weight-asian="normal" style:font-weight-complex="normal"/>
    </style:style>
    <style:style style:name="T255" style:family="text">
      <style:text-properties style:use-window-font-color="true" fo:font-weight="normal" officeooo:rsid="0171553b" style:font-weight-asian="normal" style:font-weight-complex="normal"/>
    </style:style>
    <style:style style:name="T256" style:family="text">
      <style:text-properties style:use-window-font-color="true" fo:font-weight="normal" officeooo:rsid="01aaba73" style:font-weight-asian="normal" style:font-weight-complex="normal"/>
    </style:style>
    <style:style style:name="T257" style:family="text">
      <style:text-properties style:use-window-font-color="true" fo:font-weight="normal" officeooo:rsid="01b08253" style:font-weight-asian="normal" style:font-weight-complex="normal"/>
    </style:style>
    <style:style style:name="T258" style:family="text">
      <style:text-properties style:use-window-font-color="true" fo:font-weight="normal" officeooo:rsid="0226d9d6" style:font-weight-asian="normal" style:font-weight-complex="normal"/>
    </style:style>
    <style:style style:name="T259" style:family="text">
      <style:text-properties style:use-window-font-color="true" fo:font-weight="normal" officeooo:rsid="022c7d02" style:font-weight-asian="normal" style:font-weight-complex="normal"/>
    </style:style>
    <style:style style:name="T260" style:family="text">
      <style:text-properties style:use-window-font-color="true" fo:font-weight="normal" officeooo:rsid="023b3a5d" style:font-weight-asian="normal" style:font-weight-complex="normal"/>
    </style:style>
    <style:style style:name="T261" style:family="text">
      <style:text-properties style:use-window-font-color="true" fo:font-weight="normal" officeooo:rsid="023ce39d" style:font-weight-asian="normal" style:font-weight-complex="normal"/>
    </style:style>
    <style:style style:name="T262" style:family="text">
      <style:text-properties style:use-window-font-color="true" officeooo:rsid="016f0506"/>
    </style:style>
    <style:style style:name="T263" style:family="text">
      <style:text-properties style:use-window-font-color="true" fo:font-weight="bold" style:font-weight-asian="bold" style:font-weight-complex="bold"/>
    </style:style>
    <style:style style:name="T264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265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266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67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68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269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27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27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272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73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74" style:family="text">
      <style:text-properties style:use-window-font-color="true" style:text-line-through-style="none" style:text-line-through-type="none" fo:font-style="normal" style:text-underline-style="none" fo:font-weight="normal" officeooo:rsid="02f39703" style:font-style-asian="normal" style:font-weight-asian="normal" style:font-style-complex="normal" style:font-weight-complex="normal"/>
    </style:style>
    <style:style style:name="T275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276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277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78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279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280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281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28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28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28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28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286" style:family="text">
      <style:text-properties style:use-window-font-color="true" officeooo:rsid="02efc49c"/>
    </style:style>
    <style:style style:name="T287" style:family="text">
      <style:text-properties style:use-window-font-color="true" officeooo:rsid="02ce8a1b"/>
    </style:style>
    <style:style style:name="T288" style:family="text">
      <style:text-properties style:use-window-font-color="true" officeooo:rsid="02d1510f"/>
    </style:style>
    <style:style style:name="T289" style:family="text">
      <style:text-properties style:use-window-font-color="true" officeooo:rsid="02f51e47"/>
    </style:style>
    <style:style style:name="T290" style:family="text">
      <style:text-properties style:use-window-font-color="true" officeooo:rsid="0069ae25"/>
    </style:style>
    <style:style style:name="T291" style:family="text">
      <style:text-properties style:use-window-font-color="true" officeooo:rsid="02f8c777"/>
    </style:style>
    <style:style style:name="T292" style:family="text">
      <style:text-properties style:use-window-font-color="true" officeooo:rsid="02b311a2"/>
    </style:style>
    <style:style style:name="T293" style:family="text">
      <style:text-properties fo:font-weight="normal" style:font-weight-asian="normal" style:font-weight-complex="normal"/>
    </style:style>
    <style:style style:name="T294" style:family="text">
      <style:text-properties fo:font-weight="normal" officeooo:rsid="003c27f0" style:font-weight-asian="normal" style:font-weight-complex="normal"/>
    </style:style>
    <style:style style:name="T295" style:family="text">
      <style:text-properties fo:font-weight="normal" officeooo:rsid="003cb407" style:font-weight-asian="normal" style:font-weight-complex="normal"/>
    </style:style>
    <style:style style:name="T296" style:family="text">
      <style:text-properties fo:font-weight="normal" officeooo:rsid="00205d85" style:font-weight-asian="normal" style:font-weight-complex="normal"/>
    </style:style>
    <style:style style:name="T297" style:family="text">
      <style:text-properties fo:font-weight="normal" officeooo:rsid="00beb82f" style:font-weight-asian="normal" style:font-weight-complex="normal"/>
    </style:style>
    <style:style style:name="T298" style:family="text">
      <style:text-properties fo:font-weight="normal" officeooo:rsid="016860b9" style:font-weight-asian="normal" style:font-weight-complex="normal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officeooo:rsid="00256ecc" style:font-style-asian="italic" style:font-style-complex="italic"/>
    </style:style>
    <style:style style:name="T301" style:family="text">
      <style:text-properties fo:font-style="italic" officeooo:rsid="006c1d47" style:font-style-asian="italic" style:font-style-complex="italic"/>
    </style:style>
    <style:style style:name="T302" style:family="text">
      <style:text-properties fo:font-style="italic" officeooo:rsid="00838393" style:font-style-asian="italic" style:font-style-complex="italic"/>
    </style:style>
    <style:style style:name="T303" style:family="text">
      <style:text-properties fo:font-style="italic" officeooo:rsid="00e09913" style:font-style-asian="italic" style:font-style-complex="italic"/>
    </style:style>
    <style:style style:name="T304" style:family="text">
      <style:text-properties fo:font-style="italic" officeooo:rsid="005b5cd3" style:font-style-asian="italic" style:font-style-complex="italic"/>
    </style:style>
    <style:style style:name="T305" style:family="text">
      <style:text-properties fo:font-style="italic" officeooo:rsid="0034ed8b" style:font-style-asian="italic" style:font-style-complex="italic"/>
    </style:style>
    <style:style style:name="T306" style:family="text">
      <style:text-properties fo:font-style="italic" officeooo:rsid="00367935" style:font-style-asian="italic" style:font-style-complex="italic"/>
    </style:style>
    <style:style style:name="T307" style:family="text">
      <style:text-properties fo:font-style="italic" officeooo:rsid="00ce5fa1" style:font-style-asian="italic" style:font-style-complex="italic"/>
    </style:style>
    <style:style style:name="T308" style:family="text">
      <style:text-properties fo:font-style="italic" officeooo:rsid="003b4e50" style:font-style-asian="italic" style:font-style-complex="italic"/>
    </style:style>
    <style:style style:name="T309" style:family="text">
      <style:text-properties fo:font-style="italic" officeooo:rsid="01758a0f" style:font-style-asian="italic" style:font-style-complex="italic"/>
    </style:style>
    <style:style style:name="T310" style:family="text">
      <style:text-properties fo:font-style="italic" officeooo:rsid="0071f6b3" style:font-style-asian="italic" style:font-style-complex="italic"/>
    </style:style>
    <style:style style:name="T311" style:family="text">
      <style:text-properties fo:font-style="italic" officeooo:rsid="0080477a" style:font-style-asian="italic" style:font-style-complex="italic"/>
    </style:style>
    <style:style style:name="T312" style:family="text">
      <style:text-properties fo:font-style="italic" officeooo:rsid="01113d34" style:font-style-asian="italic" style:font-style-complex="italic"/>
    </style:style>
    <style:style style:name="T313" style:family="text">
      <style:text-properties fo:font-style="italic" officeooo:rsid="01023882" style:font-style-asian="italic" style:font-style-complex="italic"/>
    </style:style>
    <style:style style:name="T314" style:family="text">
      <style:text-properties fo:font-style="italic" officeooo:rsid="00fde6f2" style:font-style-asian="italic" style:font-style-complex="italic"/>
    </style:style>
    <style:style style:name="T315" style:family="text">
      <style:text-properties fo:font-style="italic" officeooo:rsid="018c0d5b" style:font-style-asian="italic" style:font-style-complex="italic"/>
    </style:style>
    <style:style style:name="T316" style:family="text">
      <style:text-properties fo:font-style="italic" officeooo:rsid="01c64853" style:font-style-asian="italic" style:font-style-complex="italic"/>
    </style:style>
    <style:style style:name="T317" style:family="text">
      <style:text-properties fo:font-style="italic" officeooo:rsid="01d9cd4e" style:font-style-asian="italic" style:font-style-complex="italic"/>
    </style:style>
    <style:style style:name="T318" style:family="text">
      <style:text-properties fo:font-style="italic" officeooo:rsid="007477e8" style:font-style-asian="italic" style:font-style-complex="italic"/>
    </style:style>
    <style:style style:name="T319" style:family="text">
      <style:text-properties fo:font-style="italic" officeooo:rsid="01dc67de" style:font-style-asian="italic" style:font-style-complex="italic"/>
    </style:style>
    <style:style style:name="T320" style:family="text">
      <style:text-properties fo:font-style="italic" officeooo:rsid="01ec8e18" style:font-style-asian="italic" style:font-style-complex="italic"/>
    </style:style>
    <style:style style:name="T321" style:family="text">
      <style:text-properties fo:font-style="italic" officeooo:rsid="019e70b3" style:font-style-asian="italic" style:font-style-complex="italic"/>
    </style:style>
    <style:style style:name="T322" style:family="text">
      <style:text-properties fo:font-style="italic" officeooo:rsid="02685e01" style:font-style-asian="italic" style:font-style-complex="italic"/>
    </style:style>
    <style:style style:name="T323" style:family="text">
      <style:text-properties fo:font-style="italic" officeooo:rsid="026b5506" style:font-style-asian="italic" style:font-style-complex="italic"/>
    </style:style>
    <style:style style:name="T324" style:family="text">
      <style:text-properties fo:font-style="italic" officeooo:rsid="0288fb00" style:font-style-asian="italic" style:font-style-complex="italic"/>
    </style:style>
    <style:style style:name="T325" style:family="text">
      <style:text-properties fo:font-style="italic" officeooo:rsid="02b311a2" style:font-style-asian="italic" style:font-style-complex="italic"/>
    </style:style>
    <style:style style:name="T326" style:family="text">
      <style:text-properties fo:font-style="italic" officeooo:rsid="02ccc8f6" style:font-style-asian="italic" style:font-style-complex="italic"/>
    </style:style>
    <style:style style:name="T327" style:family="text">
      <style:text-properties fo:font-style="italic" officeooo:rsid="0069ae25" style:font-style-asian="italic" style:font-style-complex="italic"/>
    </style:style>
    <style:style style:name="T328" style:family="text">
      <style:text-properties fo:font-style="italic" officeooo:rsid="0022c018" style:font-style-asian="italic" style:font-style-complex="italic"/>
    </style:style>
    <style:style style:name="T329" style:family="text">
      <style:text-properties fo:font-style="italic" officeooo:rsid="02efc49c" style:font-style-asian="italic" style:font-style-complex="italic"/>
    </style:style>
    <style:style style:name="T330" style:family="text">
      <style:text-properties fo:font-style="italic" officeooo:rsid="02ec089f" style:font-style-asian="italic" style:font-style-complex="italic"/>
    </style:style>
    <style:style style:name="T3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3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3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33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33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33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33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33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34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34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34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34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34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34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34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34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348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349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350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351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352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353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5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35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356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357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358" style:family="text">
      <style:text-properties fo:font-style="italic" style:text-underline-style="none" style:font-style-asian="italic" style:font-style-complex="italic"/>
    </style:style>
    <style:style style:name="T359" style:family="text">
      <style:text-properties fo:font-style="italic" style:text-underline-style="none" officeooo:rsid="00baae4f" style:font-style-asian="italic" style:font-style-complex="italic"/>
    </style:style>
    <style:style style:name="T360" style:family="text">
      <style:text-properties fo:font-style="italic" style:text-underline-style="none" officeooo:rsid="00d708a6" style:font-style-asian="italic" style:font-style-complex="italic"/>
    </style:style>
    <style:style style:name="T361" style:family="text">
      <style:text-properties fo:font-style="italic" style:text-underline-style="none" officeooo:rsid="00beb82f" style:font-style-asian="italic" style:font-style-complex="italic"/>
    </style:style>
    <style:style style:name="T362" style:family="text">
      <style:text-properties fo:font-style="italic" style:text-underline-style="none" officeooo:rsid="00d9c9e4" style:font-style-asian="italic" style:font-style-complex="italic"/>
    </style:style>
    <style:style style:name="T363" style:family="text">
      <style:text-properties fo:font-style="italic" style:text-underline-style="none" officeooo:rsid="00f55bb2" style:font-style-asian="italic" style:font-style-complex="italic"/>
    </style:style>
    <style:style style:name="T364" style:family="text">
      <style:text-properties fo:font-style="italic" style:text-underline-style="none" officeooo:rsid="00f74e17" style:font-style-asian="italic" style:font-style-complex="italic"/>
    </style:style>
    <style:style style:name="T365" style:family="text">
      <style:text-properties fo:font-style="italic" style:text-underline-style="none" officeooo:rsid="00fde6f2" style:font-style-asian="italic" style:font-style-complex="italic"/>
    </style:style>
    <style:style style:name="T366" style:family="text">
      <style:text-properties fo:font-style="italic" style:text-underline-style="none" officeooo:rsid="0130fd48" style:font-style-asian="italic" style:font-style-complex="italic"/>
    </style:style>
    <style:style style:name="T367" style:family="text">
      <style:text-properties fo:font-style="italic" style:text-underline-style="none" officeooo:rsid="013401b3" style:font-style-asian="italic" style:font-style-complex="italic"/>
    </style:style>
    <style:style style:name="T368" style:family="text">
      <style:text-properties fo:font-style="italic" style:text-underline-style="none" officeooo:rsid="013f3c54" style:font-style-asian="italic" style:font-style-complex="italic"/>
    </style:style>
    <style:style style:name="T369" style:family="text">
      <style:text-properties fo:font-style="italic" style:text-underline-style="none" officeooo:rsid="00bfa17d" style:font-style-asian="italic" style:font-style-complex="italic"/>
    </style:style>
    <style:style style:name="T370" style:family="text">
      <style:text-properties fo:font-style="italic" style:text-underline-style="none" officeooo:rsid="02a94de9" style:font-style-asian="italic" style:font-style-complex="italic"/>
    </style:style>
    <style:style style:name="T371" style:family="text">
      <style:text-properties fo:font-style="italic" style:text-underline-style="none" officeooo:rsid="00bbbf73" style:font-style-asian="italic" style:font-style-complex="italic"/>
    </style:style>
    <style:style style:name="T372" style:family="text">
      <style:text-properties fo:font-style="italic" style:text-underline-style="none" officeooo:rsid="00a639f7" style:font-style-asian="italic" style:font-style-complex="italic"/>
    </style:style>
    <style:style style:name="T373" style:family="text">
      <style:text-properties fo:font-style="italic" style:text-underline-style="none" officeooo:rsid="00bd11a0" style:font-style-asian="italic" style:font-style-complex="italic"/>
    </style:style>
    <style:style style:name="T3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376" style:family="text">
      <style:text-properties fo:font-style="italic" fo:font-weight="normal" officeooo:rsid="0069ae25" style:font-style-asian="italic" style:font-weight-asian="normal" style:font-style-complex="italic" style:font-weight-complex="normal"/>
    </style:style>
    <style:style style:name="T377" style:family="text">
      <style:text-properties fo:font-style="italic" fo:font-weight="normal" officeooo:rsid="0022c018" style:font-style-asian="italic" style:font-weight-asian="normal" style:font-style-complex="italic" style:font-weight-complex="normal"/>
    </style:style>
    <style:style style:name="T37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9" style:family="text">
      <style:text-properties officeooo:rsid="00205d85"/>
    </style:style>
    <style:style style:name="T380" style:family="text">
      <style:text-properties officeooo:rsid="0027fcfd"/>
    </style:style>
    <style:style style:name="T381" style:family="text">
      <style:text-properties officeooo:rsid="0029525d"/>
    </style:style>
    <style:style style:name="T382" style:family="text">
      <style:text-properties officeooo:rsid="0034ed8b"/>
    </style:style>
    <style:style style:name="T383" style:family="text">
      <style:text-properties officeooo:rsid="00367935"/>
    </style:style>
    <style:style style:name="T384" style:family="text">
      <style:text-properties officeooo:rsid="00398ddf"/>
    </style:style>
    <style:style style:name="T385" style:family="text">
      <style:text-properties officeooo:rsid="003b4e50"/>
    </style:style>
    <style:style style:name="T386" style:family="text">
      <style:text-properties officeooo:rsid="0043121f"/>
    </style:style>
    <style:style style:name="T38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8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9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39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9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3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94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95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96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01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40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0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0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0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0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08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1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1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12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13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1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15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16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17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18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19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20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2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22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423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424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42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2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2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2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2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30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431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432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43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34" style:family="text">
      <style:text-properties fo:font-style="normal" style:text-underline-style="none" style:font-style-asian="normal" style:font-style-complex="normal"/>
    </style:style>
    <style:style style:name="T435" style:family="text">
      <style:text-properties fo:font-style="normal" style:text-underline-style="none" officeooo:rsid="00a8a4b1" style:font-style-asian="normal" style:font-style-complex="normal"/>
    </style:style>
    <style:style style:name="T436" style:family="text">
      <style:text-properties fo:font-style="normal" style:text-underline-style="none" officeooo:rsid="00ba4170" style:font-style-asian="normal" style:font-style-complex="normal"/>
    </style:style>
    <style:style style:name="T437" style:family="text">
      <style:text-properties fo:font-style="normal" style:text-underline-style="none" officeooo:rsid="00b1e303" style:font-style-asian="normal" style:font-style-complex="normal"/>
    </style:style>
    <style:style style:name="T438" style:family="text">
      <style:text-properties fo:font-style="normal" style:text-underline-style="none" officeooo:rsid="00baae4f" style:font-style-asian="normal" style:font-style-complex="normal"/>
    </style:style>
    <style:style style:name="T439" style:family="text">
      <style:text-properties fo:font-style="normal" style:text-underline-style="none" officeooo:rsid="00bbbf73" style:font-style-asian="normal" style:font-style-complex="normal"/>
    </style:style>
    <style:style style:name="T440" style:family="text">
      <style:text-properties fo:font-style="normal" style:text-underline-style="none" officeooo:rsid="00be4749" style:font-style-asian="normal" style:font-style-complex="normal"/>
    </style:style>
    <style:style style:name="T441" style:family="text">
      <style:text-properties fo:font-style="normal" style:text-underline-style="none" officeooo:rsid="00d139a0" style:font-style-asian="normal" style:font-style-complex="normal"/>
    </style:style>
    <style:style style:name="T442" style:family="text">
      <style:text-properties fo:font-style="normal" style:text-underline-style="none" officeooo:rsid="00d1487d" style:font-style-asian="normal" style:font-style-complex="normal"/>
    </style:style>
    <style:style style:name="T443" style:family="text">
      <style:text-properties fo:font-style="normal" style:text-underline-style="none" officeooo:rsid="00d2fc06" style:font-style-asian="normal" style:font-style-complex="normal"/>
    </style:style>
    <style:style style:name="T444" style:family="text">
      <style:text-properties fo:font-style="normal" style:text-underline-style="none" officeooo:rsid="00d40111" style:font-style-asian="normal" style:font-style-complex="normal"/>
    </style:style>
    <style:style style:name="T445" style:family="text">
      <style:text-properties fo:font-style="normal" style:text-underline-style="none" officeooo:rsid="00d4c5ce" style:font-style-asian="normal" style:font-style-complex="normal"/>
    </style:style>
    <style:style style:name="T446" style:family="text">
      <style:text-properties fo:font-style="normal" style:text-underline-style="none" officeooo:rsid="00d708a6" style:font-style-asian="normal" style:font-style-complex="normal"/>
    </style:style>
    <style:style style:name="T447" style:family="text">
      <style:text-properties fo:font-style="normal" style:text-underline-style="none" officeooo:rsid="00d77d7d" style:font-style-asian="normal" style:font-style-complex="normal"/>
    </style:style>
    <style:style style:name="T448" style:family="text">
      <style:text-properties fo:font-style="normal" style:text-underline-style="none" officeooo:rsid="00d83381" style:font-style-asian="normal" style:font-style-complex="normal"/>
    </style:style>
    <style:style style:name="T449" style:family="text">
      <style:text-properties fo:font-style="normal" style:text-underline-style="none" officeooo:rsid="00d75809" style:font-style-asian="normal" style:font-style-complex="normal"/>
    </style:style>
    <style:style style:name="T450" style:family="text">
      <style:text-properties fo:font-style="normal" style:text-underline-style="none" officeooo:rsid="00dd6c8d" style:font-style-asian="normal" style:font-style-complex="normal"/>
    </style:style>
    <style:style style:name="T451" style:family="text">
      <style:text-properties fo:font-style="normal" style:text-underline-style="none" officeooo:rsid="00dedcd7" style:font-style-asian="normal" style:font-style-complex="normal"/>
    </style:style>
    <style:style style:name="T452" style:family="text">
      <style:text-properties fo:font-style="normal" style:text-underline-style="none" officeooo:rsid="00beb82f" style:font-style-asian="normal" style:font-style-complex="normal"/>
    </style:style>
    <style:style style:name="T453" style:family="text">
      <style:text-properties fo:font-style="normal" style:text-underline-style="none" officeooo:rsid="00e4290b" style:font-style-asian="normal" style:font-style-complex="normal"/>
    </style:style>
    <style:style style:name="T454" style:family="text">
      <style:text-properties fo:font-style="normal" style:text-underline-style="none" officeooo:rsid="00eb50e0" style:font-style-asian="normal" style:font-style-complex="normal"/>
    </style:style>
    <style:style style:name="T455" style:family="text">
      <style:text-properties fo:font-style="normal" style:text-underline-style="none" officeooo:rsid="00d9c9e4" style:font-style-asian="normal" style:font-style-complex="normal"/>
    </style:style>
    <style:style style:name="T456" style:family="text">
      <style:text-properties fo:font-style="normal" style:text-underline-style="none" officeooo:rsid="00ec1e8c" style:font-style-asian="normal" style:font-style-complex="normal"/>
    </style:style>
    <style:style style:name="T457" style:family="text">
      <style:text-properties fo:font-style="normal" style:text-underline-style="none" officeooo:rsid="00f0f7f8" style:font-style-asian="normal" style:font-style-complex="normal"/>
    </style:style>
    <style:style style:name="T458" style:family="text">
      <style:text-properties fo:font-style="normal" style:text-underline-style="none" officeooo:rsid="00f2503e" style:font-style-asian="normal" style:font-style-complex="normal"/>
    </style:style>
    <style:style style:name="T459" style:family="text">
      <style:text-properties fo:font-style="normal" style:text-underline-style="none" officeooo:rsid="00f5260b" style:font-style-asian="normal" style:font-style-complex="normal"/>
    </style:style>
    <style:style style:name="T460" style:family="text">
      <style:text-properties fo:font-style="normal" style:text-underline-style="none" officeooo:rsid="00f55bb2" style:font-style-asian="normal" style:font-style-complex="normal"/>
    </style:style>
    <style:style style:name="T461" style:family="text">
      <style:text-properties fo:font-style="normal" style:text-underline-style="none" officeooo:rsid="00f74e17" style:font-style-asian="normal" style:font-style-complex="normal"/>
    </style:style>
    <style:style style:name="T462" style:family="text">
      <style:text-properties fo:font-style="normal" style:text-underline-style="none" officeooo:rsid="00fbef0d" style:font-style-asian="normal" style:font-style-complex="normal"/>
    </style:style>
    <style:style style:name="T463" style:family="text">
      <style:text-properties fo:font-style="normal" style:text-underline-style="none" officeooo:rsid="00fde6f2" style:font-style-asian="normal" style:font-style-complex="normal"/>
    </style:style>
    <style:style style:name="T464" style:family="text">
      <style:text-properties fo:font-style="normal" style:text-underline-style="none" officeooo:rsid="010185dc" style:font-style-asian="normal" style:font-style-complex="normal"/>
    </style:style>
    <style:style style:name="T465" style:family="text">
      <style:text-properties fo:font-style="normal" style:text-underline-style="none" officeooo:rsid="0103be48" style:font-style-asian="normal" style:font-style-complex="normal"/>
    </style:style>
    <style:style style:name="T466" style:family="text">
      <style:text-properties fo:font-style="normal" style:text-underline-style="none" officeooo:rsid="010c486e" style:font-style-asian="normal" style:font-style-complex="normal"/>
    </style:style>
    <style:style style:name="T467" style:family="text">
      <style:text-properties fo:font-style="normal" style:text-underline-style="none" officeooo:rsid="010db770" style:font-style-asian="normal" style:font-style-complex="normal"/>
    </style:style>
    <style:style style:name="T468" style:family="text">
      <style:text-properties fo:font-style="normal" style:text-underline-style="none" officeooo:rsid="011cabfd" style:font-style-asian="normal" style:font-style-complex="normal"/>
    </style:style>
    <style:style style:name="T469" style:family="text">
      <style:text-properties fo:font-style="normal" style:text-underline-style="none" officeooo:rsid="011d9595" style:font-style-asian="normal" style:font-style-complex="normal"/>
    </style:style>
    <style:style style:name="T470" style:family="text">
      <style:text-properties fo:font-style="normal" style:text-underline-style="none" officeooo:rsid="011fc384" style:font-style-asian="normal" style:font-style-complex="normal"/>
    </style:style>
    <style:style style:name="T471" style:family="text">
      <style:text-properties fo:font-style="normal" style:text-underline-style="none" officeooo:rsid="012dfde8" style:font-style-asian="normal" style:font-style-complex="normal"/>
    </style:style>
    <style:style style:name="T472" style:family="text">
      <style:text-properties fo:font-style="normal" style:text-underline-style="none" officeooo:rsid="0130fd48" style:font-style-asian="normal" style:font-style-complex="normal"/>
    </style:style>
    <style:style style:name="T473" style:family="text">
      <style:text-properties fo:font-style="normal" style:text-underline-style="none" officeooo:rsid="013282b3" style:font-style-asian="normal" style:font-style-complex="normal"/>
    </style:style>
    <style:style style:name="T474" style:family="text">
      <style:text-properties fo:font-style="normal" style:text-underline-style="none" officeooo:rsid="013401b3" style:font-style-asian="normal" style:font-style-complex="normal"/>
    </style:style>
    <style:style style:name="T475" style:family="text">
      <style:text-properties fo:font-style="normal" style:text-underline-style="none" officeooo:rsid="013a8584" style:font-style-asian="normal" style:font-style-complex="normal"/>
    </style:style>
    <style:style style:name="T476" style:family="text">
      <style:text-properties fo:font-style="normal" style:text-underline-style="none" officeooo:rsid="013f3c54" style:font-style-asian="normal" style:font-style-complex="normal"/>
    </style:style>
    <style:style style:name="T477" style:family="text">
      <style:text-properties fo:font-style="normal" style:text-underline-style="none" officeooo:rsid="013e347a" style:font-style-asian="normal" style:font-style-complex="normal"/>
    </style:style>
    <style:style style:name="T478" style:family="text">
      <style:text-properties fo:font-style="normal" style:text-underline-style="none" officeooo:rsid="01408f03" style:font-style-asian="normal" style:font-style-complex="normal"/>
    </style:style>
    <style:style style:name="T479" style:family="text">
      <style:text-properties fo:font-style="normal" style:text-underline-style="none" officeooo:rsid="013cc971" style:font-style-asian="normal" style:font-style-complex="normal"/>
    </style:style>
    <style:style style:name="T480" style:family="text">
      <style:text-properties fo:font-style="normal" style:text-underline-style="none" officeooo:rsid="0150aafa" style:font-style-asian="normal" style:font-style-complex="normal"/>
    </style:style>
    <style:style style:name="T481" style:family="text">
      <style:text-properties fo:font-style="normal" style:text-underline-style="none" officeooo:rsid="0152f194" style:font-style-asian="normal" style:font-style-complex="normal"/>
    </style:style>
    <style:style style:name="T482" style:family="text">
      <style:text-properties fo:font-style="normal" style:text-underline-style="none" officeooo:rsid="0157e2d4" style:font-style-asian="normal" style:font-style-complex="normal"/>
    </style:style>
    <style:style style:name="T483" style:family="text">
      <style:text-properties fo:font-style="normal" style:text-underline-style="none" officeooo:rsid="015c452a" style:font-style-asian="normal" style:font-style-complex="normal"/>
    </style:style>
    <style:style style:name="T484" style:family="text">
      <style:text-properties fo:font-style="normal" style:text-underline-style="none" officeooo:rsid="0176ee1b" style:font-style-asian="normal" style:font-style-complex="normal"/>
    </style:style>
    <style:style style:name="T485" style:family="text">
      <style:text-properties fo:font-style="normal" style:text-underline-style="none" officeooo:rsid="02b807dc" style:font-style-asian="normal" style:font-style-complex="normal"/>
    </style:style>
    <style:style style:name="T486" style:family="text">
      <style:text-properties fo:font-style="normal" style:text-underline-style="none" officeooo:rsid="00bd11a0" style:font-style-asian="normal" style:font-style-complex="normal"/>
    </style:style>
    <style:style style:name="T487" style:family="text">
      <style:text-properties fo:font-style="normal" style:text-underline-style="none" officeooo:rsid="0125eea9" style:font-style-asian="normal" style:font-style-complex="normal"/>
    </style:style>
    <style:style style:name="T488" style:family="text">
      <style:text-properties fo:font-style="normal" style:text-underline-style="none" officeooo:rsid="02edc963" style:font-style-asian="normal" style:font-style-complex="normal"/>
    </style:style>
    <style:style style:name="T489" style:family="text">
      <style:text-properties fo:font-style="normal" style:font-style-asian="normal" style:font-style-complex="normal"/>
    </style:style>
    <style:style style:name="T490" style:family="text">
      <style:text-properties fo:font-style="normal" officeooo:rsid="00524926" style:font-style-asian="normal" style:font-style-complex="normal"/>
    </style:style>
    <style:style style:name="T491" style:family="text">
      <style:text-properties fo:font-style="normal" officeooo:rsid="0033fbdf" style:font-style-asian="normal" style:font-style-complex="normal"/>
    </style:style>
    <style:style style:name="T492" style:family="text">
      <style:text-properties fo:font-style="normal" officeooo:rsid="0034ed8b" style:font-style-asian="normal" style:font-style-complex="normal"/>
    </style:style>
    <style:style style:name="T493" style:family="text">
      <style:text-properties fo:font-style="normal" officeooo:rsid="0052a33a" style:font-style-asian="normal" style:font-style-complex="normal"/>
    </style:style>
    <style:style style:name="T494" style:family="text">
      <style:text-properties fo:font-style="normal" officeooo:rsid="0092f82d" style:font-style-asian="normal" style:font-style-complex="normal"/>
    </style:style>
    <style:style style:name="T495" style:family="text">
      <style:text-properties fo:font-style="normal" officeooo:rsid="00c6421c" style:font-style-asian="normal" style:font-style-complex="normal"/>
    </style:style>
    <style:style style:name="T496" style:family="text">
      <style:text-properties fo:font-style="normal" officeooo:rsid="00cc5bce" style:font-style-asian="normal" style:font-style-complex="normal"/>
    </style:style>
    <style:style style:name="T497" style:family="text">
      <style:text-properties fo:font-style="normal" officeooo:rsid="0106c767" style:font-style-asian="normal" style:font-style-complex="normal"/>
    </style:style>
    <style:style style:name="T498" style:family="text">
      <style:text-properties fo:font-style="normal" officeooo:rsid="00ce5fa1" style:font-style-asian="normal" style:font-style-complex="normal"/>
    </style:style>
    <style:style style:name="T499" style:family="text">
      <style:text-properties fo:font-style="normal" officeooo:rsid="0164a6ee" style:font-style-asian="normal" style:font-style-complex="normal"/>
    </style:style>
    <style:style style:name="T500" style:family="text">
      <style:text-properties fo:font-style="normal" officeooo:rsid="0168d8d5" style:font-style-asian="normal" style:font-style-complex="normal"/>
    </style:style>
    <style:style style:name="T501" style:family="text">
      <style:text-properties fo:font-style="normal" officeooo:rsid="0179221f" style:font-style-asian="normal" style:font-style-complex="normal"/>
    </style:style>
    <style:style style:name="T502" style:family="text">
      <style:text-properties fo:font-style="normal" officeooo:rsid="017941db" style:font-style-asian="normal" style:font-style-complex="normal"/>
    </style:style>
    <style:style style:name="T503" style:family="text">
      <style:text-properties fo:font-style="normal" officeooo:rsid="017a7161" style:font-style-asian="normal" style:font-style-complex="normal"/>
    </style:style>
    <style:style style:name="T504" style:family="text">
      <style:text-properties fo:font-style="normal" officeooo:rsid="0288fb00" style:font-style-asian="normal" style:font-style-complex="normal"/>
    </style:style>
    <style:style style:name="T505" style:family="text">
      <style:text-properties fo:font-style="normal" officeooo:rsid="02f2e947" style:font-style-asian="normal" style:font-style-complex="normal"/>
    </style:style>
    <style:style style:name="T506" style:family="text">
      <style:text-properties fo:font-style="normal" officeooo:rsid="02edc963" style:font-style-asian="normal" style:font-style-complex="normal"/>
    </style:style>
    <style:style style:name="T507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08" style:family="text">
      <style:text-properties fo:font-style="normal" fo:font-weight="normal" officeooo:rsid="0071f6b3" style:font-style-asian="normal" style:font-weight-asian="normal" style:font-style-complex="normal" style:font-weight-complex="normal"/>
    </style:style>
    <style:style style:name="T509" style:family="text">
      <style:text-properties fo:font-style="normal" fo:font-weight="normal" officeooo:rsid="0069cf92" style:font-style-asian="normal" style:font-weight-asian="normal" style:font-style-complex="normal" style:font-weight-complex="normal"/>
    </style:style>
    <style:style style:name="T510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11" style:family="text">
      <style:text-properties fo:font-style="normal" fo:font-weight="normal" officeooo:rsid="0069fa4b" style:font-style-asian="normal" style:font-weight-asian="normal" style:font-style-complex="normal" style:font-weight-complex="normal"/>
    </style:style>
    <style:style style:name="T512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13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14" style:family="text">
      <style:text-properties officeooo:rsid="004d4d0b"/>
    </style:style>
    <style:style style:name="T515" style:family="text">
      <style:text-properties officeooo:rsid="0013268f"/>
    </style:style>
    <style:style style:name="T516" style:family="text">
      <style:text-properties officeooo:rsid="004f4350"/>
    </style:style>
    <style:style style:name="T517" style:family="text">
      <style:text-properties officeooo:rsid="00501b3c"/>
    </style:style>
    <style:style style:name="T518" style:family="text">
      <style:text-properties officeooo:rsid="00147dd9"/>
    </style:style>
    <style:style style:name="T519" style:family="text">
      <style:text-properties officeooo:rsid="005521a3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officeooo:rsid="005f7223" style:font-weight-asian="bold" style:font-weight-complex="bold"/>
    </style:style>
    <style:style style:name="T522" style:family="text">
      <style:text-properties fo:font-weight="bold" officeooo:rsid="01871851" style:font-weight-asian="bold" style:font-weight-complex="bold"/>
    </style:style>
    <style:style style:name="T523" style:family="text">
      <style:text-properties fo:font-weight="bold" officeooo:rsid="02070606" style:font-weight-asian="bold" style:font-weight-complex="bold"/>
    </style:style>
    <style:style style:name="T524" style:family="text">
      <style:text-properties fo:font-weight="bold" officeooo:rsid="0206e857" style:font-weight-asian="bold" style:font-weight-complex="bold"/>
    </style:style>
    <style:style style:name="T525" style:family="text">
      <style:text-properties officeooo:rsid="005b5f51"/>
    </style:style>
    <style:style style:name="T526" style:family="text">
      <style:text-properties officeooo:rsid="005d12fa"/>
    </style:style>
    <style:style style:name="T527" style:family="text">
      <style:text-properties officeooo:rsid="005f7223"/>
    </style:style>
    <style:style style:name="T528" style:family="text">
      <style:text-properties style:text-underline-style="none"/>
    </style:style>
    <style:style style:name="T529" style:family="text">
      <style:text-properties style:text-underline-style="none" fo:font-weight="normal" style:font-weight-asian="normal" style:font-weight-complex="normal"/>
    </style:style>
    <style:style style:name="T530" style:family="text">
      <style:text-properties style:text-underline-style="none" fo:font-weight="normal" officeooo:rsid="00721e09" style:font-weight-asian="normal" style:font-weight-complex="normal"/>
    </style:style>
    <style:style style:name="T531" style:family="text">
      <style:text-properties style:text-underline-style="none" fo:font-weight="normal" officeooo:rsid="00722a19" style:font-weight-asian="normal" style:font-weight-complex="normal"/>
    </style:style>
    <style:style style:name="T532" style:family="text">
      <style:text-properties style:text-underline-style="none" fo:font-weight="normal" officeooo:rsid="006a9ead" style:font-weight-asian="normal" style:font-weight-complex="normal"/>
    </style:style>
    <style:style style:name="T533" style:family="text">
      <style:text-properties style:text-underline-style="none" fo:font-weight="normal" officeooo:rsid="008d7148" style:font-weight-asian="normal" style:font-weight-complex="normal"/>
    </style:style>
    <style:style style:name="T534" style:family="text">
      <style:text-properties style:text-underline-style="none" fo:font-weight="normal" officeooo:rsid="00a639f7" style:font-weight-asian="normal" style:font-weight-complex="normal"/>
    </style:style>
    <style:style style:name="T535" style:family="text">
      <style:text-properties style:text-underline-style="none" fo:font-weight="normal" officeooo:rsid="00a69bec" style:font-weight-asian="normal" style:font-weight-complex="normal"/>
    </style:style>
    <style:style style:name="T536" style:family="text">
      <style:text-properties style:text-underline-style="none" fo:font-weight="normal" officeooo:rsid="009e29ef" style:font-weight-asian="normal" style:font-weight-complex="normal"/>
    </style:style>
    <style:style style:name="T537" style:family="text">
      <style:text-properties style:text-underline-style="none" fo:font-weight="normal" officeooo:rsid="00a75993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123bb39" style:font-weight-asian="normal" style:font-weight-complex="normal"/>
    </style:style>
    <style:style style:name="T540" style:family="text">
      <style:text-properties style:text-underline-style="none" fo:font-weight="normal" officeooo:rsid="02e59398" style:font-weight-asian="normal" style:font-weight-complex="normal"/>
    </style:style>
    <style:style style:name="T541" style:family="text">
      <style:text-properties style:text-underline-style="none" fo:font-weight="normal" officeooo:rsid="0043121f" style:font-weight-asian="normal" style:font-weight-complex="normal"/>
    </style:style>
    <style:style style:name="T542" style:family="text">
      <style:text-properties style:text-underline-style="none" fo:font-weight="bold" style:font-weight-asian="bold" style:font-weight-complex="bold"/>
    </style:style>
    <style:style style:name="T543" style:family="text">
      <style:text-properties style:text-underline-style="none" fo:font-weight="bold" officeooo:rsid="00a75993" style:font-weight-asian="bold" style:font-weight-complex="bold"/>
    </style:style>
    <style:style style:name="T544" style:family="text">
      <style:text-properties style:text-underline-style="none" fo:font-weight="bold" officeooo:rsid="013013d9" style:font-weight-asian="bold" style:font-weight-complex="bold"/>
    </style:style>
    <style:style style:name="T545" style:family="text">
      <style:text-properties style:text-underline-style="none" fo:font-weight="bold" officeooo:rsid="01408f03" style:font-weight-asian="bold" style:font-weight-complex="bold"/>
    </style:style>
    <style:style style:name="T546" style:family="text">
      <style:text-properties style:text-underline-style="none" officeooo:rsid="00bbbf73"/>
    </style:style>
    <style:style style:name="T547" style:family="text">
      <style:text-properties style:text-underline-style="none" officeooo:rsid="00d40111"/>
    </style:style>
    <style:style style:name="T548" style:family="text">
      <style:text-properties style:text-underline-style="none" officeooo:rsid="00d708a6"/>
    </style:style>
    <style:style style:name="T549" style:family="text">
      <style:text-properties style:text-underline-style="none" officeooo:rsid="00d5826a"/>
    </style:style>
    <style:style style:name="T550" style:family="text">
      <style:text-properties style:text-underline-style="none" officeooo:rsid="00d9c9e4"/>
    </style:style>
    <style:style style:name="T551" style:family="text">
      <style:text-properties style:text-underline-style="none" officeooo:rsid="00ec1e8c"/>
    </style:style>
    <style:style style:name="T552" style:family="text">
      <style:text-properties style:text-underline-style="none" officeooo:rsid="00fde6f2"/>
    </style:style>
    <style:style style:name="T553" style:family="text">
      <style:text-properties style:text-underline-style="none" officeooo:rsid="0123bb39"/>
    </style:style>
    <style:style style:name="T554" style:family="text">
      <style:text-properties style:text-underline-style="none" officeooo:rsid="013013d9"/>
    </style:style>
    <style:style style:name="T555" style:family="text">
      <style:text-properties style:text-underline-style="none" officeooo:rsid="0137af9f"/>
    </style:style>
    <style:style style:name="T556" style:family="text">
      <style:text-properties style:text-underline-style="none" officeooo:rsid="013282b3"/>
    </style:style>
    <style:style style:name="T557" style:family="text">
      <style:text-properties style:text-underline-style="none" officeooo:rsid="01408f03"/>
    </style:style>
    <style:style style:name="T558" style:family="text">
      <style:text-properties style:text-underline-style="none" officeooo:rsid="01416cb6"/>
    </style:style>
    <style:style style:name="T559" style:family="text">
      <style:text-properties style:text-underline-style="none" officeooo:rsid="01435f2a"/>
    </style:style>
    <style:style style:name="T560" style:family="text">
      <style:text-properties style:text-underline-style="none" officeooo:rsid="015f15fe"/>
    </style:style>
    <style:style style:name="T561" style:family="text">
      <style:text-properties officeooo:rsid="0071f6b3"/>
    </style:style>
    <style:style style:name="T562" style:family="text">
      <style:text-properties officeooo:rsid="00722a19"/>
    </style:style>
    <style:style style:name="T563" style:family="text">
      <style:text-properties officeooo:rsid="0081154c"/>
    </style:style>
    <style:style style:name="T564" style:family="text">
      <style:text-properties officeooo:rsid="0082538a"/>
    </style:style>
    <style:style style:name="T565" style:family="text">
      <style:text-properties officeooo:rsid="00838393"/>
    </style:style>
    <style:style style:name="T566" style:family="text">
      <style:text-properties officeooo:rsid="008a06de"/>
    </style:style>
    <style:style style:name="T567" style:family="text">
      <style:text-properties officeooo:rsid="00937b11"/>
    </style:style>
    <style:style style:name="T568" style:family="text">
      <style:text-properties officeooo:rsid="0093b191"/>
    </style:style>
    <style:style style:name="T569" style:family="text">
      <style:text-properties officeooo:rsid="00b502cc"/>
    </style:style>
    <style:style style:name="T570" style:family="text">
      <style:text-properties officeooo:rsid="00ba4170"/>
    </style:style>
    <style:style style:name="T571" style:family="text">
      <style:text-properties officeooo:rsid="00bbbf73"/>
    </style:style>
    <style:style style:name="T572" style:family="text">
      <style:text-properties officeooo:rsid="00bd3f9d"/>
    </style:style>
    <style:style style:name="T573" style:family="text">
      <style:text-properties officeooo:rsid="00beb82f"/>
    </style:style>
    <style:style style:name="T574" style:family="text">
      <style:text-properties officeooo:rsid="00c2a166"/>
    </style:style>
    <style:style style:name="T575" style:family="text">
      <style:text-properties officeooo:rsid="00c7406f"/>
    </style:style>
    <style:style style:name="T576" style:family="text">
      <style:text-properties officeooo:rsid="00c93592"/>
    </style:style>
    <style:style style:name="T577" style:family="text">
      <style:text-properties officeooo:rsid="00ce5fa1"/>
    </style:style>
    <style:style style:name="T578" style:family="text">
      <style:text-properties officeooo:rsid="00cf9e9f"/>
    </style:style>
    <style:style style:name="T579" style:family="text">
      <style:text-properties officeooo:rsid="00d83381"/>
    </style:style>
    <style:style style:name="T580" style:family="text">
      <style:text-properties officeooo:rsid="00e09913"/>
    </style:style>
    <style:style style:name="T581" style:family="text">
      <style:text-properties officeooo:rsid="00ed9297"/>
    </style:style>
    <style:style style:name="T582" style:family="text">
      <style:text-properties officeooo:rsid="00ef4875"/>
    </style:style>
    <style:style style:name="T583" style:family="text">
      <style:text-properties officeooo:rsid="00f0f7f8"/>
    </style:style>
    <style:style style:name="T584" style:family="text">
      <style:text-properties officeooo:rsid="00f5260b"/>
    </style:style>
    <style:style style:name="T585" style:family="text">
      <style:text-properties officeooo:rsid="00fde6f2"/>
    </style:style>
    <style:style style:name="T586" style:family="text">
      <style:text-properties officeooo:rsid="010185dc"/>
    </style:style>
    <style:style style:name="T587" style:family="text">
      <style:text-properties officeooo:rsid="01023882"/>
    </style:style>
    <style:style style:name="T588" style:family="text">
      <style:text-properties officeooo:rsid="01095847"/>
    </style:style>
    <style:style style:name="T589" style:family="text">
      <style:text-properties officeooo:rsid="010f422a"/>
    </style:style>
    <style:style style:name="T590" style:family="text">
      <style:text-properties officeooo:rsid="01113d34"/>
    </style:style>
    <style:style style:name="T591" style:family="text">
      <style:text-properties officeooo:rsid="011bd541"/>
    </style:style>
    <style:style style:name="T59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593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594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595" style:family="text">
      <style:text-properties officeooo:rsid="0152f194"/>
    </style:style>
    <style:style style:name="T596" style:family="text">
      <style:text-properties officeooo:rsid="016860b9"/>
    </style:style>
    <style:style style:name="T597" style:family="text">
      <style:text-properties officeooo:rsid="01758a0f"/>
    </style:style>
    <style:style style:name="T598" style:family="text">
      <style:text-properties officeooo:rsid="01871851"/>
    </style:style>
    <style:style style:name="T599" style:family="text">
      <style:text-properties officeooo:rsid="0188ed42"/>
    </style:style>
    <style:style style:name="T600" style:family="text">
      <style:text-properties officeooo:rsid="018c0d5b"/>
    </style:style>
    <style:style style:name="T601" style:family="text">
      <style:text-properties officeooo:rsid="019479eb"/>
    </style:style>
    <style:style style:name="T602" style:family="text">
      <style:text-properties officeooo:rsid="0198a2ea"/>
    </style:style>
    <style:style style:name="T603" style:family="text">
      <style:text-properties officeooo:rsid="01c64853"/>
    </style:style>
    <style:style style:name="T604" style:family="text">
      <style:text-properties officeooo:rsid="01d80854"/>
    </style:style>
    <style:style style:name="T605" style:family="text">
      <style:text-properties officeooo:rsid="01d90cf6"/>
    </style:style>
    <style:style style:name="T606" style:family="text">
      <style:text-properties officeooo:rsid="01d9cd4e"/>
    </style:style>
    <style:style style:name="T607" style:family="text">
      <style:text-properties officeooo:rsid="01dc67de"/>
    </style:style>
    <style:style style:name="T608" style:family="text">
      <style:text-properties officeooo:rsid="01df8731"/>
    </style:style>
    <style:style style:name="T609" style:family="text">
      <style:text-properties officeooo:rsid="01e917c9"/>
    </style:style>
    <style:style style:name="T610" style:family="text">
      <style:text-properties officeooo:rsid="01e5182b"/>
    </style:style>
    <style:style style:name="T611" style:family="text">
      <style:text-properties officeooo:rsid="01e966ec"/>
    </style:style>
    <style:style style:name="T612" style:family="text">
      <style:text-properties officeooo:rsid="01eb88a9"/>
    </style:style>
    <style:style style:name="T613" style:family="text">
      <style:text-properties officeooo:rsid="01ec8e18"/>
    </style:style>
    <style:style style:name="T614" style:family="text">
      <style:text-properties officeooo:rsid="01f79ca2"/>
    </style:style>
    <style:style style:name="T615" style:family="text">
      <style:text-properties officeooo:rsid="01f9794d"/>
    </style:style>
    <style:style style:name="T616" style:family="text">
      <style:text-properties officeooo:rsid="01fb1d79"/>
    </style:style>
    <style:style style:name="T617" style:family="text">
      <style:text-properties officeooo:rsid="01fde08a"/>
    </style:style>
    <style:style style:name="T618" style:family="text">
      <style:text-properties officeooo:rsid="0200b58e"/>
    </style:style>
    <style:style style:name="T619" style:family="text">
      <style:text-properties officeooo:rsid="01c48a9e"/>
    </style:style>
    <style:style style:name="T620" style:family="text">
      <style:text-properties officeooo:rsid="020294d1"/>
    </style:style>
    <style:style style:name="T621" style:family="text">
      <style:text-properties officeooo:rsid="019e70b3"/>
    </style:style>
    <style:style style:name="T622" style:family="text">
      <style:text-properties officeooo:rsid="020131ae"/>
    </style:style>
    <style:style style:name="T623" style:family="text">
      <style:text-properties officeooo:rsid="01b08253"/>
    </style:style>
    <style:style style:name="T624" style:family="text">
      <style:text-properties officeooo:rsid="01ffec25"/>
    </style:style>
    <style:style style:name="T625" style:family="text">
      <style:text-properties officeooo:rsid="0212a48a"/>
    </style:style>
    <style:style style:name="T626" style:family="text">
      <style:text-properties officeooo:rsid="021d76dd"/>
    </style:style>
    <style:style style:name="T627" style:family="text">
      <style:text-properties officeooo:rsid="022053cd"/>
    </style:style>
    <style:style style:name="T628" style:family="text">
      <style:text-properties officeooo:rsid="01e2b86d"/>
    </style:style>
    <style:style style:name="T629" style:family="text">
      <style:text-properties officeooo:rsid="022dff2a"/>
    </style:style>
    <style:style style:name="T630" style:family="text">
      <style:text-properties officeooo:rsid="02540cb9"/>
    </style:style>
    <style:style style:name="T631" style:family="text">
      <style:text-properties officeooo:rsid="025798af"/>
    </style:style>
    <style:style style:name="T632" style:family="text">
      <style:text-properties officeooo:rsid="0259f4ad"/>
    </style:style>
    <style:style style:name="T633" style:family="text">
      <style:text-properties officeooo:rsid="025b11c7"/>
    </style:style>
    <style:style style:name="T634" style:family="text">
      <style:text-properties officeooo:rsid="02685e01"/>
    </style:style>
    <style:style style:name="T635" style:family="text">
      <style:text-properties officeooo:rsid="024d9b01"/>
    </style:style>
    <style:style style:name="T636" style:family="text">
      <style:text-properties officeooo:rsid="026b5506"/>
    </style:style>
    <style:style style:name="T637" style:family="text">
      <style:text-properties officeooo:rsid="02727518"/>
    </style:style>
    <style:style style:name="T638" style:family="text">
      <style:text-properties officeooo:rsid="02743cef"/>
    </style:style>
    <style:style style:name="T639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640" style:family="text">
      <style:text-properties officeooo:rsid="02abf8f2"/>
    </style:style>
    <style:style style:name="T641" style:family="text">
      <style:text-properties officeooo:rsid="02ac7db0"/>
    </style:style>
    <style:style style:name="T642" style:family="text">
      <style:text-properties officeooo:rsid="02b14a1d"/>
    </style:style>
    <style:style style:name="T643" style:family="text">
      <style:text-properties officeooo:rsid="02b245f2"/>
    </style:style>
    <style:style style:name="T644" style:family="text">
      <style:text-properties officeooo:rsid="02b311a2"/>
    </style:style>
    <style:style style:name="T645" style:family="text">
      <style:text-properties officeooo:rsid="02b52a56"/>
    </style:style>
    <style:style style:name="T646" style:family="text">
      <style:text-properties officeooo:rsid="004826c4"/>
    </style:style>
    <style:style style:name="T647" style:family="text">
      <style:text-properties officeooo:rsid="02b807dc"/>
    </style:style>
    <style:style style:name="T648" style:family="text">
      <style:text-properties officeooo:rsid="02b90e3d"/>
    </style:style>
    <style:style style:name="T649" style:family="text">
      <style:text-properties officeooo:rsid="02bb86dc"/>
    </style:style>
    <style:style style:name="T650" style:family="text">
      <style:text-properties officeooo:rsid="0063f3c5"/>
    </style:style>
    <style:style style:name="T651" style:family="text">
      <style:text-properties officeooo:rsid="00c0d7c6"/>
    </style:style>
    <style:style style:name="T652" style:family="text">
      <style:text-properties officeooo:rsid="02bfe198"/>
    </style:style>
    <style:style style:name="T653" style:family="text">
      <style:text-properties officeooo:rsid="02ccc8f6"/>
    </style:style>
    <style:style style:name="T654" style:family="text">
      <style:text-properties officeooo:rsid="02e142ec"/>
    </style:style>
    <style:style style:name="T655" style:family="text">
      <style:text-properties officeooo:rsid="02ec089f"/>
    </style:style>
    <style:style style:name="T656" style:family="text">
      <style:text-properties officeooo:rsid="008d7148"/>
    </style:style>
    <style:style style:name="T657" style:family="text">
      <style:text-properties officeooo:rsid="0069ae25"/>
    </style:style>
    <style:style style:name="T658" style:family="text">
      <style:text-properties fo:color="#c9211e" fo:font-style="normal" officeooo:rsid="02e59398" style:font-style-asian="normal" style:font-style-complex="normal"/>
    </style:style>
    <style:style style:name="T659" style:family="text">
      <style:text-properties officeooo:rsid="02edc963"/>
    </style:style>
    <style:style style:name="T660" style:family="text">
      <style:text-properties officeooo:rsid="03049b98"/>
    </style:style>
    <style:style style:name="T661" style:family="text">
      <style:text-properties officeooo:rsid="0304fd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19">А</text:span>нглийско<text:span text:style-name="T519">е</text:span> предложени<text:span text:style-name="T519">е</text:span></text:p>
      <text:p text:style-name="P1"/>
      <text:p text:style-name="P223"><text:span text:style-name="T515">Слова </text:span><text:span text:style-name="T516">в предложении </text:span><text:span text:style-name="T515">делятся на </text:span><text:span text:style-name="T588">две</text:span><text:span text:style-name="T515"> смысловые группы:</text:span></text:p>
      <text:list xml:id="list3537350121" text:style-name="L1">
        <text:list-item>
          <text:p text:style-name="P685">главные члены предложения — <text:span text:style-name="T564">это </text:span>подлежащее и сказуемое;</text:p>
        </text:list-item>
        <text:list-item>
          <text:p text:style-name="P685">второстепенные члены предложения — определение, дополнение и обстоятельтсво.</text:p>
        </text:list-item>
      </text:list>
      <text:p text:style-name="P83"/>
      <text:p text:style-name="P489">Подлежащее — эт<text:span text:style-name="T597">о</text:span> автор действия (существительное в именительном падеже).</text:p>
      <text:p text:style-name="P489">Сказуемое — это действие совершенное автором (т. е. глагол).</text:p>
      <text:p text:style-name="P81"/>
      <text:p text:style-name="P82">Дополнение — это то, на что направлено действие. Оно выражено существительным, </text:p>
      <text:p text:style-name="P82">перед которым может стоять предлог или глаголом, перед которым может стоять частица <text:span text:style-name="T299">to</text:span><text:span text:style-name="T400">. <text:s/></text:span>Обычно оно стоит в конце предложения, но иногда может быть в начале.</text:p>
      <text:p text:style-name="P81"/>
      <text:p text:style-name="P8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1"/>
      <text:p text:style-name="P219"><text:span text:style-name="T518">В английском </text:span><text:span text:style-name="T519">языке</text:span><text:span text:style-name="T518"> не бывает предложений без подлежащего и сказуемого.</text:span></text:p>
      <text:p text:style-name="P490">Исключение составляют разговорные фразы: <text:span text:style-name="T299">nice to meet you</text:span><text:span text:style-name="T324">, come here, have fun </text:span><text:span text:style-name="T504">и пр</text:span><text:span text:style-name="T489">.</text:span></text:p>
      <text:p text:style-name="P2"/>
      <text:p text:style-name="P85"><text:span text:style-name="T574">Порядок слов в у</text:span>тведрдительны<text:span text:style-name="T574">х</text:span> и отрицательны<text:span text:style-name="T574">х</text:span> предложения<text:span text:style-name="T574">х</text:span>:</text:p>
      <text:list xml:id="list768242940" text:style-name="L2">
        <text:list-item>
          <text:p text:style-name="P686"><text:span text:style-name="T12">подлежащее</text:span><text:span text:style-name="T1">;</text:span></text:p>
        </text:list-item>
        <text:list-item>
          <text:p text:style-name="P686"><text:span text:style-name="T16">сказуемое</text:span><text:span text:style-name="T2">;</text:span></text:p>
        </text:list-item>
        <text:list-item>
          <text:p text:style-name="P687"><text:span text:style-name="T7">дополнение</text:span>;</text:p>
        </text:list-item>
        <text:list-item>
          <text:p text:style-name="P687"><text:span text:style-name="T9">обстоятельство</text:span>.</text:p>
        </text:list-item>
      </text:list>
      <text:p text:style-name="P13"/>
      <text:p text:style-name="P14"><text:span text:style-name="T11">We</text:span> <text:span text:style-name="T15">do</text:span> <text:span text:style-name="T7">our work</text:span> <text:span text:style-name="T9">with pleasure</text:span> — <text:span text:style-name="T14">М</text:span>ы делаем нашу работу с удовол<text:span text:style-name="T14">ь</text:span>ствием.</text:p>
      <text:p text:style-name="P14"><text:span text:style-name="T11">They</text:span> <text:span text:style-name="T15">haven`t finish</text:span><text:span text:style-name="T17">ed</text:span> <text:span text:style-name="T7">their work</text:span> <text:span text:style-name="T9">in time</text:span> — <text:span text:style-name="T14">Они не закончили работу вовремя.</text:span></text:p>
      <text:p text:style-name="P15"><text:span text:style-name="T11">I</text:span> <text:span text:style-name="T15">will give</text:span> <text:span text:style-name="T7">you</text:span> <text:span text:style-name="T7">money</text:span> — Я дам тебе деньги.</text:p>
      <text:p text:style-name="P13"/>
      <text:p text:style-name="P97"><text:span text:style-name="T574">Порядок слов в в</text:span>опросительны<text:span text:style-name="T574">х</text:span> предложения<text:span text:style-name="T574">х</text:span>:</text:p>
      <text:list xml:id="list2325951064" text:style-name="L3">
        <text:list-item>
          <text:p text:style-name="P756"><text:span text:style-name="T23">вопросительное слово</text:span>;</text:p>
        </text:list-item>
        <text:list-item>
          <text:p text:style-name="P756"><text:span text:style-name="T3">вспомогательный глагол</text:span><text:span text:style-name="T15"> </text:span><text:span text:style-name="T27">(часть сказуемого)</text:span><text:span text:style-name="T26">;</text:span></text:p>
        </text:list-item>
        <text:list-item>
          <text:p text:style-name="P756"><text:span text:style-name="T11">подлежащее</text:span>;</text:p>
        </text:list-item>
        <text:list-item>
          <text:p text:style-name="P756"><text:span text:style-name="T15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756"><text:span text:style-name="T7">дополнение</text:span>;</text:p>
        </text:list-item>
        <text:list-item>
          <text:p text:style-name="P756"><text:span text:style-name="T9">обстоятельство</text:span>.</text:p>
        </text:list-item>
      </text:list>
      <text:p text:style-name="P218"/>
      <text:p text:style-name="P16"><text:span text:style-name="T23">What</text:span> <text:span text:style-name="T3">are</text:span> <text:span text:style-name="T11">you</text:span> <text:span text:style-name="T15">doing</text:span> <text:span text:style-name="T9">here</text:span>? <text:span text:style-name="T379">—</text:span> Что ты здесь делаешь?</text:p>
      <text:p text:style-name="P220"><text:span text:style-name="T4">Do</text:span><text:span text:style-name="T299"> </text:span><text:span text:style-name="T13">you</text:span><text:span text:style-name="T299"> </text:span><text:span text:style-name="T18">want</text:span><text:span text:style-name="T8"> to live </text:span><text:span text:style-name="T10">in Spain</text:span><text:span text:style-name="T299">? — Ты хочешь жить в Испании?</text:span></text:p>
      <text:p text:style-name="P564"/>
      <text:p text:style-name="P564">Местоимение <text:span text:style-name="T299">I</text:span> всегда пишется с большой буквы.</text:p>
      <text:p text:style-name="P566">В английском языке всего 2 падежа: именительный и объектный. <text:s/></text:p>
      <text:p text:style-name="P566"/>
      <text:p text:style-name="P570"><text:span text:style-name="T295">В предложениях, которые используют глаголы: </text:span><text:span text:style-name="T375">like, have, enjoy, need</text:span><text:span text:style-name="T294">, </text:span><text:span text:style-name="T295">подлежащие </text:span></text:p>
      <text:p text:style-name="P570"><text:span text:style-name="T295">не переводятся на русский в именительном падеже</text:span><text:span text:style-name="T296">:</text:span></text:p>
      <text:p text:style-name="P571"/>
      <text:p text:style-name="P563">I like my job — Мне нравится моя работа (а не «Я нравится моя работа»).</text:p>
      <text:p text:style-name="P49"/>
      <text:p text:style-name="P211"/>
      <text:p text:style-name="P680">Глагол и все, что с ним связано</text:p>
      <text:p text:style-name="P211"/>
      <text:p text:style-name="P472"><text:span text:style-name="T650">С</text:span><text:span text:style-name="T380">казуемое </text:span><text:span text:style-name="T650">п</text:span><text:span text:style-name="T380">очти всегда делится на </text:span><text:span text:style-name="T588">две</text:span><text:span text:style-name="T380"> части: </text:span><text:span text:style-name="T564">на </text:span><text:span text:style-name="T380">вспомогательный </text:span><text:span text:style-name="T651">глагол </text:span><text:span text:style-name="T380">и смысловой.</text:span></text:p>
      <text:p text:style-name="P472"><text:span text:style-name="T380">Вспомогательный глагол не переводится. Он </text:span><text:span text:style-name="T381">сообщает</text:span><text:span text:style-name="T380"> о том, в каком времени нужно переводить смысловой. Смысловой глогол передает суть действия.</text:span></text:p>
      <text:p text:style-name="P472"/>
      <text:p text:style-name="P471">Смысловой глагол имеет несколько форм:</text:p>
      <text:list xml:id="list3791241251" text:style-name="L4">
        <text:list-item>
          <text:p text:style-name="P688">начальная форма (инфинитив) — форма глагола, как в словаре (с частицей <text:span text:style-name="T299">to</text:span>);</text:p>
        </text:list-item>
        <text:list-item>
          <text:p text:style-name="P688">с окончанием <text:span text:style-name="T299">-s (-es)</text:span> — в утверждениях <text:span text:style-name="T489">Present Simple</text:span> после <text:span text:style-name="T299">he/she/it</text:span>;</text:p>
        </text:list-item>
        <text:list-item>
          <text:p text:style-name="P688">с окончанием <text:span text:style-name="T299">-ing</text:span> (причастие) — в основном для образования <text:span text:style-name="T489">Present Continuous</text:span>;</text:p>
        </text:list-item>
        <text:list-item>
          <text:p text:style-name="P688">2я форма <text:span text:style-name="T580">(с окончанием </text:span><text:span text:style-name="T303">-ed</text:span><text:span text:style-name="T580">)</text:span> — для образования <text:span text:style-name="T489">Past Simple</text:span>;</text:p>
        </text:list-item>
        <text:list-item>
          <text:p text:style-name="P689">3я форма (прошедшее причастие) — для времен группы Perfect и пассивного залога.</text:p>
        </text:list-item>
      </text:list>
      <text:p text:style-name="P49"/>
      <text:p text:style-name="P8"><text:span text:style-name="T582">Настоящее.</text:span> Present</text:p>
      <text:p text:style-name="P208"/>
      <text:p text:style-name="P208">Present Simple (я делаю это сейчас):</text:p>
      <text:p text:style-name="P51">I live in Spain — Я живу в испании (факт).</text:p>
      <text:p text:style-name="P209"/>
      <text:p text:style-name="P208">Present Continuous (я делаю это прямо сейчас):</text:p>
      <text:p text:style-name="P29">I am reading a book — Я читаю книгу (именно сейчас).</text:p>
      <text:p text:style-name="P210"/>
      <text:p text:style-name="P208">Present Perfect (я сделал это ранее, но именно сейчас это важно):</text:p>
      <text:p text:style-name="P50">I have lost the keys — Я потерял ключи (результат).</text:p>
      <text:p text:style-name="P50"/>
      <text:p text:style-name="P208">Present Perfect <text:span text:style-name="T581">Continuous (я делаю это уже какое-то время):</text:span></text:p>
      <text:p text:style-name="P221"><text:span text:style-name="T300">I have been reading for 2 hours — </text:span><text:span text:style-name="T344">Я читаю уже 2 часа</text:span></text:p>
      <text:p text:style-name="P63"/>
      <text:p text:style-name="P131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51"/>
      <text:p text:style-name="P9">Present Simple</text:p>
      <text:p text:style-name="P212"/>
      <text:p text:style-name="P87">Используется чтобы:</text:p>
      <text:list xml:id="list574202869" text:style-name="L5">
        <text:list-item>
          <text:p text:style-name="P757">сообщить факты настоящего, описать текущую реальность;</text:p>
        </text:list-item>
        <text:list-item>
          <text:p text:style-name="P757">говорить о событиях, которые происходят с какой-то регулярностью.</text:p>
        </text:list-item>
      </text:list>
      <text:p text:style-name="P17"/>
      <text:p text:style-name="P86">В утверждениях глагол используется в 2х вариантах:</text:p>
      <text:list xml:id="list631623435" text:style-name="L6">
        <text:list-item>
          <text:p text:style-name="P759">без изменений, если подлежащее в первом лице или множеств<text:span text:style-name="T564">ен.</text:span> числе <text:span text:style-name="T299">(</text:span><text:span text:style-name="T304">I</text:span><text:span text:style-name="T299">, </text:span><text:span text:style-name="T304">you</text:span><text:span text:style-name="T299">, </text:span><text:span text:style-name="T304">we,</text:span><text:span text:style-name="T299"> </text:span><text:span text:style-name="T304">they</text:span><text:span text:style-name="T299">)</text:span>;</text:p>
        </text:list-item>
        <text:list-item>
          <text:p text:style-name="P759"><text:span text:style-name="T382">с окончанием </text:span><text:span text:style-name="T305">-s </text:span><text:span text:style-name="T306">(-es)</text:span><text:span text:style-name="T382">, если подлежащ</text:span><text:span text:style-name="T525">ее</text:span><text:span text:style-name="T382"> в третьем лице, единств</text:span><text:span text:style-name="T526">ен</text:span><text:span text:style-name="T564">ном</text:span><text:span text:style-name="T382"> числе </text:span><text:span text:style-name="T305">(</text:span><text:span text:style-name="T304">he</text:span><text:span text:style-name="T305">, </text:span><text:span text:style-name="T304">she</text:span><text:span text:style-name="T305">, </text:span><text:span text:style-name="T304">it</text:span><text:span text:style-name="T305">)</text:span></text:p>
        </text:list-item>
      </text:list>
      <text:p text:style-name="P623"/>
      <text:p text:style-name="P502"><text:span text:style-name="T592">I </text:span><text:span text:style-name="T20">live</text:span><text:span text:style-name="T592"> in New York — Я живу в Нью Йорке.</text:span></text:p>
      <text:p text:style-name="P504"><text:span text:style-name="T592">Peter </text:span><text:span text:style-name="T20">work</text:span><text:span text:style-name="T21">s</text:span><text:span text:style-name="T592"> in New York — Питер работает в Нью Йорке;</text:span></text:p>
      <text:p text:style-name="P89"/>
      <text:p text:style-name="P88">Окончание <text:span text:style-name="T299">-es</text:span> ставится, если глагол заканчивается: на гласную букву, </text:p>
      <text:p text:style-name="P90">на шипящий звук <text:span text:style-name="T299">(sh, ch)</text:span> <text:span text:style-name="T517">или</text:span> на букву <text:span text:style-name="T299">s/x</text:span>:</text:p>
      <text:list xml:id="list4185142148" text:style-name="L7">
        <text:list-item>
          <text:p text:style-name="P761"><text:span text:style-name="T384">go — </text:span>goes;</text:p>
        </text:list-item>
        <text:list-item>
          <text:p text:style-name="P761"><text:span text:style-name="T384">teach — </text:span>teaches;</text:p>
        </text:list-item>
        <text:list-item>
          <text:p text:style-name="P760"><text:span text:style-name="T384">mix — </text:span><text:span text:style-name="T383">mixes.</text:span></text:p>
        </text:list-item>
      </text:list>
      <text:p text:style-name="P212"/>
      <text:p text:style-name="P92"><text:soft-page-break/>Если глагол заканчивается на букву y, перед которой согласная, то вместо y </text:p>
      <text:p text:style-name="P91">пишется <text:span text:style-name="T299">i</text:span> <text:span text:style-name="T385">(помимо добавления </text:span><text:span text:style-name="T308">-es</text:span><text:span text:style-name="T385">)</text:span>:</text:p>
      <text:list xml:id="list3418309218" text:style-name="L8">
        <text:list-item>
          <text:p text:style-name="P762">fly — flies; </text:p>
        </text:list-item>
        <text:list-item>
          <text:p text:style-name="P762">cry — cries.</text:p>
        </text:list-item>
      </text:list>
      <text:p text:style-name="P212"/>
      <text:p text:style-name="P226"><text:span text:style-name="T490">П</text:span><text:span text:style-name="T491">еред сказуемым часто </text:span><text:span text:style-name="T493">стоят</text:span><text:span text:style-name="T491"> маячки времени </text:span><text:span text:style-name="T497">(</text:span><text:span text:style-name="T491">наречия частности</text:span><text:span text:style-name="T497">)</text:span><text:span text:style-name="T492">:</text:span></text:p>
      <text:list xml:id="list2120565901" text:style-name="L9">
        <text:list-item>
          <text:p text:style-name="P758">always - <text:span text:style-name="T382">всегда</text:span>;</text:p>
        </text:list-item>
        <text:list-item>
          <text:p text:style-name="P758">usually - <text:span text:style-name="T382">обычно</text:span>;</text:p>
        </text:list-item>
        <text:list-item>
          <text:p text:style-name="P758">often - <text:span text:style-name="T382">часто</text:span>;</text:p>
        </text:list-item>
        <text:list-item>
          <text:p text:style-name="P758">sometimes - <text:span text:style-name="T382">иногда</text:span>;</text:p>
        </text:list-item>
        <text:list-item>
          <text:p text:style-name="P758">never — <text:span text:style-name="T382">никогда</text:span>.</text:p>
        </text:list-item>
      </text:list>
      <text:p text:style-name="P18"/>
      <text:p text:style-name="P213"><text:span text:style-name="T299">I </text:span><text:span text:style-name="T374">always</text:span><text:span text:style-name="T299"> wash my hands before eating — Я всегда мою руки перед едой.</text:span></text:p>
      <text:p text:style-name="P212"/>
      <text:p text:style-name="P3">Отрицания в Present Simple</text:p>
      <text:p text:style-name="P3"/>
      <text:p text:style-name="P224"><text:span text:style-name="T390">Использу</text:span><text:span text:style-name="T391">ю</text:span><text:span text:style-name="T390">тся чтобы сказать о том, что что-либо:</text:span></text:p>
      <text:list xml:id="list1084937232" text:style-name="L10">
        <text:list-item>
          <text:p text:style-name="P763">не является фактом настоящего <text:span text:style-name="T526">или истиной</text:span>;</text:p>
        </text:list-item>
        <text:list-item>
          <text:p text:style-name="P763">не происходит с какой-то регулярностью.</text:p>
        </text:list-item>
      </text:list>
      <text:p text:style-name="P217"/>
      <text:p text:style-name="P216">За отрицание отвечает частица <text:span text:style-name="T299">not</text:span>, которая идет в паре со вспомогательным глаголом <text:span text:style-name="T299">do</text:span>.</text:p>
      <text:p text:style-name="P216">Если подлежащее <text:span text:style-name="T299">he/she/it</text:span>, то испольузется <text:span text:style-name="T299">does</text:span>. <text:span text:style-name="T514">Смысловой глагол без изменений.</text:span></text:p>
      <text:p text:style-name="P215"/>
      <text:p text:style-name="P52">People <text:span text:style-name="T3">do </text:span><text:span text:style-name="T28">not</text:span> <text:span text:style-name="T15">live</text:span> in space — Люди не живут в космосе.</text:p>
      <text:p text:style-name="P52">Water <text:span text:style-name="T3">does </text:span><text:span text:style-name="T28">not</text:span> <text:span text:style-name="T15">boil</text:span> at 50 degrees Celsius — Вода не кипит при 50 грудусах.</text:p>
      <text:p text:style-name="P52"/>
      <text:p text:style-name="P554"><text:span text:style-name="T388">Практически всегда </text:span><text:span text:style-name="T346">do/</text:span><text:span text:style-name="T347">does</text:span><text:span text:style-name="T346"> not</text:span><text:span text:style-name="T388"> использу</text:span><text:span text:style-name="T389">е</text:span><text:span text:style-name="T388">тся в сокращении: </text:span></text:p>
      <text:p text:style-name="P53">We don`t drink whisky — Мы не пьем виски. <text:span text:style-name="T646">He doesn`t drink tea — Он не пьет чай.</text:span></text:p>
      <text:p text:style-name="P148"/>
      <text:p text:style-name="P148">Вопросы в Present Simple</text:p>
      <text:p text:style-name="P53"/>
      <text:p text:style-name="P111">Используюся чтобы:</text:p>
      <text:list xml:id="list2983018722" text:style-name="L11">
        <text:list-item>
          <text:p text:style-name="P764">узнать о фактах настоящего;</text:p>
        </text:list-item>
        <text:list-item>
          <text:p text:style-name="P764">о событиях, которые происходят с какой-то регулярностью.</text:p>
        </text:list-item>
      </text:list>
      <text:p text:style-name="P110"/>
      <text:p text:style-name="P110">Вопрос задается с помощью вспомогательного глагола <text:span text:style-name="T299">do/</text:span><text:span text:style-name="T309">does</text:span>, который ставится перед подлежащим. Смысловой глагол без изменений (в начальной форме).</text:p>
      <text:p text:style-name="P624"/>
      <text:p text:style-name="P222"><text:span text:style-name="T5">Do</text:span><text:span text:style-name="T387"> you </text:span><text:span text:style-name="T19">like</text:span><text:span text:style-name="T387"> action movies? </text:span><text:span text:style-name="T332">— </text:span><text:span text:style-name="T387">Тебе нравятся экшен фильмы? </text:span></text:p>
      <text:p text:style-name="P826"><text:span text:style-name="T529">What books </text:span><text:span text:style-name="T6">do</text:span><text:span text:style-name="T529"> you </text:span><text:span text:style-name="T22">read</text:span><text:span text:style-name="T529">? </text:span><text:span text:style-name="T541">—</text:span><text:span text:style-name="T529"> Какие книги тебе нравятся?</text:span></text:p>
      <text:p text:style-name="P61"/>
      <text:p text:style-name="P142">Present Continuous</text:p>
      <text:p text:style-name="P113"/>
      <text:p text:style-name="P113">Указывает на событие, происходящее именно сейчас и которое еще не закончилось.</text:p>
      <text:p text:style-name="P117">Состоит из связки вспомогательного глагола <text:span text:style-name="T299">be</text:span> и смыслового с окончанием <text:span text:style-name="T299">-ing</text:span>:</text:p>
      <text:p text:style-name="P114"/>
      <text:p text:style-name="P54">She <text:span text:style-name="T520">is</text:span> driv<text:span text:style-name="T520">ing</text:span> to work. <text:span text:style-name="T562">—</text:span> Она (сейчас) едет на работу.</text:p>
      <text:p text:style-name="P56">You <text:span text:style-name="T520">are</text:span> do<text:span text:style-name="T520">ing</text:span> great! <text:span text:style-name="T562">—</text:span> У тебя отлично получается!</text:p>
      <text:p text:style-name="P113"/>
      <text:p text:style-name="P232"><text:span text:style-name="T403">Если глагол заканчивается на </text:span><text:span text:style-name="T338">-e</text:span><text:span text:style-name="T403">, то при добавлении </text:span><text:span text:style-name="T338">-ing</text:span><text:span text:style-name="T403"> она выпадает: </text:span><text:span text:style-name="T338">make → making.</text:span></text:p>
      <text:p text:style-name="P116"><text:soft-page-break/>Если глагол заканчивается на <text:span text:style-name="T299">-ie</text:span>, то при добавлении <text:span text:style-name="T299">-ing</text:span> оно меняется на <text:span text:style-name="T299">-y</text:span>: <text:span text:style-name="T299">lie → lying. </text:span></text:p>
      <text:p text:style-name="P55"/>
      <text:p text:style-name="P116">Если глагол из 1 слога, с одной гласной буквой, после которой солгасная, то при </text:p>
      <text:p text:style-name="P232"><text:span text:style-name="T403">добавлении </text:span><text:span text:style-name="T338">-ing</text:span><text:span text:style-name="T403"> согласная удваивается: </text:span><text:span text:style-name="T338">hit → hitting, sit → sitting.</text:span></text:p>
      <text:p text:style-name="P115"/>
      <text:p text:style-name="P233"><text:span text:style-name="T403">В </text:span><text:span text:style-name="T387">окончании </text:span><text:span text:style-name="T331">-ing</text:span><text:span text:style-name="T387"> буква </text:span><text:span text:style-name="T331">g</text:span><text:span text:style-name="T387"> не произносится. Сочетание </text:span><text:span text:style-name="T331">ng</text:span><text:span text:style-name="T387"> образет необычный звук, которого нет в русском языке — носовой </text:span><text:span text:style-name="T331">n</text:span><text:span text:style-name="T387"> (при произнесении пускается воздух через нос).</text:span></text:p>
      <text:p text:style-name="P117"/>
      <text:p text:style-name="P118"><text:span text:style-name="T569">Слова-м</text:span>аячки Present Continuous:</text:p>
      <text:list xml:id="list3857470406" text:style-name="L14">
        <text:list-item>
          <text:p text:style-name="P765">look — смотри;</text:p>
        </text:list-item>
        <text:list-item>
          <text:p text:style-name="P765">now — сейчас (обычно стоит в конце);</text:p>
        </text:list-item>
        <text:list-item>
          <text:p text:style-name="P765">at the moment — в этот момент (обычно в конце).</text:p>
        </text:list-item>
      </text:list>
      <text:p text:style-name="P115"/>
      <text:p text:style-name="P56">I am working right <text:span text:style-name="T520">now</text:span>. — Прямо сейчас я работаю.</text:p>
      <text:p text:style-name="P56"><text:span text:style-name="T520">Look</text:span> out of the window! It`s raining. — Посмотри в окно. Идет дождь.</text:p>
      <text:p text:style-name="P119"/>
      <text:p text:style-name="P141">Отрицания в Present Continuous</text:p>
      <text:p text:style-name="P141"/>
      <text:p text:style-name="P120">Используется чтобы сказать, что что-то не происходит именно сейчас.</text:p>
      <text:p text:style-name="P120">Для этого к глаголу <text:span text:style-name="T299">be</text:span> добавляется частица <text:span text:style-name="T299">not</text:span>.</text:p>
      <text:p text:style-name="P120"/>
      <text:p text:style-name="P57">I`m not listening to you. <text:span text:style-name="T566">—</text:span> Я не слушаю тебя.</text:p>
      <text:p text:style-name="P57">He isn`t cleaning the carpet. <text:span text:style-name="T566">—</text:span> Он не чистит ковер.</text:p>
      <text:p text:style-name="P57"/>
      <text:p text:style-name="P145">Вопросы в Present Continuous</text:p>
      <text:p text:style-name="P58"/>
      <text:p text:style-name="P683">Здесь использ<text:span text:style-name="T568">уются</text:span> теже правила, что при составлении вопросов в </text:p>
      <text:p text:style-name="P684">Present Simple с глаголом <text:span text:style-name="T299">be</text:span>:</text:p>
      <text:p text:style-name="P58">Am I listening? <text:span text:style-name="T566">—</text:span> Я слушаю?</text:p>
      <text:p text:style-name="P58">Are you playing? Yes, I am. <text:span text:style-name="T566">—</text:span> Ты играешь? Да.</text:p>
      <text:p text:style-name="P58">Where is he going? <text:span text:style-name="T566">—</text:span> Куда он идет?</text:p>
      <text:p text:style-name="P59">What book is she reading? <text:span text:style-name="T566">— </text:span>Какую книгу она читает? <text:span text:style-name="T567">(сейчас)</text:span></text:p>
      <text:p text:style-name="P59"/>
      <text:p text:style-name="P234"><text:span text:style-name="T427">Глаголы, которые не использ</text:span><text:span text:style-name="T433">уются</text:span><text:span text:style-name="T427"> в </text:span><text:span text:style-name="T428">Continuous</text:span></text:p>
      <text:p text:style-name="P143"/>
      <text:p text:style-name="P121">Это глаголы, обозначающие состояние, которое не меняется под дейсвтием момента.</text:p>
      <text:p text:style-name="P833"><text:span text:style-name="T408">Как правило это </text:span><text:span text:style-name="T409">описание</text:span><text:span text:style-name="T408"> чувств или мыслей. </text:span></text:p>
      <text:p text:style-name="P833"><text:span text:style-name="T408"/></text:p>
      <text:p text:style-name="P833"><text:span text:style-name="T409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:</text:span></text:p>
      <text:p text:style-name="P122"/>
      <text:p text:style-name="P123">Глаголы восприятия:</text:p>
      <text:list xml:id="list27454210" text:style-name="L15">
        <text:list-item>
          <text:p text:style-name="P766">see — видеть;</text:p>
        </text:list-item>
        <text:list-item>
          <text:p text:style-name="P766">hear — слышать;</text:p>
        </text:list-item>
        <text:list-item>
          <text:p text:style-name="P766">feel — чувствовать;</text:p>
        </text:list-item>
        <text:list-item>
          <text:p text:style-name="P766">taste — чувствовать вкус (пробовать);</text:p>
        </text:list-item>
        <text:list-item>
          <text:p text:style-name="P766">smell — чувствовать запах (нюхать).</text:p>
        </text:list-item>
      </text:list>
      <text:p text:style-name="P122"/>
      <text:p text:style-name="P123"/>
      <text:p text:style-name="P835">Глаголы для выражения мнения:</text:p>
      <text:list xml:id="list3755160364" text:style-name="L16">
        <text:list-item>
          <text:p text:style-name="P767">belive — верить;</text:p>
        </text:list-item>
        <text:list-item>
          <text:p text:style-name="P767">doubt — сомневаться;</text:p>
        </text:list-item>
        <text:list-item>
          <text:p text:style-name="P767">think — думать.</text:p>
        </text:list-item>
      </text:list>
      <text:p text:style-name="P124"/>
      <text:p text:style-name="P123">Глаголы, показывающие состояние мыслей:</text:p>
      <text:list xml:id="list281809023" text:style-name="L17">
        <text:list-item>
          <text:p text:style-name="P768">forget — забывать;</text:p>
        </text:list-item>
        <text:list-item>
          <text:p text:style-name="P768">imagine — представлять;</text:p>
        </text:list-item>
        <text:list-item>
          <text:p text:style-name="P768">know — знать;</text:p>
        </text:list-item>
        <text:list-item>
          <text:p text:style-name="P768">understand — понимать.</text:p>
        </text:list-item>
      </text:list>
      <text:p text:style-name="P122"/>
      <text:p text:style-name="P125">Глаголы, указывающие на эмоции и желания:</text:p>
      <text:list xml:id="list3330972604" text:style-name="L18">
        <text:list-item>
          <text:p text:style-name="P770">love — любить;</text:p>
        </text:list-item>
        <text:list-item>
          <text:p text:style-name="P770">like — нравиться;</text:p>
        </text:list-item>
        <text:list-item>
          <text:p text:style-name="P770">hate — ненавидеть;</text:p>
        </text:list-item>
        <text:list-item>
          <text:p text:style-name="P770">hope — надеяться;</text:p>
        </text:list-item>
        <text:list-item>
          <text:p text:style-name="P770">want — хотеть;</text:p>
        </text:list-item>
        <text:list-item>
          <text:p text:style-name="P770">wish — желать.</text:p>
        </text:list-item>
      </text:list>
      <text:p text:style-name="P126"/>
      <text:p text:style-name="P125">Другие глаголы:</text:p>
      <text:list xml:id="list2698869969" text:style-name="L19">
        <text:list-item>
          <text:p text:style-name="P771">look — выглядеть;</text:p>
        </text:list-item>
        <text:list-item>
          <text:p text:style-name="P771">have — иметь.</text:p>
        </text:list-item>
      </text:list>
      <text:p text:style-name="P126"/>
      <text:p text:style-name="P64">I think Amy is a strange girl. - Я думаю, Эмми странная девушка.</text:p>
      <text:p text:style-name="P64">Do you know this man? - Вы знаете этого мужчину?</text:p>
      <text:p text:style-name="P64">You look great! - Ты выглядишь отлично!</text:p>
      <text:p text:style-name="P146"/>
      <text:p text:style-name="P146">Present Perfect</text:p>
      <text:p text:style-name="P127"/>
      <text:p text:style-name="P235"><text:span text:style-name="T416">У</text:span><text:span text:style-name="T412">казывает на дейсвтие совершенное когда-то в прошлом, но подчеркивает, что результат важен сейчас </text:span><text:span text:style-name="T413">(т. е. к какому результату в итоге это привело)</text:span><text:span text:style-name="T412">.</text:span></text:p>
      <text:p text:style-name="P128"/>
      <text:p text:style-name="P630"><text:span text:style-name="T412">С</text:span><text:span text:style-name="T415">остоит и</text:span><text:span text:style-name="T417">з </text:span><text:span text:style-name="T418">2х частей:</text:span><text:span text:style-name="T415"> вспомогат</text:span><text:span text:style-name="T418">ельного</text:span><text:span text:style-name="T415"> глагола </text:span><text:span text:style-name="T351">have</text:span><text:span text:style-name="T415"> и смыслового глагола </text:span></text:p>
      <text:p text:style-name="P630"><text:span text:style-name="T415">в 3й форме (</text:span><text:span text:style-name="T419">переводится как «сделанный»</text:span><text:span text:style-name="T415">).</text:span></text:p>
      <text:p text:style-name="P773"/>
      <text:p text:style-name="P235"><text:span text:style-name="T412">На русский язык Present Perfect переводится в прошлом </text:span><text:span text:style-name="T414">(иногда настоящ</text:span><text:span text:style-name="T416">и</text:span><text:span text:style-name="T414">м, </text:span><text:span text:style-name="T416">для удобства</text:span><text:span text:style-name="T414">)</text:span><text:span text:style-name="T412">, </text:span></text:p>
      <text:p text:style-name="P129">а в английском принадлежит к катергории настоящих времен.</text:p>
      <text:p text:style-name="P129"/>
      <text:p text:style-name="P19"><text:span text:style-name="T535">I </text:span><text:span text:style-name="T542">have</text:span><text:span text:style-name="T529"> already </text:span><text:span text:style-name="T542">seen</text:span><text:span text:style-name="T529"> this movie. </text:span><text:span text:style-name="T536">—</text:span><text:span text:style-name="T529"> Я уже видел этот фильм (просмотрел, т. е. опыт).</text:span></text:p>
      <text:p text:style-name="P19"><text:span text:style-name="T529">You </text:span><text:span text:style-name="T542">have</text:span><text:span text:style-name="T529"> </text:span><text:span text:style-name="T542">broken</text:span><text:span text:style-name="T529"> the vase. </text:span><text:span text:style-name="T536">— </text:span><text:span text:style-name="T529">Ты разбил вазу. (есть очевидный результат, кот. случился ранее) </text:span></text:p>
      <text:p text:style-name="P20"><text:span text:style-name="T537">It`s the fitst time I </text:span><text:span text:style-name="T543">have</text:span><text:span text:style-name="T537"> </text:span><text:span text:style-name="T543">driven</text:span><text:span text:style-name="T537"> a car — Это впервые, когда я веду машину. (в настоящем)</text:span></text:p>
      <text:p text:style-name="P136"/>
      <text:p text:style-name="P137">Как проявляется результат:</text:p>
      <text:list xml:id="list3461781553" text:style-name="L20">
        <text:list-item>
          <text:p text:style-name="P799"><text:span text:style-name="T435">это </text:span><text:span text:style-name="T434">очевидные изменения;</text:span></text:p>
        </text:list-item>
        <text:list-item>
          <text:p text:style-name="P798"><text:span text:style-name="T413">полученный </text:span><text:span text:style-name="T417">ранее</text:span><text:span text:style-name="T413"> опыт или впечатления;</text:span></text:p>
        </text:list-item>
        <text:list-item>
          <text:p text:style-name="P772">недавно произошедшие события или новая информация.</text:p>
        </text:list-item>
      </text:list>
      <text:p text:style-name="P130"/>
      <text:p text:style-name="P130">Также Present Perfect используют, если что-то произошло впервые:</text:p>
      <text:p text:style-name="P62">It`s the first time something has happend. - Этой первый раз, когда что-то произошло.</text:p>
      <text:p text:style-name="P62">(вместо first можно указать любое порядковое число: second, third)</text:p>
      <text:p text:style-name="P130"><text:soft-page-break/>Present Perferct — яркий пример того, что нельзя переводить английские </text:p>
      <text:p text:style-name="P108"><text:span text:style-name="T534">предложения слово в слово: </text:span><text:span text:style-name="T358">I have done. </text:span><text:span text:style-name="T352">—</text:span><text:span text:style-name="T358"> Я сделал (</text:span><text:span text:style-name="T372">досл. </text:span><text:span text:style-name="T358">Я имею сделанным).</text:span></text:p>
      <text:p text:style-name="P206"/>
      <text:p text:style-name="P206">Есть 2 варианта образования 3й формы глагола:</text:p>
      <text:list xml:id="list3163513490" text:style-name="L21">
        <text:list-item>
          <text:p text:style-name="P775">если глагол правильный, то добавляем к его начальной форме окончание <text:span text:style-name="T299">-ed</text:span>;</text:p>
        </text:list-item>
        <text:list-item>
          <text:p text:style-name="P775">если неправильный, то находим в таблице неправильных глаголов.</text:p>
        </text:list-item>
      </text:list>
      <text:p text:style-name="P156"/>
      <text:p text:style-name="P485"><text:span text:style-name="T436">Н</text:span><text:span text:style-name="T437">еправильны</text:span><text:span text:style-name="T436">й</text:span><text:span text:style-name="T437"> глагол </text:span><text:span text:style-name="T436">это </text:span><text:span text:style-name="T437">тот, который во 2й или 3й форме </text:span><text:span text:style-name="T451">записывается</text:span><text:span text:style-name="T437"> </text:span><text:span text:style-name="T451">по особенному</text:span><text:span text:style-name="T437">. </text:span></text:p>
      <text:p text:style-name="P157">Самые популярные неправильные глаголы нужно заучить (см. таблицу ниже).</text:p>
      <text:p text:style-name="P156"/>
      <text:p text:style-name="P159">Слова-маячки Present Perfect:</text:p>
      <text:list xml:id="list3374267810" text:style-name="L22">
        <text:list-item>
          <text:p text:style-name="P777">just — только что;</text:p>
        </text:list-item>
        <text:list-item>
          <text:p text:style-name="P777">already — уже;</text:p>
        </text:list-item>
        <text:list-item>
          <text:p text:style-name="P777">yet — еще не;</text:p>
        </text:list-item>
      </text:list>
      <text:p text:style-name="P161"/>
      <text:p text:style-name="P486"><text:span text:style-name="T359">Just</text:span><text:span text:style-name="T438"> и </text:span><text:span text:style-name="T359">already</text:span><text:span text:style-name="T438"> используются в утверждениях. </text:span><text:span text:style-name="T359">Yet</text:span><text:span text:style-name="T438"> — в вопросах и отрицаниях</text:span><text:span text:style-name="T439">. </text:span></text:p>
      <text:p text:style-name="P620"><text:span text:style-name="T439">(</text:span><text:span text:style-name="T373">already</text:span><text:span text:style-name="T486"> также </text:span><text:span text:style-name="T485">иногда можно встретить</text:span><text:span text:style-name="T486"> в вопросах).</text:span></text:p>
      <text:p text:style-name="P163"/>
      <text:p text:style-name="P162">Место <text:span text:style-name="T299">just</text:span>, <text:span text:style-name="T299">already</text:span> в предложении — между <text:span text:style-name="T299">have</text:span> и 3й формой глагола. </text:p>
      <text:p text:style-name="P162">Слово <text:span text:style-name="T299">yet</text:span> стоит <text:span text:style-name="T647">всегда </text:span>в конце предложения.</text:p>
      <text:p text:style-name="P160"/>
      <text:p text:style-name="P65">I have <text:span text:style-name="T520">just</text:span> eaten a sandwich. <text:span text:style-name="T570">—</text:span> Я только что съел бутерброд.</text:p>
      <text:p text:style-name="P65">We have n<text:span text:style-name="T573">o</text:span>t finished <text:span text:style-name="T520">yet</text:span>. <text:span text:style-name="T570">—</text:span> Мы еще не закончили.</text:p>
      <text:p text:style-name="P158"/>
      <text:p text:style-name="P164">Другие указатели времени:</text:p>
      <text:list xml:id="list1760464673" text:style-name="L23">
        <text:list-item>
          <text:p text:style-name="P778">ever — когда либо;</text:p>
        </text:list-item>
        <text:list-item>
          <text:p text:style-name="P778">never — никогда;</text:p>
        </text:list-item>
        <text:list-item>
          <text:p text:style-name="P778">recently — в последнее время;</text:p>
        </text:list-item>
        <text:list-item>
          <text:p text:style-name="P778">these days — в последние дни;</text:p>
        </text:list-item>
        <text:list-item>
          <text:p text:style-name="P778">словосочетание с this (this mornig, this week).</text:p>
        </text:list-item>
      </text:list>
      <text:p text:style-name="P163"/>
      <text:p text:style-name="P163">Место <text:span text:style-name="T299">ever</text:span>, <text:span text:style-name="T299">never</text:span> — перед 3й формой глагола, <text:span text:style-name="T572">а</text:span> <text:span text:style-name="T299">recently</text:span>, <text:span text:style-name="T299">these days</text:span> и </text:p>
      <text:p text:style-name="P163">словосочетания с <text:span text:style-name="T299">this</text:span> — в конце предложения.</text:p>
      <text:p text:style-name="P163"/>
      <text:p text:style-name="P66">I <text:span text:style-name="T573">ha</text:span>ve <text:span text:style-name="T520">never</text:span> been to New York. <text:span text:style-name="T571">— </text:span>Я никогда не был в Нью Йорке.</text:p>
      <text:p text:style-name="P66">I <text:span text:style-name="T573">ha</text:span>ve worked a lot <text:span text:style-name="T520">these days</text:span>. <text:span text:style-name="T571">—</text:span> Я много работал в эти дни.</text:p>
      <text:p text:style-name="P165"/>
      <text:p text:style-name="P153">Отрицания в Present Perfect</text:p>
      <text:p text:style-name="P166"/>
      <text:p text:style-name="P167">Используются, когда хотят сказать:</text:p>
      <text:list xml:id="list1542924884" text:style-name="L24">
        <text:list-item>
          <text:p text:style-name="P779">об отсутствии ожидаемого результата;</text:p>
        </text:list-item>
        <text:list-item>
          <text:p text:style-name="P779">о том, чего автор никогда не делал или не испытывал.</text:p>
        </text:list-item>
      </text:list>
      <text:p text:style-name="P166"/>
      <text:p text:style-name="P166">Для этого ставится частица <text:span text:style-name="T299">not</text:span> после вспомогательного глагола <text:span text:style-name="T299">have</text:span>.</text:p>
      <text:p text:style-name="P166"/>
      <text:p text:style-name="P166">Также отрицательным считается предложение со словом <text:span text:style-name="T299">never</text:span>, которое передает отрицательный контекст.</text:p>
      <text:p text:style-name="P166"/>
      <text:p text:style-name="P487"><text:span text:style-name="T440">В </text:span><text:span text:style-name="T434">отрицаниях почти всегда используется сокращенная форма глагола — </text:span><text:span text:style-name="T358">haven`t</text:span><text:span text:style-name="T434">.</text:span></text:p>
      <text:p text:style-name="P488"><text:span text:style-name="T452">Сокращени</text:span><text:span text:style-name="T484">е</text:span><text:span text:style-name="T452"> </text:span><text:span text:style-name="T361">`ve not</text:span><text:span text:style-name="T452"> не используется.</text:span></text:p>
      <text:p text:style-name="P166"/>
      <text:p text:style-name="P67"><text:soft-page-break/>I have<text:span text:style-name="T293">n</text:span><text:span text:style-name="T297">`</text:span><text:span text:style-name="T293">t</text:span> expected that. <text:span text:style-name="T571">—</text:span> Я этого не ожидал.</text:p>
      <text:p text:style-name="P67">I<text:span text:style-name="T573">`</text:span>ve <text:span text:style-name="T293">never</text:span> seen this movie before. <text:span text:style-name="T571">— </text:span>Я до этого не видел этот фильм. </text:p>
      <text:p text:style-name="P155"/>
      <text:p text:style-name="P155">Вопросы в Present Perfect</text:p>
      <text:p text:style-name="P68"/>
      <text:p text:style-name="P169">Используются, если хоят узнать:</text:p>
      <text:list xml:id="list3707724737" text:style-name="L25">
        <text:list-item>
          <text:p text:style-name="P780">сделано ли дело к этом моменту, каким образом оно сделано;</text:p>
        </text:list-item>
        <text:list-item>
          <text:p text:style-name="P800"><text:span text:style-name="T452">имеет ли человек определенный опыт </text:span><text:span text:style-name="T450">или совершил ли он </text:span><text:span text:style-name="T453">нужное</text:span><text:span text:style-name="T450"> действие</text:span><text:span text:style-name="T452">;</text:span></text:p>
        </text:list-item>
      </text:list>
      <text:p text:style-name="P168"/>
      <text:p text:style-name="P488">Для этого используется уже знакомая схема. Глагол <text:span text:style-name="T299">have</text:span> ставится перед по<text:span text:style-name="T579">д</text:span>л<text:span text:style-name="T579">е</text:span>ж<text:span text:style-name="T579">а</text:span>щим.</text:p>
      <text:p text:style-name="P488"/>
      <text:p text:style-name="P69">Why have you done it? <text:span text:style-name="T571">—</text:span> Зачем ты это сделал?</text:p>
      <text:p text:style-name="P619"><text:span text:style-name="T369">Ha</text:span><text:span text:style-name="T370">s</text:span><text:span text:style-name="T369"> </text:span><text:span text:style-name="T370">he</text:span><text:span text:style-name="T369"> ever been to Rome? </text:span><text:span text:style-name="T371">—</text:span><text:span text:style-name="T369"> </text:span><text:span text:style-name="T370">Он</text:span><text:span text:style-name="T369"> бывал в Риме?</text:span></text:p>
      <text:p text:style-name="P69"/>
      <text:p text:style-name="P144">Present Perfect Continuous</text:p>
      <text:p text:style-name="P170"/>
      <text:p text:style-name="P172">Для того, чтобы использовать, нужно чтобы совпало сразу несколько условий:</text:p>
      <text:list xml:id="list4224016377" text:style-name="L26">
        <text:list-item>
          <text:p text:style-name="P801"><text:span text:style-name="T441">действие не закончено либо закончено не</text:span><text:span text:style-name="T445">давно</text:span><text:span text:style-name="T441">;</text:span></text:p>
        </text:list-item>
        <text:list-item>
          <text:p text:style-name="P801"><text:span text:style-name="T441">известн</text:span><text:span text:style-name="T445">а его продолжительность </text:span><text:span text:style-name="T459">(обычно из контекста предложения)</text:span><text:span text:style-name="T445">.</text:span></text:p>
        </text:list-item>
      </text:list>
      <text:p text:style-name="P171"/>
      <text:p text:style-name="P176">Схема состоит из 3х частей: вспомогательного глагола <text:span text:style-name="T299">have</text:span>, слова <text:span text:style-name="T299">been</text:span> <text:span text:style-name="T653">(особая форма </text:span></text:p>
      <text:p text:style-name="P176"><text:span text:style-name="T653">глагола </text:span><text:span text:style-name="T326">be</text:span><text:span text:style-name="T653">) </text:span>и смыслового глагола с окончанием <text:span text:style-name="T299">-ing</text:span>. </text:p>
      <text:p text:style-name="P174"/>
      <text:p text:style-name="P499"><text:span text:style-name="T434">На русский </text:span><text:span text:style-name="T443">язык </text:span><text:span text:style-name="T421">Present Perfect Continuous</text:span><text:span text:style-name="T429"> </text:span><text:span text:style-name="T434">переводится настоящим временем</text:span></text:p>
      <text:p text:style-name="P491"><text:span text:style-name="T442">(редко в прошлом). </text:span><text:span text:style-name="T443">При этом все 3 части </text:span><text:span text:style-name="T444">переводятся</text:span><text:span text:style-name="T443"> одним словом.</text:span></text:p>
      <text:p text:style-name="P173"/>
      <text:p text:style-name="P21"><text:span text:style-name="T528">I </text:span><text:span text:style-name="T542">have been learning</text:span><text:span text:style-name="T528"> English for 2 years. </text:span><text:span text:style-name="T546">—</text:span><text:span text:style-name="T528"> Я </text:span><text:span text:style-name="T542">учу</text:span><text:span text:style-name="T528"> английский уже 2 года (и еще не закончил).</text:span></text:p>
      <text:p text:style-name="P21"><text:span text:style-name="T528">We </text:span><text:span text:style-name="T542">have been cleaning</text:span><text:span text:style-name="T528"> the flat the whole morning. </text:span><text:span text:style-name="T546">— </text:span><text:span text:style-name="T528">Мы </text:span><text:span text:style-name="T542">убирали</text:span><text:span text:style-name="T528"> </text:span><text:span text:style-name="T547">квартиру все утро.</text:span></text:p>
      <text:p text:style-name="P175"/>
      <text:p text:style-name="P177">Формы глагола <text:span text:style-name="T299">have</text:span> <text:span text:style-name="T299">verb-ing</text:span> (подобно <text:span text:style-name="T299">am/is/are verb-ing</text:span>, как в Continuous) не существует.</text:p>
      <text:p text:style-name="P177">Если у смыслового глагола окончание<text:span text:style-name="T299"> -ing</text:span>, то <text:span text:style-name="T299">have</text:span> применяется только с <text:span text:style-name="T299">been</text:span>.</text:p>
      <text:p text:style-name="P177"/>
      <text:p text:style-name="P492"><text:span text:style-name="T445">С</text:span><text:span text:style-name="T434">лова-маячки Present Perfect Continuous:</text:span></text:p>
      <text:list xml:id="list1605964340" text:style-name="L27">
        <text:list-item>
          <text:p text:style-name="P781">for — в течении;</text:p>
        </text:list-item>
        <text:list-item>
          <text:p text:style-name="P781">since — с какого-то времени;</text:p>
        </text:list-item>
        <text:list-item>
          <text:p text:style-name="P781">how long — как долго.</text:p>
        </text:list-item>
      </text:list>
      <text:p text:style-name="P179"/>
      <text:p text:style-name="P178">Дополнительно могут использоваться указатели периода:</text:p>
      <text:list xml:id="list716659864" text:style-name="L28">
        <text:list-item>
          <text:p text:style-name="P782">all — весь (день/год);</text:p>
        </text:list-item>
        <text:list-item>
          <text:p text:style-name="P782">the whole — целый (день/вечер); </text:p>
        </text:list-item>
      </text:list>
      <text:p text:style-name="P173"/>
      <text:p text:style-name="P22"><text:span text:style-name="T528">He</text:span><text:span text:style-name="T548">`</text:span><text:span text:style-name="T529">s been playing</text:span><text:span text:style-name="T528"> for an hour. — Он </text:span><text:span text:style-name="T529">играет</text:span><text:span text:style-name="T528"> уже час </text:span><text:span text:style-name="T548">(в течении часа).</text:span></text:p>
      <text:p text:style-name="P23"><text:span text:style-name="T548">W</text:span><text:span text:style-name="T528">e`</text:span><text:span text:style-name="T529">ve been staying</text:span><text:span text:style-name="T528"> in this hotel since Tuesday. </text:span><text:span text:style-name="T549">— </text:span><text:span text:style-name="T528">Мы </text:span><text:span text:style-name="T529">находимся</text:span><text:span text:style-name="T528"> в этом отеле со вторника.</text:span></text:p>
      <text:p text:style-name="P180"/>
      <text:p text:style-name="P495"><text:span text:style-name="T446">В утверждениях глагол </text:span><text:span text:style-name="T360">have</text:span><text:span text:style-name="T446"> </text:span><text:span text:style-name="T447">часто</text:span><text:span text:style-name="T446"> сокращают до </text:span><text:span text:style-name="T360">`ve</text:span><text:span text:style-name="T446">, а </text:span><text:span text:style-name="T360">has</text:span><text:span text:style-name="T446"> — до </text:span><text:span text:style-name="T360">`s</text:span><text:span text:style-name="T446"> (лего перепутать с </text:span><text:span text:style-name="T360">is</text:span><text:span text:style-name="T446">, посему здесь вспомогательный глагол можно понять только по контексту).</text:span></text:p>
      <text:p text:style-name="P181"/>
      <text:p text:style-name="P494"><text:span text:style-name="T446">Е</text:span><text:span text:style-name="T434">сли используется глагол </text:span><text:span text:style-name="T358">be</text:span><text:span text:style-name="T434"> или глаголы состояния, которые не стоят в Continuous</text:span><text:span text:style-name="T456">,</text:span><text:span text:style-name="T434"> </text:span></text:p>
      <text:p text:style-name="P182">то предложение будет в Present Perfect. </text:p>
      <text:p text:style-name="P182"/>
      <text:p text:style-name="P26"><text:soft-page-break/><text:span text:style-name="T529">I </text:span><text:span text:style-name="T542">have known </text:span><text:span text:style-name="T529">(</text:span><text:span text:style-name="T538">а </text:span><text:span text:style-name="T529">не have been knowing)</text:span><text:span text:style-name="T528"> Alice for 3 years. </text:span><text:span text:style-name="T446">—</text:span><text:span text:style-name="T528"> Я </text:span><text:span text:style-name="T542">знаю</text:span><text:span text:style-name="T528"> Алису уже 3 года </text:span></text:p>
      <text:p text:style-name="P27"><text:span text:style-name="T528">I </text:span><text:span text:style-name="T542">haven`t seen</text:span><text:span text:style-name="T528"> Mary for years. </text:span><text:span text:style-name="T548">— </text:span><text:span text:style-name="T528">Я н</text:span><text:span text:style-name="T542">е видел</text:span><text:span text:style-name="T528"> Мэри много лет. </text:span></text:p>
      <text:p text:style-name="P182"/>
      <text:p text:style-name="P496"><text:span text:style-name="T455">Present Perfect Continuous можно упрощать до Present Perfect с пом</text:span><text:span text:style-name="T454">.</text:span><text:span text:style-name="T455"> глаголов </text:span><text:span text:style-name="T362">live</text:span><text:span text:style-name="T455"> </text:span><text:span text:style-name="T454">и</text:span><text:span text:style-name="T455"> </text:span><text:span text:style-name="T362">work</text:span><text:span text:style-name="T455">:</text:span></text:p>
      <text:p text:style-name="P25"><text:span text:style-name="T550">I</text:span><text:span text:style-name="T528">`ve </text:span><text:span text:style-name="T542">been working</text:span><text:span text:style-name="T528"> here for 2 years → I`ve </text:span><text:span text:style-name="T542">worked</text:span><text:span text:style-name="T528"> here for 2 years. </text:span><text:span text:style-name="T551">(смысл одинаковый)</text:span></text:p>
      <text:p text:style-name="P181"/>
      <text:p text:style-name="P6"><text:span text:style-name="T446">О</text:span><text:span text:style-name="T434">трицания в Present Perfect Continuous</text:span></text:p>
      <text:p text:style-name="P183"/>
      <text:p text:style-name="P493"><text:span text:style-name="T447">Использу</text:span><text:span text:style-name="T448">ю</text:span><text:span text:style-name="T447">тся, чтобы сказать, что что-то не происходит в течении указанного времени.</text:span></text:p>
      <text:p text:style-name="P184">Для этого добавляется частица <text:span text:style-name="T299">not</text:span> после вспомогательного глагола <text:span text:style-name="T299">have</text:span>.</text:p>
      <text:p text:style-name="P184"/>
      <text:p text:style-name="P24"><text:span text:style-name="T528">I </text:span><text:span text:style-name="T529">have not been waiting</text:span><text:span text:style-name="T528"> long. </text:span><text:span text:style-name="T549">—</text:span><text:span text:style-name="T528"> Я </text:span><text:span text:style-name="T529">не жду</text:span><text:span text:style-name="T528"> долго.</text:span></text:p>
      <text:p text:style-name="P173"/>
      <text:p text:style-name="P7"><text:span text:style-name="T434">Вопросы </text:span><text:span text:style-name="T449">в Present Perfect Continuous</text:span><text:span text:style-name="T434"> </text:span></text:p>
      <text:p text:style-name="P173"/>
      <text:p text:style-name="P18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85"/>
      <text:p text:style-name="P48"><text:span text:style-name="T528">Have you been waiting long? </text:span><text:span text:style-name="T549">— </text:span><text:span text:style-name="T528">Вы давно ждете? </text:span></text:p>
      <text:p text:style-name="P48"><text:span text:style-name="T528">How long have you been waiting? </text:span><text:span text:style-name="T549">—</text:span><text:span text:style-name="T528"> Как долго вы ждете?</text:span></text:p>
      <text:p text:style-name="P149"/>
      <text:p text:style-name="P149"><text:span text:style-name="T582">Прошедшее. </text:span>Past</text:p>
      <text:p text:style-name="P186"/>
      <text:p text:style-name="P198">Past Perfect и Past Perfect Continuous относительно редки и <text:span text:style-name="T591">в</text:span> рамках начального курса </text:p>
      <text:p text:style-name="P198">не проходятся. <text:span text:style-name="T583">В художественной литературе почти всегда используется Past Simple.</text:span></text:p>
      <text:p text:style-name="P186"/>
      <text:p text:style-name="P147">Past Simple</text:p>
      <text:p text:style-name="P187"/>
      <text:p text:style-name="P189">Используется, чтобы:</text:p>
      <text:list xml:id="list1522533527" text:style-name="L29">
        <text:list-item>
          <text:p text:style-name="P802"><text:span text:style-name="T457">сообщить факты </text:span><text:span text:style-name="T458">прошлого,</text:span><text:span text:style-name="T457"> рассказать историю, </text:span><text:span text:style-name="T465">биографию</text:span><text:span text:style-name="T457">; </text:span></text:p>
        </text:list-item>
        <text:list-item>
          <text:p text:style-name="P783">описать действие из прошлого, результат которого не важен в настоящем.</text:p>
        </text:list-item>
      </text:list>
      <text:p text:style-name="P188"/>
      <text:p text:style-name="P500"><text:span text:style-name="T459">Для этого использются глаголы во 2й форме. </text:span><text:span text:style-name="T460">Вторая форма правильного глагола образуется добавлением окончания </text:span><text:span text:style-name="T363">-ed</text:span><text:span text:style-name="T460">. </text:span><text:span text:style-name="T468">Ф</text:span><text:span text:style-name="T460">орма </text:span><text:span text:style-name="T468">неправильного глагола </text:span><text:span text:style-name="T460">находится в таблице.</text:span></text:p>
      <text:p text:style-name="P188"/>
      <text:p text:style-name="P28"><text:span text:style-name="T528">Mozart </text:span><text:span text:style-name="T542">lived</text:span><text:span text:style-name="T528"> from 1756 to 1791 — Моцарт </text:span><text:span text:style-name="T542">жил</text:span><text:span text:style-name="T528"> с 1756 по 1791 год (факт прошлого). </text:span></text:p>
      <text:p text:style-name="P28"><text:span text:style-name="T528">I </text:span><text:span text:style-name="T542">visited</text:span><text:span text:style-name="T528"> my parents yesterday — Вчера я </text:span><text:span text:style-name="T542">навещал</text:span><text:span text:style-name="T528"> родителей (действие из прошлого).</text:span></text:p>
      <text:p text:style-name="P237"/>
      <text:p text:style-name="P238">Если глагол заканчивается на глухой звук, то <text:span text:style-name="T299">-ed</text:span> читается как <text:span text:style-name="T299">t</text:span>, а если на звконкий </text:p>
      <text:p text:style-name="P238">согласный или на гласный звук — то как <text:span text:style-name="T299">d</text:span>: <text:span text:style-name="T299">worked [воркт], played [плэйд]</text:span>.</text:p>
      <text:p text:style-name="P498"/>
      <text:p text:style-name="P236">Если глагол заканчивается на <text:span text:style-name="T299">d </text:span>или <text:span text:style-name="T299">t</text:span>, то <text:span text:style-name="T299">-ed</text:span> читается как <text:span text:style-name="T299">id</text:span>: <text:span text:style-name="T299">recorded [рикодид]</text:span>. </text:p>
      <text:p text:style-name="P239">Если глагол заканчивается на <text:span text:style-name="T299">-e</text:span>, то её не надо писать 2 раза: <text:span text:style-name="T299">chase</text:span> → <text:span text:style-name="T299">chased</text:span>.</text:p>
      <text:p text:style-name="P498"/>
      <text:p text:style-name="P497">Слова-маячки Past Simple:</text:p>
      <text:list xml:id="list3784111636" text:style-name="L30">
        <text:list-item>
          <text:p text:style-name="P803">ago — <text:span text:style-name="T584">тому назад</text:span>;</text:p>
        </text:list-item>
        <text:list-item>
          <text:p text:style-name="P804">last — <text:span text:style-name="T584">прошлый</text:span>;</text:p>
        </text:list-item>
        <text:list-item>
          <text:p text:style-name="P784">yesterday — вчера;</text:p>
        </text:list-item>
      </text:list>
      <text:p text:style-name="P207"/>
      <text:p text:style-name="P501"><text:soft-page-break/><text:span text:style-name="T466">Past Simple часто путают с Present Perfect, потому что на русский они переводятся </text:span><text:span text:style-name="T467">почти</text:span><text:span text:style-name="T466"> одинаково. Главное отличие в том, что Present Perfect всегда будет сообщать доп</text:span><text:span text:style-name="T467">олнительную</text:span><text:span text:style-name="T466"> информацию, указывающ</text:span><text:span text:style-name="T467">ую </text:span><text:span text:style-name="T466">на настоящее время </text:span><text:span text:style-name="T467">(</text:span><text:span text:style-name="T468">чтобы сообщить</text:span><text:span text:style-name="T467"> результат).</text:span></text:p>
      <text:p text:style-name="P195"/>
      <text:p text:style-name="P196">Past Simple используется когда известен момент в прошлом. Если мы знаешь, </text:p>
      <text:p text:style-name="P196">когда произошло событие, то Present Perfect использовать нельзя.</text:p>
      <text:p text:style-name="P196"/>
      <text:p text:style-name="P74">Tom has lost his key — Том потерал ключ (у него сейчас нет ключа, </text:p>
      <text:p text:style-name="P74">потому что он его потерян).</text:p>
      <text:p text:style-name="P74"/>
      <text:p text:style-name="P74">Tom lost his key last weak — Том потерял ключ на прошлой неделе </text:p>
      <text:p text:style-name="P74">(не важно, есть у него ключ или нет).</text:p>
      <text:p text:style-name="P192"/>
      <text:p text:style-name="P193">В английском, если вопрос задается в настоящем, то и ответ должен быть в настоящем. </text:p>
      <text:p text:style-name="P193">Если вопрос в прошлом, то ответ также должен быть в прошлом.</text:p>
      <text:p text:style-name="P193"/>
      <text:p text:style-name="P193">Но если вопрос был в Present Perfect, а в ответе дается информация, когда именно это случилось, тогда необходимо отвечать в Past Simple.</text:p>
      <text:p text:style-name="P193"/>
      <text:p text:style-name="P72">Have you already started to learn English? Yes, I started to learn it 3 month ago — </text:p>
      <text:p text:style-name="P72">Ты уже начал учить английский? Да, 3 месяца назад (информация о времени).</text:p>
      <text:p text:style-name="P71"/>
      <text:p text:style-name="P194">Если вопрос содержит слово <text:span text:style-name="T299">when</text:span>, то он автоматически привязывает нас к моменту </text:p>
      <text:p text:style-name="P194">в прошлом. <text:span text:style-name="T590">Поэтому Present Perfect в вопросах с </text:span><text:span text:style-name="T312">when</text:span><text:span text:style-name="T590"> не используется.</text:span></text:p>
      <text:p text:style-name="P194"/>
      <text:p text:style-name="P73">Have you met him before? <text:span text:style-name="T589">—</text:span> Вы раньше с ним встречались?</text:p>
      <text:p text:style-name="P73">When did you meet him? <text:span text:style-name="T589">—</text:span> Когда вы встречались с ним?</text:p>
      <text:p text:style-name="P192"/>
      <text:p text:style-name="P150">Отрицания и вопросы в Past Simple</text:p>
      <text:p text:style-name="P191"/>
      <text:p text:style-name="P503"><text:span text:style-name="T460">Отрицание представляет связку </text:span><text:span text:style-name="T363">did</text:span><text:span text:style-name="T460"> с частицей </text:span><text:span text:style-name="T363">not</text:span><text:span text:style-name="T460">, </text:span><text:span text:style-name="T470">которая ставится перед смысловым глаголом в начальной форме. </text:span><text:span text:style-name="T461">Обычно </text:span><text:span text:style-name="T470">эта связка</text:span><text:span text:style-name="T461"> сокращается до </text:span><text:span text:style-name="T364">didn`t</text:span><text:span text:style-name="T461">.</text:span></text:p>
      <text:p text:style-name="P201"/>
      <text:p text:style-name="P503"><text:span text:style-name="T469">В вопросах </text:span><text:span text:style-name="T460">вспомогательный глагол </text:span><text:span text:style-name="T363">did</text:span><text:span text:style-name="T460"> используется </text:span><text:span text:style-name="T470">по тем же грамматическим </text:span></text:p>
      <text:p text:style-name="P503"><text:span text:style-name="T470">правилам</text:span><text:span text:style-name="T460">, </text:span><text:span text:style-name="T461">как</text:span><text:span text:style-name="T460"> </text:span><text:span text:style-name="T363">do</text:span><text:span text:style-name="T460"> для Present Simple. </text:span></text:p>
      <text:p text:style-name="P190"/>
      <text:p text:style-name="P70"><text:span text:style-name="T520">Did</text:span> you <text:span text:style-name="T520">go</text:span> to Los Angeles last week? - Ты <text:span text:style-name="T520">ездил</text:span> в Лос Анжелес на прошлой неделе?</text:p>
      <text:p text:style-name="P70">I <text:span text:style-name="T520">didn`t go</text:span> to Los Angeles, I <text:span text:style-name="T520">went</text:span> to Bostom — Я <text:span text:style-name="T520">не ездил</text:span> в Лос Анжелес, я <text:span text:style-name="T520">ездил</text:span> в Бостон.</text:p>
      <text:p text:style-name="P795"><text:span text:style-name="T431"/></text:p>
      <text:p text:style-name="P154">Past Continuous</text:p>
      <text:p text:style-name="P197"/>
      <text:p text:style-name="P506"><text:span text:style-name="T472">О</text:span><text:span text:style-name="T471">значает процесс или незаконченное действие, которое привязано к точному моменту </text:span></text:p>
      <text:p text:style-name="P506"><text:span text:style-name="T471">в </text:span><text:span text:style-name="T507">прошлом</text:span><text:span text:style-name="T471"> (т. е. действие происходило и не было закончено).</text:span></text:p>
      <text:p text:style-name="P199"/>
      <text:p text:style-name="P505"><text:span text:style-name="T47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75">обсуждаемая ситуация</text:span><text:span text:style-name="T471">).</text:span></text:p>
      <text:p text:style-name="P199"/>
      <text:p text:style-name="P507"><text:span text:style-name="T472">Состоит из 2х частей: вспомогательного глагола </text:span><text:span text:style-name="T366">be</text:span><text:span text:style-name="T472"> (</text:span><text:span text:style-name="T473">формы как в Past Simple</text:span><text:span text:style-name="T472">) и смыслового глагола с окончанием </text:span><text:span text:style-name="T366">-ing</text:span><text:span text:style-name="T472">. </text:span><text:span text:style-name="T471">На русский переводится глаголом в прошедшем времени.</text:span></text:p>
      <text:p text:style-name="P200"/>
      <text:p text:style-name="P75">Last Sunday at 5 I <text:span text:style-name="T520">was having</text:span> dinner with my friends — В прошлое воскресенье в 5 </text:p>
      <text:p text:style-name="P75">я <text:span text:style-name="T520">ужинал</text:span> со своими друзьями (привязка к точному моменту в прошлом).</text:p>
      <text:p text:style-name="P30"><text:soft-page-break/><text:span text:style-name="T554">My parents </text:span><text:span text:style-name="T544">were watching</text:span><text:span text:style-name="T554"> TV when I came home yesterday — Мои родители </text:span><text:span text:style-name="T544">смотрели</text:span><text:span text:style-name="T554"> телевизор, когда я пришел вчера домой (незаконченное действие </text:span><text:span text:style-name="T555">в тот момент</text:span><text:span text:style-name="T554">).</text:span></text:p>
      <text:p text:style-name="P76"/>
      <text:p text:style-name="P507"><text:span text:style-name="T473">В отрицаниях и вопросах </text:span><text:span text:style-name="T474">глагол </text:span><text:span text:style-name="T367">be</text:span><text:span text:style-name="T473"> ведет себя точно так же, как и </text:span><text:span text:style-name="T474">для</text:span><text:span text:style-name="T473"> Past Simple:</text:span></text:p>
      <text:p text:style-name="P31"><text:span text:style-name="T556">W</text:span><text:span text:style-name="T528">e weren`t reading — Мы не читали (именно тогда). Was I running? — Я бежал?</text:span></text:p>
      <text:p text:style-name="P78"/>
      <text:p text:style-name="P204">В одном предложении часто используются Past Continuous и Past Simple одновременно.</text:p>
      <text:p text:style-name="P510"><text:span text:style-name="T476">Действие, длящееся какое-то время (</text:span><text:span text:style-name="T477">Past Continuous</text:span><text:span text:style-name="T476">) может прерываться более коротким действием (</text:span><text:span text:style-name="T477">Past Simple</text:span><text:span text:style-name="T482">)</text:span><text:span text:style-name="T476"> </text:span><text:span text:style-name="T480">либо другим Past Continuous </text:span><text:span text:style-name="T483">(смотреть по контексту)</text:span><text:span text:style-name="T480">.</text:span></text:p>
      <text:p text:style-name="P202"/>
      <text:p text:style-name="P508"><text:span text:style-name="T476">В этом случае предложение может содержать слово </text:span><text:span text:style-name="T368">while</text:span><text:span text:style-name="T476"> </text:span><text:span text:style-name="T478">(в то время, как)</text:span><text:span text:style-name="T476"> в той части, которая относится к <text:s/></text:span><text:span text:style-name="T477">Past Continuous, </text:span><text:span text:style-name="T476">либо </text:span><text:span text:style-name="T368">when</text:span><text:span text:style-name="T476">, там, где используется Past Simple.</text:span></text:p>
      <text:p text:style-name="P202"/>
      <text:p text:style-name="P32"><text:span text:style-name="T545">While</text:span><text:span text:style-name="T557"> I was working in the garden, I </text:span><text:span text:style-name="T558">kicked</text:span><text:span text:style-name="T557"> my leg — Пока я работал в саду, я </text:span><text:span text:style-name="T559">пнул</text:span><text:span text:style-name="T557"> ногу.</text:span></text:p>
      <text:p text:style-name="P33"><text:span text:style-name="T528">I was working in the garden </text:span><text:span text:style-name="T542">when</text:span><text:span text:style-name="T528"> I kicked my leg — </text:span><text:span text:style-name="T558">Я работал в саду, когда </text:span><text:span text:style-name="T559">пнул</text:span><text:span text:style-name="T558"> ногу</text:span><text:span text:style-name="T528">.</text:span></text:p>
      <text:p text:style-name="P79"/>
      <text:p text:style-name="P34"><text:span text:style-name="T542">While</text:span><text:span text:style-name="T528"> Tom was reading, Amely was watching a documentary on TV — Пока </text:span><text:span text:style-name="T560">Т</text:span><text:span text:style-name="T528">ом читал, </text:span></text:p>
      <text:p text:style-name="P80">Эмили смотрела документальный фильм по телевизору.</text:p>
      <text:p text:style-name="P205"/>
      <text:p text:style-name="P509"><text:span text:style-name="T481">Если действия происходят не одновременно, а следуют одно за другим</text:span><text:span text:style-name="T479">, то в этом </text:span></text:p>
      <text:p text:style-name="P203">случае нужно использовать <text:span text:style-name="T595">только</text:span> Past Simple.</text:p>
      <text:p text:style-name="P203"/>
      <text:p text:style-name="P77">I saw Jane in the street yesterday. I stopped and said hello — Я увидел Джейн вчера на улице. </text:p>
      <text:p text:style-name="P77">Я остановился и поздоровался (сказал «привет»).</text:p>
      <text:p text:style-name="P152"/>
      <text:p text:style-name="P152">Будущие. Future</text:p>
      <text:p text:style-name="P94"/>
      <text:p text:style-name="P99">В английском языке о будущем можно говорить не только с помощью формы Future, но и </text:p>
      <text:p text:style-name="P516"><text:span text:style-name="T499">с помощью </text:span><text:span text:style-name="T503">формы</text:span><text:span text:style-name="T499"> </text:span><text:span text:style-name="T501">Present</text:span><text:span text:style-name="T499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98"/>
      <text:p text:style-name="P515"><text:span text:style-name="T500">Другие варианты Future (кроме </text:span><text:span text:style-name="T502">Future </text:span><text:span text:style-name="T500">Simple) используются редко, </text:span><text:span text:style-name="T502">т. к.</text:span><text:span text:style-name="T500"> они громоздкие и довольно неудобные. В современном английском можно обойтись без них.</text:span></text:p>
      <text:p text:style-name="P98"/>
      <text:p text:style-name="P513"><text:span text:style-name="T195">На будущ</text:span><text:span text:style-name="T196">и</text:span><text:span text:style-name="T195">е могут также указы</text:span><text:span text:style-name="T196">вать</text:span><text:span text:style-name="T195"> модальные глаголы </text:span><text:span text:style-name="T197">и оборот </text:span><text:span text:style-name="T114">be going to</text:span><text:span text:style-name="T198">, </text:span><text:span text:style-name="T197">который </text:span></text:p>
      <text:p text:style-name="P513"><text:span text:style-name="T197">в основном</text:span><text:span text:style-name="T198"> встречается </text:span><text:span text:style-name="T197">в разговорной речи и нередко используется вместо Future Simple.</text:span></text:p>
      <text:p text:style-name="P98"/>
      <text:p text:style-name="P789">Present Continuous в значении будущего</text:p>
      <text:p text:style-name="P100"/>
      <text:p text:style-name="P100">Используется, чтобы сказать о личных планах. В предложении обычно указывается дата </text:p>
      <text:p text:style-name="P100">или время, связанные с будущим. Переводить можно как будущим так и настоящим.</text:p>
      <text:p text:style-name="P100"/>
      <text:p text:style-name="P404">What are you doing on Satureday? <text:span text:style-name="T298">—</text:span> Что ты делаешь в субботу? (какие у тебя планы?)</text:p>
      <text:p text:style-name="P408">I am flying to London tomorrow — <text:span text:style-name="T596">Завтра я лечу в Лондон (личный план)</text:span></text:p>
      <text:p text:style-name="P408"/>
      <text:p text:style-name="P311">Present Simple в значении будущего</text:p>
      <text:p text:style-name="P409"/>
      <text:p text:style-name="P101"><text:span text:style-name="T253">Используется, чтобы сказать о том, что </text:span><text:span text:style-name="T255">что-то </text:span><text:span text:style-name="T253">должно произойти по рассписанию, либо </text:span></text:p>
      <text:p text:style-name="P101"><text:span text:style-name="T253">о собственном графике. </text:span><text:span text:style-name="T254">Переводить можно как будущим так и настоящим.</text:span></text:p>
      <text:p text:style-name="P323"/>
      <text:p text:style-name="P323">Ключевое отличие от Present Continuous в том, что расписание не зависит от говорящего, </text:p>
      <text:p text:style-name="P511"><text:span text:style-name="T122">т. е. речь может идти </text:span><text:span text:style-name="T123">о </text:span><text:span text:style-name="T122">рассписании транспорта, сеансов в кино и т. </text:span><text:span text:style-name="T123">п</text:span><text:span text:style-name="T122">.</text:span></text:p>
      <text:p text:style-name="P410"><text:soft-page-break/>My airplane flies at 6 o`clock tomorrow — Мой самолет летит завтра в 6 (рассписание)</text:p>
      <text:p text:style-name="P603"><text:span text:style-name="T75">What time do you finish work tommorow? </text:span><text:span text:style-name="T76">— </text:span><text:span text:style-name="T75">В какое время ты заканчиваешь работу завтра?</text:span></text:p>
      <text:p text:style-name="P412"/>
      <text:p text:style-name="P312">Оборот <text:span text:style-name="T299">be going to</text:span></text:p>
      <text:p text:style-name="P324"/>
      <text:p text:style-name="P512"><text:span text:style-name="T124">Подразумевает, что человек говорит не о спонтанном решении что-либо сделать, </text:span><text:span text:style-name="T127">а о заранее </text:span><text:span text:style-name="T128">продуманных</text:span><text:span text:style-name="T127"> действиях. </text:span><text:span text:style-name="T124">На русский переводится как «собираюсь сделать».</text:span></text:p>
      <text:p text:style-name="P324"/>
      <text:p text:style-name="P102"><text:span text:style-name="T252">Чтобы использовать, нужно поставить глагол </text:span><text:span text:style-name="T75">be</text:span><text:span text:style-name="T252"> в форму </text:span><text:span text:style-name="T75">am/is/are</text:span><text:span text:style-name="T252">, а смысловой глагол оставить в начальной форме, после </text:span><text:span text:style-name="T75">going to</text:span><text:span text:style-name="T252">.</text:span></text:p>
      <text:p text:style-name="P324"/>
      <text:p text:style-name="P411">I`m going to meet my friends tomorrow — Я собираюсь встретиться с друзьями завтра.</text:p>
      <text:p text:style-name="P562"><text:span text:style-name="T26">I`m going to go</text:span><text:span text:style-name="T262"> out after I finish my work — Я собираюсь погулять после, как закончу работу.</text:span></text:p>
      <text:p text:style-name="P324"/>
      <text:p text:style-name="P514"><text:span text:style-name="T124">В разговорной </text:span><text:span text:style-name="T128">стиле</text:span><text:span text:style-name="T125"> </text:span><text:span text:style-name="T126">этот </text:span><text:span text:style-name="T125">оборот </text:span><text:span text:style-name="T124">очень часто </text:span><text:span text:style-name="T128">записывается</text:span><text:span text:style-name="T124"> как </text:span><text:span text:style-name="T77">gonna</text:span><text:span text:style-name="T124"> </text:span><text:span text:style-name="T77">[гона].</text:span></text:p>
      <text:p text:style-name="P413"/>
      <text:p text:style-name="P103"><text:span text:style-name="T252">Также его используют, когда очевидно, что вот-вот случится какое-то действие. В этом случае </text:span><text:span text:style-name="T75">be goin to </text:span><text:span text:style-name="T252">передает оттенок неизбежности происходящего и применяется по отношению </text:span></text:p>
      <text:p text:style-name="P325">к постороннему человеку или объетку.</text:p>
      <text:p text:style-name="P325"/>
      <text:p text:style-name="P414">Look! He`s going to fall — Смотри! Он сейчас упадет.</text:p>
      <text:p text:style-name="P414">The sky is dark. It`s going to rain — Небо темное. Сейчас пойдет дождь.</text:p>
      <text:p text:style-name="P314"/>
      <text:p text:style-name="P313">Future Simple</text:p>
      <text:p text:style-name="P326"/>
      <text:p text:style-name="P517"><text:span text:style-name="T129">Сообщает о будущих, еще не случившихся событиях. </text:span><text:span text:style-name="T130">Эта форма говорит о том, что человек сделает что-то в будущем, но решение он принял в момент речи, </text:span><text:span text:style-name="T131">т. е. описывает не спланированные, а спонтанные дейсвтия. </text:span></text:p>
      <text:p text:style-name="P328"/>
      <text:p text:style-name="P517"><text:span text:style-name="T132">В</text:span><text:span text:style-name="T131"> предложени</text:span><text:span text:style-name="T132">ях</text:span><text:span text:style-name="T131"> </text:span><text:span text:style-name="T132">будут </text:span><text:span text:style-name="T131">часто </text:span><text:span text:style-name="T132">попадаться слова</text:span><text:span text:style-name="T131">, </text:span><text:span text:style-name="T132">выражающие</text:span><text:span text:style-name="T131"> мнение: <text:s/></text:span><text:span text:style-name="T78">I think </text:span><text:span text:style-name="T79">(я думаю)</text:span><text:span text:style-name="T78">, </text:span></text:p>
      <text:p text:style-name="P517"><text:span text:style-name="T78">I`m sure </text:span><text:span text:style-name="T79">(я уверен), I hope (я надеюсь), </text:span><text:span text:style-name="T78">probably (возможно).</text:span><text:span text:style-name="T79"> </text:span></text:p>
      <text:p text:style-name="P332"/>
      <text:p text:style-name="P702">Схема состоит из 2х частей: вспомогательного глагола <text:span text:style-name="T299">will </text:span><text:span text:style-name="T600">(заменяет </text:span><text:span text:style-name="T315">do/did</text:span><text:span text:style-name="T600">)</text:span> </text:p>
      <text:p text:style-name="P702">и смыслового глагола в начальной форме. </text:p>
      <text:p text:style-name="P702"><text:span text:style-name="T299"/></text:p>
      <text:p text:style-name="P702"><text:span text:style-name="T29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99">not</text:span>.</text:p>
      <text:p text:style-name="P702"/>
      <text:p text:style-name="P327">В речи и на письме <text:span text:style-name="T299">will</text:span> обычно сокращается до <text:span text:style-name="T299">`ll</text:span>, а отрицание <text:span text:style-name="T299">will</text:span> <text:span text:style-name="T299">not</text:span> д<text:span text:style-name="T599">о</text:span> <text:span text:style-name="T299">won`t</text:span>.</text:p>
      <text:p text:style-name="P327"/>
      <text:p text:style-name="P415">We <text:span text:style-name="T520">will</text:span> proobably <text:span text:style-name="T520">meet</text:span> soon — Мы, возможно, скоро <text:span text:style-name="T520">встретимся</text:span>.</text:p>
      <text:p text:style-name="P415">I hope everything <text:span text:style-name="T520">will be</text:span> fine — Надеюсь, все <text:span text:style-name="T520">будет </text:span>хорошо.</text:p>
      <text:p text:style-name="P415"><text:span text:style-name="T520">Will</text:span> you <text:span text:style-name="T520">be</text:span> at home toworrow? No, I won`t — <text:span text:style-name="T598">Ты </text:span><text:span text:style-name="T522">будешь</text:span><text:span text:style-name="T598"> завтра дома? Нет</text:span>.</text:p>
      <text:p text:style-name="P327"/>
      <text:p text:style-name="P331">Чтобы правильно подобрать нужную форму, нужно отталкиваться от контекста:</text:p>
      <text:list xml:id="list1086996006" text:style-name="L32">
        <text:list-item>
          <text:p text:style-name="P690">I will do — я сделаю (считаю/верю, что сделаю это);</text:p>
        </text:list-item>
        <text:list-item>
          <text:p text:style-name="P691">I am doing — я сделаю (потому что уже спланировал это);</text:p>
        </text:list-item>
        <text:list-item>
          <text:p text:style-name="P691">I am going to do — я собираюсь сделать (ключевое слово «собираюсь»).</text:p>
        </text:list-item>
      </text:list>
      <text:p text:style-name="P329"/>
      <text:p text:style-name="P330">Нередко, вместо will используется модальный глагол might:</text:p>
      <text:p text:style-name="P417">I might do it — Наверное, я сделаю это.</text:p>
      <text:p text:style-name="P416"/>
      <text:p text:style-name="P734"><text:soft-page-break/>Модальные глаголы</text:p>
      <text:p text:style-name="P418"/>
      <text:p text:style-name="P335">Это особенные глаголы, которые одновременно:</text:p>
      <text:list xml:id="list1510793775" text:style-name="L33">
        <text:list-item>
          <text:p text:style-name="P692">передают смысл (используются как смысловые глаголы);</text:p>
        </text:list-item>
        <text:list-item>
          <text:p text:style-name="P692">передают время (привязывают дейсвтие к какому-то времени);</text:p>
        </text:list-item>
        <text:list-item>
          <text:p text:style-name="P692">используются по тем же правилами, что и вспомогательные глаголы.</text:p>
        </text:list-item>
      </text:list>
      <text:p text:style-name="P333"/>
      <text:p text:style-name="P33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33">а в отрицаниях используются вместе с частицей <text:span text:style-name="T299">not</text:span>.</text:p>
      <text:p text:style-name="P333"/>
      <text:p text:style-name="P526"><text:span text:style-name="T135">Модальные глаголы не имеют окончаний и дополнительных форм. </text:span><text:span text:style-name="T157">Т. е. </text:span><text:span text:style-name="T135">не меняются в зависимости от подлежащего </text:span><text:span text:style-name="T157">(нет окончания -s, если подлежащее he/she/it и </text:span><text:span text:style-name="T158">пр</text:span><text:span text:style-name="T157">)</text:span><text:span text:style-name="T135">. </text:span></text:p>
      <text:p text:style-name="P334"/>
      <text:p text:style-name="P34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41"/>
      <text:p text:style-name="P342"><text:span text:style-name="T621">После модального глагола почти всегда </text:span><text:span text:style-name="T623">идет</text:span><text:span text:style-name="T621"> смысловой глагол в начальной форме, </text:span><text:span text:style-name="T624">но </text:span><text:span text:style-name="T621">без частицы </text:span><text:span text:style-name="T321">to. </text:span><text:span text:style-name="T622">Также смысловой глагол в начальной форме идет после модальных кострукций.</text:span></text:p>
      <text:p text:style-name="P341"/>
      <text:p text:style-name="P604"><text:span text:style-name="T157">М</text:span><text:span text:style-name="T121">одальные глаголы: </text:span><text:span text:style-name="T75">can, could, must, might, may, should, would, will, shall</text:span><text:span text:style-name="T121">.</text:span></text:p>
      <text:p text:style-name="P555"><text:span text:style-name="T147">М</text:span><text:span text:style-name="T193">одальные конструкции: </text:span><text:span text:style-name="T109">be able to, have to, used to</text:span><text:span text:style-name="T193">.</text:span></text:p>
      <text:p text:style-name="P343"/>
      <text:p text:style-name="P555"><text:span text:style-name="T250">Глаголы </text:span><text:span text:style-name="T117">w</text:span><text:span text:style-name="T118">ill</text:span><text:span text:style-name="T251"> и </text:span><text:span text:style-name="T117">s</text:span><text:span text:style-name="T118">hall</text:span></text:p>
      <text:p text:style-name="P344"/>
      <text:p text:style-name="P605"><text:span text:style-name="T121">В Future Simple </text:span><text:span text:style-name="T75">will</text:span><text:span text:style-name="T121"> используется как вспомогательный глагол. Но иногда он также</text:span></text:p>
      <text:p text:style-name="P605"><text:span text:style-name="T121">используется как модальный глагол. Это касается ситуац</text:span><text:span text:style-name="T133">и</text:span><text:span text:style-name="T121">й, когда нужно предложить свою помощь либо обратиться за помощью самому.</text:span></text:p>
      <text:p text:style-name="P345"/>
      <text:p text:style-name="P419">You luggage is heavy. I`ll help you — У вас тяжелый багаж. Я помогу вам.</text:p>
      <text:p text:style-name="P419">Will you help me? — Ты мне поможешь?</text:p>
      <text:p text:style-name="P345"/>
      <text:p text:style-name="P519"><text:span text:style-name="T133">Ситуации с </text:span><text:span text:style-name="T80">will</text:span><text:span text:style-name="T133"> переводятся будущим, а с </text:span><text:span text:style-name="T80">won`t </text:span><text:span text:style-name="T133">— настоящим. </text:span><text:span text:style-name="T80">Won`t</text:span><text:span text:style-name="T133"> означает </text:span></text:p>
      <text:p text:style-name="P337">«отказывается» (не смотря на мои ожидание, действие не происходит).</text:p>
      <text:p text:style-name="P336"/>
      <text:p text:style-name="P420">What`s wrong? My Car won`t start — Что случилось? Моя машина не заводится. </text:p>
      <text:p text:style-name="P420">(отказывается заводиться)</text:p>
      <text:p text:style-name="P336"/>
      <text:p text:style-name="P518"><text:span text:style-name="T134">Модальный глагол </text:span><text:span text:style-name="T81">shall</text:span><text:span text:style-name="T13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81">will</text:span><text:span text:style-name="T134">.</text:span></text:p>
      <text:p text:style-name="P338"/>
      <text:p text:style-name="P518"><text:span text:style-name="T13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81">I</text:span><text:span text:style-name="T134"> или </text:span><text:span text:style-name="T81">we</text:span><text:span text:style-name="T134">.</text:span></text:p>
      <text:p text:style-name="P338"/>
      <text:p text:style-name="P421">Shall I close the door? - Я закрою дверь? (вы не против, если я закрою дверь?)</text:p>
      <text:p text:style-name="P35"><text:span text:style-name="T256">S</text:span><text:span text:style-name="T252">hall we dance? - Потанцуем? (вы не против потанцевать?)</text:span></text:p>
      <text:p text:style-name="P336"/>
      <text:p text:style-name="P315"><text:span text:style-name="T606">Глаголы </text:span><text:span text:style-name="T317">c</text:span><text:span text:style-name="T299">an</text:span> и <text:span text:style-name="T317">c</text:span><text:span text:style-name="T299">ould</text:span></text:p>
      <text:p text:style-name="P338"/>
      <text:p text:style-name="P524"><text:span text:style-name="T93">Can</text:span><text:span text:style-name="T136"> переводится как «умею», «могу», «смогу». </text:span><text:span text:style-name="T155">С</text:span><text:span text:style-name="T136"> частицей </text:span><text:span text:style-name="T93">not</text:span><text:span text:style-name="T136"> в пишется либо </text:span></text:p>
      <text:p text:style-name="P228"><text:span text:style-name="T136">слитно — </text:span><text:span text:style-name="T93">cannot</text:span><text:span text:style-name="T136">, либо сокращенно — </text:span><text:span text:style-name="T93">can`t</text:span><text:span text:style-name="T136">. </text:span><text:span text:style-name="T155">М</text:span><text:span text:style-name="T137">ожет передавать следующие значения:</text:span></text:p>
      <text:list xml:id="list4262797905" text:style-name="L34">
        <text:list-item>
          <text:p text:style-name="P805"><text:soft-page-break/><text:span text:style-name="T136">у</text:span><text:span text:style-name="T137">мственные или физические возможности, умение что-то сделать;</text:span></text:p>
        </text:list-item>
        <text:list-item>
          <text:p text:style-name="P693">разрешение или запрет что-то cделать;</text:p>
        </text:list-item>
        <text:list-item>
          <text:p text:style-name="P693">просьба или предложение о помощи;</text:p>
        </text:list-item>
        <text:list-item>
          <text:p text:style-name="P693">неуверенность в совершении действия (в вопросах).</text:p>
        </text:list-item>
      </text:list>
      <text:p text:style-name="P340"/>
      <text:p text:style-name="P36"><text:span text:style-name="T257">H</text:span><text:span text:style-name="T252">e can understand my English — Он может понимать мой английский.</text:span></text:p>
      <text:p text:style-name="P422">You can`t smoke here — Ты не можешь сдесь курить.</text:p>
      <text:p text:style-name="P422">Can I help you? - Я могу вам помочь?</text:p>
      <text:p text:style-name="P346"/>
      <text:p text:style-name="P606"><text:span text:style-name="T136">В </text:span><text:span text:style-name="T121">разговорной речи </text:span><text:span text:style-name="T75">can</text:span><text:span text:style-name="T121"> широко используется именно, когда нужно спросить разрешение </text:span></text:p>
      <text:p text:style-name="P607"><text:span text:style-name="T121">что-то сделать. </text:span><text:span text:style-name="T161">Е</text:span><text:span text:style-name="T159">сли нужно спросить разрешение вежливо, то используется may.</text:span></text:p>
      <text:p text:style-name="P381"/>
      <text:p text:style-name="P527"><text:span text:style-name="T95">Can</text:span><text:span text:style-name="T96"> I use your phone? / May I use your phone? - Я мог</text:span><text:span text:style-name="T95">у</text:span><text:span text:style-name="T96"> воспольз</text:span><text:span text:style-name="T95">оваться</text:span><text:span text:style-name="T96"> </text:span></text:p>
      <text:p text:style-name="P527"><text:span text:style-name="T95">твоим/</text:span><text:span text:style-name="T96">вашим телефоном?</text:span></text:p>
      <text:p text:style-name="P339"/>
      <text:p text:style-name="P608"><text:span text:style-name="T75">Could [куд] </text:span><text:span text:style-name="T121">переводится как «мог», «мог бы» и является прошедшей формой от </text:span><text:span text:style-name="T75">can</text:span><text:span text:style-name="T121">. </text:span></text:p>
      <text:p text:style-name="P347">Его следует использовать, когда мы говорим о том, что что-то умели или могли в прошлом.</text:p>
      <text:p text:style-name="P380">Также <text:span text:style-name="T299">could</text:span> <text:span text:style-name="T625">применяется</text:span> в качестве официальной формы обращения.</text:p>
      <text:p text:style-name="P347"/>
      <text:p text:style-name="P423">I could read at the age of 4 — Я мог читать в 4 года.</text:p>
      <text:p text:style-name="P423">This story could be true — Эта история могла бы быть правдой.</text:p>
      <text:p text:style-name="P320"/>
      <text:p text:style-name="P320"><text:span text:style-name="T604">К</text:span>онструкция <text:span text:style-name="T299">be able to</text:span></text:p>
      <text:p text:style-name="P348"/>
      <text:p text:style-name="P349">Дублирует по значению модальные глаголы <text:span text:style-name="T299">can/could</text:span>. Говорит о возможности </text:p>
      <text:p text:style-name="P349">соверишить действие. <text:span text:style-name="T619">В настоящем времени </text:span><text:span text:style-name="T603">заменяется модальным глаголом </text:span><text:span text:style-name="T316">can</text:span><text:span text:style-name="T619">.</text:span></text:p>
      <text:p text:style-name="P349"/>
      <text:p text:style-name="P350">В этой конструкции глагол <text:span text:style-name="T299">be</text:span> передает время:</text:p>
      <text:list xml:id="list2607291429" text:style-name="L35">
        <text:list-item>
          <text:p text:style-name="P694">am/is/are able to — могу/может/могут (есть возможность);</text:p>
        </text:list-item>
        <text:list-item>
          <text:p text:style-name="P694">was/were able to — смог/смогли;</text:p>
        </text:list-item>
        <text:list-item>
          <text:p text:style-name="P694">will be able to — смогу/сможет/смогут.</text:p>
        </text:list-item>
      </text:list>
      <text:p text:style-name="P351"/>
      <text:p text:style-name="P520"><text:span text:style-name="T82">B</text:span><text:span text:style-name="T83">e able to</text:span><text:span text:style-name="T138"> передает оттенок </text:span><text:span text:style-name="T139">того, что </text:span><text:span text:style-name="T142">человек</text:span><text:span text:style-name="T139"> обычно не может сделать, но именно тогда </text:span></text:p>
      <text:p text:style-name="P520"><text:span text:style-name="T139">смог (в прошедшем) или сможет (в будущем).</text:span><text:span text:style-name="T138"> </text:span><text:span text:style-name="T139">Т</text:span><text:span text:style-name="T138">. е. не «мог</text:span><text:span text:style-name="T139">у</text:span><text:span text:style-name="T138">», а «</text:span><text:span text:style-name="T139">смогу</text:span><text:span text:style-name="T138">».</text:span></text:p>
      <text:p text:style-name="P352"/>
      <text:p text:style-name="P424">Stacey talked rather quickly, but I was able to understand her — Стэйси говорила довольно быстро, но я смог понять её.</text:p>
      <text:p text:style-name="P424"/>
      <text:p text:style-name="P424">If I learn French, I will be able to understand it — Если я буду учить французский, </text:p>
      <text:p text:style-name="P424">я смогу понимать его.</text:p>
      <text:p text:style-name="P424"/>
      <text:p text:style-name="P316"><text:span text:style-name="T606">Глаголы </text:span><text:span text:style-name="T317">m</text:span><text:span text:style-name="T299">ight</text:span> и <text:span text:style-name="T317">m</text:span><text:span text:style-name="T299">ay</text:span></text:p>
      <text:p text:style-name="P424"/>
      <text:p text:style-name="P525"><text:span text:style-name="T156">M</text:span><text:span text:style-name="T86">ight [майт]</text:span><text:span text:style-name="T140"> переводится как «может» или «мог бы», </text:span><text:span text:style-name="T147">а</text:span><text:span text:style-name="T608"> т</text:span>акже <text:span text:style-name="T140">наречием </text:span><text:span text:style-name="T145">«возможно», «вероятно», </text:span><text:span text:style-name="T146">«должно быть», </text:span><text:span text:style-name="T145">«наверное»</text:span><text:span text:style-name="T140">. </text:span></text:p>
      <text:p text:style-name="P378"/>
      <text:p text:style-name="P353">Он указывает на вероятность того, что ситуация может происходить сейчас или произойти </text:p>
      <text:p text:style-name="P353">в ближайшем будущем. Является синонимом фразе <text:span text:style-name="T299">it is possible that</text:span> (возможно, что).</text:p>
      <text:p text:style-name="P441"/>
      <text:p text:style-name="P609"><text:span text:style-name="T75">Look at the sky. It might rain — Посмотри на небо. Возможно </text:span><text:span text:style-name="T85">пойдет дождь.</text:span></text:p>
      <text:p text:style-name="P610"><text:span text:style-name="T85">M</text:span><text:span text:style-name="T75">ight Tom call in the evening? - Том может позвонить вечером? (может</text:span><text:span text:style-name="T87"> ли он позвонить</text:span><text:span text:style-name="T75">?)</text:span></text:p>
      <text:p text:style-name="P424"/>
      <text:p text:style-name="P810"><text:soft-page-break/><text:span text:style-name="T156">Отрицание</text:span><text:span text:style-name="T141"> </text:span><text:span text:style-name="T84">might</text:span><text:span text:style-name="T141"> </text:span><text:span text:style-name="T84">not</text:span><text:span text:style-name="T141"> </text:span><text:span text:style-name="T156">сокращается до</text:span><text:span text:style-name="T141"> </text:span><text:span text:style-name="T84">mightn`t [майтэнт]</text:span><text:span text:style-name="T141">.</text:span></text:p>
      <text:p text:style-name="P810"><text:span text:style-name="T140"/></text:p>
      <text:p text:style-name="P810"><text:span text:style-name="T140">Модальный глагол </text:span><text:span text:style-name="T86">may</text:span><text:span text:style-name="T140"> в современном английском используется </text:span><text:span text:style-name="T141">редко</text:span><text:span text:style-name="T140">. Но его часто применяют, когда нужно предложить помощь незнакомому человеку. </text:span><text:span text:style-name="T160">Он п</text:span><text:span text:style-name="T140">ереводится как «иметь возможность» и по сути </text:span><text:span text:style-name="T141">взаимозаменяем с</text:span><text:span text:style-name="T140"> </text:span><text:span text:style-name="T86">might</text:span><text:span text:style-name="T140">.</text:span></text:p>
      <text:p text:style-name="P425"/>
      <text:p text:style-name="P425">May I help you, sir? Я могу вам помочь, сэр? (имею ли я возможность вам помочь?)</text:p>
      <text:p text:style-name="P379"/>
      <text:p text:style-name="P317"><text:span text:style-name="T607">Глагол </text:span><text:span text:style-name="T319">m</text:span><text:span text:style-name="T299">ust</text:span></text:p>
      <text:p text:style-name="P354"/>
      <text:p text:style-name="P528"><text:span text:style-name="T162">О</text:span><text:span text:style-name="T146">дин из самых распространенных в речи модальных глаголов. </text:span><text:span text:style-name="T163">И</text:span><text:span text:style-name="T146">спользуется в настоящем времени. Переводится как «должен», «обязан» или «должно быть», «</text:span><text:span text:style-name="T143">наверное»</text:span><text:span text:style-name="T146">.</text:span></text:p>
      <text:p text:style-name="P355"/>
      <text:p text:style-name="P227"><text:span text:style-name="T143">П</text:span><text:span text:style-name="T137">ереда</text:span><text:span text:style-name="T143">ет</text:span><text:span text:style-name="T137"> следующие значения</text:span><text:span text:style-name="T144">:</text:span></text:p>
      <text:list xml:id="list1792652511" text:style-name="L36">
        <text:list-item>
          <text:p text:style-name="P695">необходимость, обязанность, долг;</text:p>
        </text:list-item>
        <text:list-item>
          <text:p text:style-name="P696">настойчивый совет, приказ, запрет (в отрицаниях);</text:p>
        </text:list-item>
      </text:list>
      <text:p text:style-name="P442"/>
      <text:p text:style-name="P442">I must go — Я должен идти. </text:p>
      <text:p text:style-name="P428">He must not be at home now — <text:s/><text:span text:style-name="T618">О</text:span>н не должен сейчас быть дома.</text:p>
      <text:p text:style-name="P555"><text:span text:style-name="T110">Must we hurry? — Нам нужно торопиться? </text:span><text:span text:style-name="T111">(должны ли мы торопиться?)</text:span></text:p>
      <text:p text:style-name="P428"/>
      <text:p text:style-name="P555"><text:span text:style-name="T144">Отрицание </text:span><text:span text:style-name="T94">must not</text:span><text:span text:style-name="T144"> </text:span><text:span text:style-name="T156">означает</text:span><text:span text:style-name="T144"> «нельзя», «запрещено». Сокращается до </text:span><text:span text:style-name="T94">musn`t [мазнт]</text:span><text:span text:style-name="T144">.</text:span></text:p>
      <text:p text:style-name="P426">You musn`t park here — Здесь нельзя парковаться.</text:p>
      <text:p text:style-name="P355"/>
      <text:p text:style-name="P356">Когда <text:span text:style-name="T29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56"/>
      <text:p text:style-name="P427">She has worked so hard these days. She must<text:span text:style-name="T520"> </text:span>be very tired — </text:p>
      <text:p text:style-name="P427">Она так много работала в эти дни. Она, наверное, очень <text:span text:style-name="T605">уставшая.</text:span></text:p>
      <text:p text:style-name="P429"/>
      <text:p text:style-name="P318">Конструкция <text:span text:style-name="T299">have to</text:span></text:p>
      <text:p text:style-name="P357"/>
      <text:p text:style-name="P359">Дублирует по значению модальный глагол <text:span text:style-name="T299">must</text:span>. Говорит об обязанностях, </text:p>
      <text:p text:style-name="P359">которые человек вынежден выполнять <text:span text:style-name="T620">не по свое воле</text:span>. </text:p>
      <text:p text:style-name="P358"/>
      <text:p text:style-name="P358">В настоящем времени <text:span text:style-name="T299">have to</text:span> и <text:span text:style-name="T299">must</text:span> взаимозаменяемы и часто разницы между ними нет.</text:p>
      <text:p text:style-name="P358">Однако <text:span text:style-name="T299">must</text:span> означает необходимость, которая исходит от самого человека, </text:p>
      <text:p text:style-name="P358">а <text:span text:style-name="T299">have to</text:span> говорит о необходимости, исходящей извне.</text:p>
      <text:p text:style-name="P358"/>
      <text:p text:style-name="P430">I must do it — Я должен это сделать (это мой долг).</text:p>
      <text:p text:style-name="P430">I have to do it — Я должен это сделать (того требуют обстоятельства).</text:p>
      <text:p text:style-name="P358"/>
      <text:p text:style-name="P521"><text:span text:style-name="T88">Have to</text:span><text:span text:style-name="T148">, в отличие от </text:span><text:span text:style-name="T88">must</text:span><text:span text:style-name="T148">, может употребляться во всех временах. Форма в будущем </text:span></text:p>
      <text:p text:style-name="P360">времени используется редко и ее предпочитают заменять на форму настоящего.</text:p>
      <text:p text:style-name="P360"/>
      <text:p text:style-name="P360">Отрицательная и вопросительная форма образуется с помощью вспомогательных </text:p>
      <text:p text:style-name="P521"><text:span text:style-name="T148">глаголов </text:span><text:span text:style-name="T88">do/did/will</text:span><text:span text:style-name="T148">. (</text:span><text:span text:style-name="T164">здесь </text:span><text:span text:style-name="T88">have</text:span><text:span text:style-name="T148"> ведет себя как смысловой глагол).</text:span></text:p>
      <text:p text:style-name="P432"/>
      <text:p text:style-name="P431"><text:span text:style-name="T628">I </text:span><text:span text:style-name="T252">had to go — Я должен был идти.</text:span></text:p>
      <text:p text:style-name="P430">He doesn`t have to go — Он не должен идти.</text:p>
      <text:p text:style-name="P443">Will they have to go? — Они должны будут идти?</text:p>
      <text:p text:style-name="P361"/>
      <text:p text:style-name="P611"><text:soft-page-break/><text:span text:style-name="T148">В </text:span><text:span text:style-name="T121">отрицательных предложениях </text:span><text:span text:style-name="T75">have to</text:span><text:span text:style-name="T121"> и </text:span><text:span text:style-name="T75">must</text:span><text:span text:style-name="T121"> передают разный смысл. </text:span></text:p>
      <text:p text:style-name="P611"><text:span text:style-name="T75">Must not</text:span><text:span text:style-name="T121"> выражает запрет, а </text:span><text:span text:style-name="T75">heve to</text:span><text:span text:style-name="T121"> — отсутсвие обязанности.</text:span></text:p>
      <text:p text:style-name="P611"><text:span text:style-name="T121"/></text:p>
      <text:p text:style-name="P430">You mustn`t tell anyone — Ты не должен рассказывать никому.</text:p>
      <text:p text:style-name="P430">You don`t have to tell me everything — Можешь не рассказывать мне всего.</text:p>
      <text:p text:style-name="P360"/>
      <text:p text:style-name="P529"><text:span text:style-name="T89">Have</text:span><text:span text:style-name="T149"> в значении «должен» всегда используется с частицей </text:span><text:span text:style-name="T89">to</text:span><text:span text:style-name="T149">. Если не поставить </text:span><text:span text:style-name="T89">to</text:span><text:span text:style-name="T149"> </text:span></text:p>
      <text:p text:style-name="P529"><text:span text:style-name="T149">после </text:span><text:span text:style-name="T89">have</text:span><text:span text:style-name="T149">, то этот глагол будет ознать «иметь». </text:span></text:p>
      <text:p text:style-name="P360"/>
      <text:p text:style-name="P10"><text:span text:style-name="T199">Г</text:span><text:span text:style-name="T200">лагол </text:span><text:span text:style-name="T115">should</text:span></text:p>
      <text:p text:style-name="P362"/>
      <text:p text:style-name="P530"><text:span text:style-name="T97">Should [шуд] </text:span><text:span text:style-name="T165">подходит</text:span><text:span text:style-name="T149">, чтобы дать</text:span><text:span text:style-name="T165"> вежливый</text:span><text:span text:style-name="T149"> совет. Переводится как «</text:span><text:span text:style-name="T166">следует сделать</text:span><text:span text:style-name="T149">» </text:span></text:p>
      <text:p text:style-name="P530"><text:span text:style-name="T166">или «нужно (так поступить)». </text:span><text:span text:style-name="T168">С</text:span><text:span text:style-name="T166">вязан с на</text:span><text:span text:style-name="T168">с</text:span><text:span text:style-name="T166">тоящим и будущим временем. Грамматически использ</text:span><text:span text:style-name="T165">уется</text:span><text:span text:style-name="T166"> по тем же правилами, что и другие модальные глаголы.</text:span></text:p>
      <text:p text:style-name="P365"/>
      <text:p text:style-name="P39">You should be more attentive — Вам следует быть более внимательным.</text:p>
      <text:p text:style-name="P363"/>
      <text:p text:style-name="P531"><text:span text:style-name="T167">Для</text:span><text:span text:style-name="T166"> совет</text:span><text:span text:style-name="T167">а</text:span><text:span text:style-name="T166">, помимо </text:span><text:span text:style-name="T97">should,</text:span><text:span text:style-name="T166"> можно также использовать обороты, помогающие </text:span></text:p>
      <text:p text:style-name="P531"><text:span text:style-name="T166">выразить мненеие, например </text:span><text:span text:style-name="T97">I think, I don`t think</text:span><text:span text:style-name="T166">.</text:span></text:p>
      <text:p text:style-name="P364"/>
      <text:p text:style-name="P433">I think you should leave — Думаю, вам пора уйти.</text:p>
      <text:p text:style-name="P522"><text:span text:style-name="T90"/></text:p>
      <text:p text:style-name="P522"><text:span text:style-name="T90">Should</text:span><text:span text:style-name="T150"> также выражает: недоумение, удивление, возмущение. В этом случае </text:span><text:span text:style-name="T167">он</text:span><text:span text:style-name="T150"> передает эмоциональную окраску высказыванию. Отрицательная форма говорит о плохой зате</text:span><text:span text:style-name="T151">е</text:span><text:span text:style-name="T150">.</text:span></text:p>
      <text:p text:style-name="P363"/>
      <text:p text:style-name="P433">Why should I go there? - Скакой стати мне туда идти?</text:p>
      <text:p text:style-name="P433">You shouldn`t go there — Не нужно туда идти <text:span text:style-name="T626">(это плохая идея)</text:span>.</text:p>
      <text:p text:style-name="P363"/>
      <text:p text:style-name="P11"><text:span text:style-name="T194">Глагол </text:span><text:span text:style-name="T113">would</text:span></text:p>
      <text:p text:style-name="P366"/>
      <text:p text:style-name="P36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10">Грамматически использ</text:span><text:span text:style-name="T611">уется</text:span><text:span text:style-name="T610"> по тем же правилами, что и другие модальные глаголы.</text:span></text:p>
      <text:p text:style-name="P367"/>
      <text:p text:style-name="P371">При переводе <text:span text:style-name="T299">would</text:span>, <text:span text:style-name="T611">по сути, </text:span>выпадает, а идущий после него смысловой глагол, используется с частицей<text:span text:style-name="T320"> </text:span><text:span text:style-name="T299">to</text:span>. <text:span text:style-name="T320">Would</text:span><text:span text:style-name="T613"> часто сокращается до </text:span><text:span text:style-name="T320">`d</text:span><text:span text:style-name="T613"> и произносится как одна буква (поэтому поначалу расслышать </text:span><text:span text:style-name="T320">would</text:span><text:span text:style-name="T613"> в предложении довольно сложно).</text:span></text:p>
      <text:p text:style-name="P367"/>
      <text:p text:style-name="P369"><text:span text:style-name="T609">В</text:span>стречается в вариантах, <text:span text:style-name="T627">когда</text:span>:</text:p>
      <text:list xml:id="list2745480274" text:style-name="L37">
        <text:list-item>
          <text:p text:style-name="P697">соответствует русской частице «бы» (когда представляют ситуацию);</text:p>
        </text:list-item>
        <text:list-item>
          <text:p text:style-name="P697">сообщает о привычках прошлого (в этом случае может заменяться на <text:span text:style-name="T299">used to</text:span>).</text:p>
        </text:list-item>
      </text:list>
      <text:p text:style-name="P370"/>
      <text:p text:style-name="P434">I would like to live in New Your — Я бы хотел жить в Нью Йорке <text:span text:style-name="T609">(представил)</text:span>.</text:p>
      <text:p text:style-name="P435">I wouldn`t watch this film with my child — Я бы не смотрела этот фильм с моим ребенком.</text:p>
      <text:p text:style-name="P436">Would you like to go <text:span text:style-name="T612">to the party with us? </text:span>—<text:span text:style-name="T612"> Ты бы хотел пойти с нами на вечеринку?</text:span></text:p>
      <text:p text:style-name="P372"/>
      <text:p text:style-name="P812"><text:span text:style-name="T152">Фраза </text:span><text:span text:style-name="T91">would you like</text:span><text:span text:style-name="T152"> часто используется, когда хотят предложить человеку услугу</text:span><text:span text:style-name="T170">, </text:span><text:span text:style-name="T152">предмет </text:span></text:p>
      <text:p text:style-name="P812"><text:span text:style-name="T152">и т. п. Если человек согласен, то он отвечает </text:span><text:span text:style-name="T91">I`d like to</text:span><text:span text:style-name="T152"> (</text:span><text:span text:style-name="T169">я бы хотел</text:span><text:span text:style-name="T152">) </text:span><text:span text:style-name="T169">или </text:span><text:span text:style-name="T99">I`d love to</text:span></text:p>
      <text:p text:style-name="P812"><text:span text:style-name="T152">(с удовольствием). <text:s/></text:span><text:span text:style-name="T91">I`d like to </text:span><text:span text:style-name="T192">можно использовать вместо</text:span><text:span text:style-name="T108"> I want </text:span><text:span text:style-name="T112">(уточнить)</text:span><text:span text:style-name="T108">.</text:span></text:p>
      <text:p text:style-name="P373"/>
      <text:p text:style-name="P532"><text:span text:style-name="T91">Would you like a cup of </text:span><text:span text:style-name="T98">tea</text:span><text:span text:style-name="T91">? Yes, I would — Вы бы хотили чашечку </text:span><text:span text:style-name="T98">чая</text:span><text:span text:style-name="T91">? Да, хотел бы.</text:span></text:p>
      <text:p text:style-name="P373"/>
      <text:p text:style-name="P437"><text:soft-page-break/>What would you like, coffee or tea? I`d like some cofee — Чтобы вы хотели, </text:p>
      <text:p text:style-name="P437">кофе или чай? Я бы хотел кофе.</text:p>
      <text:p text:style-name="P373"/>
      <text:p text:style-name="P319">Конструкция <text:span text:style-name="T299">used to</text:span></text:p>
      <text:p text:style-name="P373"/>
      <text:p text:style-name="P374">Используется, когда говорят о регулярных вещах, происходящих в прошлом. </text:p>
      <text:p text:style-name="P523"><text:span text:style-name="T153">Британцы </text:span><text:span text:style-name="T154">предпочитают</text:span><text:span text:style-name="T153"> </text:span><text:span text:style-name="T92">used to</text:span><text:span text:style-name="T153">, американцы чаще использую </text:span><text:span text:style-name="T92">would</text:span><text:span text:style-name="T153">.</text:span></text:p>
      <text:p text:style-name="P374"/>
      <text:p text:style-name="P374">На русский <text:span text:style-name="T299">would/used to</text:span> можно перевести как «имел привычку делать» <text:span text:style-name="T615">или</text:span> «раньше».</text:p>
      <text:p text:style-name="P375"><text:span text:style-name="T615">Также </text:span><text:span text:style-name="T299">would/used to</text:span> <text:span text:style-name="T615">подразумевает, что сейчас человек уже не делает того, что делал раньше.</text:span></text:p>
      <text:p text:style-name="P375"/>
      <text:p text:style-name="P376">Как правило <text:span text:style-name="T299">would</text:span> используется в ситуациях, когда указан период во время которого </text:p>
      <text:p text:style-name="P376">человек так не поступал. </text:p>
      <text:p text:style-name="P376"/>
      <text:p text:style-name="P377">После <text:span text:style-name="T299">used to</text:span> стоит глагол в начальной форме. В настоящем времени эта констуркция </text:p>
      <text:p text:style-name="P377">не используется <text:span text:style-name="T616">(для этого есть Present Simple) </text:span>и<text:span text:style-name="T614"> </text:span>часто <text:span text:style-name="T614">выпадает при переводе.</text:span></text:p>
      <text:p text:style-name="P377"/>
      <text:p text:style-name="P438">I used to live in Bristol — Раньше я жил <text:span text:style-name="T617">в Бристоле (а сейчас нет).</text:span></text:p>
      <text:p text:style-name="P439">I didn`t use to drink tea — Раньше я не пил чай (а теперь пью).</text:p>
      <text:p text:style-name="P440">Did you use to play tennis? — Ты раньше играл в теннис?</text:p>
      <text:p text:style-name="P322"/>
      <text:p text:style-name="P322">Повелительно наклонение. Imperative</text:p>
      <text:p text:style-name="P382"/>
      <text:p text:style-name="P383">Это способ озвучить распоряжение, приказ, <text:span text:style-name="T629">просьбу</text:span> или призыв к действию.</text:p>
      <text:p text:style-name="P383">В речи очень часто используются предложения в форме повелительного наклонения.</text:p>
      <text:p text:style-name="P383"/>
      <text:p text:style-name="P533"><text:span text:style-name="T171">Чтобы выразить приказ или просьбу (</text:span><text:span text:style-name="T172">настойчиво</text:span><text:span text:style-name="T171">), нужно начать предложение с глагола </text:span></text:p>
      <text:p text:style-name="P384">в начальной форме (форма повелительного наклонения только одна).</text:p>
      <text:p text:style-name="P383"/>
      <text:p text:style-name="P40"><text:span text:style-name="T258">C</text:span><text:span text:style-name="T252">ome here — Подойдите сюда ( призыв к действию).</text:span></text:p>
      <text:p text:style-name="P444">Put your gun down! — Опусти оружие! (приказ).</text:p>
      <text:p text:style-name="P444">Help! — Помогите! (настойчивая просьба).</text:p>
      <text:p text:style-name="P385"/>
      <text:p text:style-name="P612"><text:span text:style-name="T121">Чтобы просьба звучала вежливее, </text:span><text:span text:style-name="T173">используют слово please: </text:span><text:span text:style-name="T100">Come here, please</text:span><text:span text:style-name="T173">.</text:span></text:p>
      <text:p text:style-name="P613"><text:span text:style-name="T173">Е</text:span><text:span text:style-name="T121">сли </text:span><text:span text:style-name="T174">человеку предлагают угоститься едой, то часто начинают предложение с </text:span><text:span text:style-name="T101">have</text:span><text:span text:style-name="T174">.</text:span></text:p>
      <text:p text:style-name="P386"/>
      <text:p text:style-name="P445">Have a cake, please — Угощайтесь тортом, пожалуйста.</text:p>
      <text:p text:style-name="P387"/>
      <text:p text:style-name="P832"><text:span text:style-name="T121">Глагол </text:span><text:span text:style-name="T75">have</text:span><text:span text:style-name="T121"> может входить в устойчивые обороты, связанные с пожеланием. </text:span></text:p>
      <text:p text:style-name="P387">В этом случае он обычно выпадает при переводе.</text:p>
      <text:p text:style-name="P388"/>
      <text:p text:style-name="P41"><text:span text:style-name="T259">H</text:span><text:span text:style-name="T252">ave a nice time — Приятно провести время.</text:span></text:p>
      <text:p text:style-name="P446">Have fun — Повеселитесь.</text:p>
      <text:p text:style-name="P446"/>
      <text:p text:style-name="P104"><text:span text:style-name="T252">Если нужно призвать человека или группу людей совершить что-то вместе, то нужно использовать </text:span><text:span text:style-name="T75">let`s (let us)</text:span><text:span text:style-name="T252"> перед глаголом. Это еще один способ говорить вежливее </text:span></text:p>
      <text:p text:style-name="P389">в повелительном наклонении.</text:p>
      <text:p text:style-name="P389"/>
      <text:p text:style-name="P446">Let`s do it — Давай сделаем это (досл. Позволь нам сделать это).</text:p>
      <text:p text:style-name="P446">Let`s not watch this movie — Давай не будем смотреть этот фильм.</text:p>
      <text:p text:style-name="P389"/>
      <text:p text:style-name="P104"><text:span text:style-name="T252">Если нужно попросить человека не делать что-либо, то нужно начать с </text:span><text:span text:style-name="T75">don`t</text:span><text:span text:style-name="T252">.</text:span></text:p>
      <text:p text:style-name="P446"><text:soft-page-break/></text:p>
      <text:p text:style-name="P447">Don`t come here — Не подходи сюда. </text:p>
      <text:p text:style-name="P447">Don`t do it — Не делай этого.</text:p>
      <text:p text:style-name="P447"/>
      <text:p text:style-name="P321">Пассивный<text:span text:style-name="T637"> </text:span>залог. <text:span text:style-name="T638">Passive Voice</text:span></text:p>
      <text:p text:style-name="P390"/>
      <text:p text:style-name="P105"><text:span text:style-name="T252">В английском языке, как и в русском, </text:span><text:span text:style-name="T260">есть 2</text:span><text:span text:style-name="T252"> вида залога: активный и пассивный.</text:span></text:p>
      <text:p text:style-name="P534"><text:span text:style-name="T175">Активный залог </text:span><text:span text:style-name="T176">по другому</text:span><text:span text:style-name="T175"> называется действительным (я сам совершаю действие), </text:span></text:p>
      <text:p text:style-name="P391">а пассивный — страдательным (надо мной совершают действие.)</text:p>
      <text:p text:style-name="P392"/>
      <text:p text:style-name="P393">Порядок слов у предложения в пассивном залоге: </text:p>
      <text:list xml:id="list1629268130" text:style-name="L38">
        <text:list-item>
          <text:p text:style-name="P698">подлежащее;</text:p>
        </text:list-item>
        <text:list-item>
          <text:p text:style-name="P698">сказуемое в пассивном залоге (что сделано?);</text:p>
        </text:list-item>
        <text:list-item>
          <text:p text:style-name="P698">дополнение;</text:p>
        </text:list-item>
        <text:list-item>
          <text:p text:style-name="P698">обстоятельство.</text:p>
        </text:list-item>
      </text:list>
      <text:p text:style-name="P394"/>
      <text:p text:style-name="P535"><text:span text:style-name="T177">Сказуемое в пассивном залоге состоит из 2х частей: вспомогательного глагола </text:span><text:span text:style-name="T105">be</text:span><text:span text:style-name="T177"> </text:span></text:p>
      <text:p text:style-name="P535"><text:span text:style-name="T177">и смыслового глагола в 3й форме </text:span><text:span text:style-name="T190">(для </text:span><text:span text:style-name="T191">группы </text:span><text:span text:style-name="T190">Simple)</text:span><text:span text:style-name="T177">.</text:span></text:p>
      <text:p text:style-name="P395"/>
      <text:p text:style-name="P42"><text:span text:style-name="T263">I finished my work</text:span><text:span text:style-name="T252"> yesterday — </text:span><text:span text:style-name="T263">Я закончил работу</text:span><text:span text:style-name="T252"> вчера (активный залог).</text:span></text:p>
      <text:p text:style-name="P42"><text:span text:style-name="T263">The work was finished</text:span><text:span text:style-name="T252"> yesterday — </text:span><text:span text:style-name="T263">Работа была закончена</text:span><text:span text:style-name="T252"> вчера (пассивный залог).</text:span></text:p>
      <text:p text:style-name="P541"><text:span text:style-name="T188"/></text:p>
      <text:p text:style-name="P541"><text:span text:style-name="T188">П</text:span><text:span text:style-name="T187">ассивный залог </text:span><text:span text:style-name="T188">обычно </text:span><text:span text:style-name="T187">используется, когда автор действия неизвестен, не важен </text:span></text:p>
      <text:p text:style-name="P106"><text:span text:style-name="T252">или намеренно скрыт. </text:span><text:span text:style-name="T261">Пассивный залог часто применяется в деловой речи.</text:span></text:p>
      <text:p text:style-name="P448"/>
      <text:p text:style-name="P449">This house is quite old. It was buil in 1990 — Дом старый. Он был простроен в 1990 году.</text:p>
      <text:p text:style-name="P449">(кто построил дом — неизвестно; известен только дом, и что с ним сделали — построили).</text:p>
      <text:p text:style-name="P450"/>
      <text:p text:style-name="P536"><text:span text:style-name="T178">Если нужно указать </text:span><text:span text:style-name="T179">автора</text:span><text:span text:style-name="T178"> действи</text:span><text:span text:style-name="T179">я</text:span><text:span text:style-name="T178">, то это можно сделать в дополнении </text:span></text:p>
      <text:p text:style-name="P536"><text:span text:style-name="T178">с использованием предлога </text:span><text:span text:style-name="T106">by</text:span><text:span text:style-name="T178"> (кем).</text:span></text:p>
      <text:p text:style-name="P396"/>
      <text:p text:style-name="P449">Ann Karenina was written by Leo Tolstoy — Анна Каренина была написана Львом Толстым.</text:p>
      <text:p text:style-name="P537"><text:span text:style-name="T102">(</text:span><text:span text:style-name="T103">над книгой совершили действие — ее написали</text:span><text:span text:style-name="T102">)</text:span></text:p>
      <text:p text:style-name="P451"/>
      <text:p text:style-name="P538"><text:span text:style-name="T180">Подлежащие </text:span><text:span text:style-name="T104">I</text:span><text:span text:style-name="T180">, в предложении с пассивным залогом, часто переводится </text:span></text:p>
      <text:p text:style-name="P397">не как «я», а как «мне/мной/меня».</text:p>
      <text:p text:style-name="P398"/>
      <text:p text:style-name="P452">I am ignored all the time — Меня игнорируют все время.</text:p>
      <text:p text:style-name="P452">I was born in 1990 — Я родился в 1990 году (Меня родили в 1990 году).</text:p>
      <text:p text:style-name="P452"/>
      <text:p text:style-name="P542"><text:span text:style-name="T180">При переводе </text:span><text:span text:style-name="T104">I was born</text:span><text:span text:style-name="T180">, не совсем понятно, что это пассивный залог </text:span><text:span text:style-name="T186">(</text:span><text:span text:style-name="T107">I</text:span><text:span text:style-name="T186"> переводится как «я»)</text:span><text:span text:style-name="T180">.</text:span></text:p>
      <text:p text:style-name="P229"><text:span text:style-name="T180">В английском таких фраз мног. </text:span><text:span text:style-name="T189">Их</text:span><text:span text:style-name="T180"> нужно просто </text:span><text:span text:style-name="T189">запомнить</text:span><text:span text:style-name="T180">, </text:span><text:span text:style-name="T181">например:</text:span></text:p>
      <text:list xml:id="list1401755113" text:style-name="L39">
        <text:list-item>
          <text:p text:style-name="P699">be born — родился (в Past Simple);</text:p>
        </text:list-item>
        <text:list-item>
          <text:p text:style-name="P699">be gone — умер (в Present Simple).</text:p>
        </text:list-item>
      </text:list>
      <text:p text:style-name="P399"/>
      <text:p text:style-name="P400">Present Simple Passive:</text:p>
      <text:p text:style-name="P453">Children are taught at school — Детей учат в школе.</text:p>
      <text:p text:style-name="P400"/>
      <text:p text:style-name="P400">Past Simple Passive:</text:p>
      <text:p text:style-name="P453">I was taught to ride a bike by my dadschool — Меня научил ездить на велосипеде папа.</text:p>
      <text:p text:style-name="P400"/>
      <text:p text:style-name="P400"><text:soft-page-break/>Future Simple Passive:</text:p>
      <text:p text:style-name="P453">I will be taught English at university — Меня будут учить английскому в универе.</text:p>
      <text:p text:style-name="P453"/>
      <text:p text:style-name="P401">Present Perfect Passive <text:span text:style-name="T634">требует дополнительно</text:span><text:span text:style-name="T636">го</text:span><text:span text:style-name="T634"> слов</text:span><text:span text:style-name="T636">а</text:span><text:span text:style-name="T634"> </text:span><text:span text:style-name="T322">been, </text:span><text:span text:style-name="T636">после</text:span><text:span text:style-name="T323"> have</text:span><text:span text:style-name="T634">. </text:span></text:p>
      <text:p text:style-name="P402">Если его не указать, то предложение будет в форме активного залога (Present Perfect).</text:p>
      <text:p text:style-name="P454"/>
      <text:p text:style-name="P454">I have been taught an important lesson — Мне преподали важный урок.</text:p>
      <text:p text:style-name="P455">I have <text:span text:style-name="T635">taught an important lesson — </text:span>Я преподал важный урок.</text:p>
      <text:p text:style-name="P403"/>
      <text:p text:style-name="P400">Предложение в Present Perfect Passive можно перепутать с Present Perfect Continuous.</text:p>
      <text:p text:style-name="P400">Здесь главное в том, что в Passive смысловой глагол стоит в 3й форме, </text:p>
      <text:p text:style-name="P107"><text:span text:style-name="T252">а в Continuous — с окончанием </text:span><text:span text:style-name="T75">ing</text:span><text:span text:style-name="T252">.</text:span></text:p>
      <text:p text:style-name="P400"/>
      <text:p text:style-name="P539"><text:span text:style-name="T47">I have been </text:span><text:span text:style-name="T49">speaking</text:span><text:span text:style-name="T47"> English for 2 years. </text:span><text:span text:style-name="T48">—</text:span><text:span text:style-name="T47"> Я </text:span><text:span text:style-name="T49">говорю по</text:span><text:span text:style-name="T47"> английски уже 2 года.</text:span></text:p>
      <text:p text:style-name="P539"><text:span text:style-name="T47">I </text:span><text:span text:style-name="T50">have been </text:span><text:span text:style-name="T49">spoken English — </text:span><text:span text:style-name="T51">Со мной</text:span><text:span text:style-name="T49"> говорили по английски.</text:span></text:p>
      <text:p text:style-name="P456"/>
      <text:p text:style-name="P540"><text:span text:style-name="T202">Т</text:span><text:span text:style-name="T203">акже можно легко перепутать ситуации, когда be используется с прилагательным </text:span><text:span text:style-name="T204">и</text:span><text:span text:style-name="T203"> когда </text:span></text:p>
      <text:p text:style-name="P540"><text:span text:style-name="T204">с</text:span><text:span text:style-name="T203"> пассивн</text:span><text:span text:style-name="T204">ым</text:span><text:span text:style-name="T203"> залог</text:span><text:span text:style-name="T204">ом</text:span><text:span text:style-name="T203">. Здесь важно отлич</text:span><text:span text:style-name="T204">а</text:span><text:span text:style-name="T203">ть прилагательное от глагола.</text:span></text:p>
      <text:p text:style-name="P457"/>
      <text:p text:style-name="P214"><text:span text:style-name="T71">I am interested in art — Я</text:span><text:span text:style-name="T72"> интересуюсь</text:span><text:span text:style-name="T73"> </text:span><text:span text:style-name="T72">искусством </text:span><text:span text:style-name="T70">(interested — прилагательное)</text:span><text:span text:style-name="T72">.</text:span></text:p>
      <text:p text:style-name="P621"><text:span text:style-name="T49">I </text:span><text:span text:style-name="T46">am ignored all the time — Меня игнорируют все время (ignored — глагол в 3й форме).</text:span></text:p>
      <text:p text:style-name="P466"/>
      <text:p text:style-name="P305">Вопросительные предложения</text:p>
      <text:p text:style-name="P240"/>
      <text:p text:style-name="P242">Чтобы задать вопрос, нужно придерживаться обратного порядка слов, когда </text:p>
      <text:p text:style-name="P242">вспомогательный глагол стоит перед подлежащим (см. выше).</text:p>
      <text:p text:style-name="P242"/>
      <text:p text:style-name="P242">В вопросе может не быть вопросительного слова, смыслового глагола, дополнения, </text:p>
      <text:p text:style-name="P242">но в нем всегда есть вспомогательный глагол и подлежащее.</text:p>
      <text:p text:style-name="P242"/>
      <text:p text:style-name="P556">В английском есть 5 типов вопросов:</text:p>
      <text:p text:style-name="P244"/>
      <text:p text:style-name="P243">1. Общий вопрос.</text:p>
      <text:p text:style-name="P243"/>
      <text:p text:style-name="P24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43"/>
      <text:p text:style-name="P614"><text:span text:style-name="T205">Чтобы коротко ответить на </text:span><text:span text:style-name="T206">такой </text:span><text:span text:style-name="T205">вопрос, недостаточно просто написать </text:span><text:span text:style-name="T52">yes/no</text:span><text:span text:style-name="T205">. Нужно также добавить корешок — местоимение со вспомогательным глаголом. </text:span><text:span text:style-name="T207">Корешок</text:span><text:span text:style-name="T205"> будет указыват</text:span><text:span text:style-name="T207">ь</text:span><text:span text:style-name="T205"> на мысль, которая была сказана в предыдушем предложении:</text:span></text:p>
      <text:p text:style-name="P458"><text:span text:style-name="T520"/></text:p>
      <text:p text:style-name="P458"><text:span text:style-name="T520">Do you play</text:span> the piano? <text:span text:style-name="T379">—</text:span> Yes, <text:span text:style-name="T521">I do</text:span><text:span text:style-name="T527">.</text:span></text:p>
      <text:p text:style-name="P459"><text:span text:style-name="T521">Does Rita play</text:span><text:span text:style-name="T527"> football? </text:span><text:span text:style-name="T379">— </text:span><text:span text:style-name="T527">No, </text:span><text:span text:style-name="T521">she doesn`t</text:span><text:span text:style-name="T527">.</text:span> </text:p>
      <text:p text:style-name="P241"/>
      <text:p text:style-name="P243">2. Разделительный вопрос.</text:p>
      <text:p text:style-name="P243"/>
      <text:p text:style-name="P546"><text:span text:style-name="T208">Вопрос, который часто используется в разговорной речи, когда собеседник пытается </text:span><text:span text:style-name="T214">начать или поддержать беседу. Также с помощью таких вопросов можно </text:span><text:span text:style-name="T208">выяснить какую-то информацию на основе имеющихся фактов.</text:span></text:p>
      <text:p text:style-name="P245"/>
      <text:p text:style-name="P543"><text:span text:style-name="T208">С</text:span><text:span text:style-name="T209">остоит из 2х частей, разделенных запятой: утверждения и противоположного корешка. </text:span></text:p>
      <text:p text:style-name="P246"><text:soft-page-break/>Корешок можно переводить словами: «правда?» «да?», «не так ли?», «верно?»</text:p>
      <text:p text:style-name="P43"><text:span text:style-name="T30">Y</text:span><text:span text:style-name="T29">ou play tennis every day, don`t you? </text:span><text:span text:style-name="T31">—</text:span><text:span text:style-name="T29"> Ты играешь в теннис, да?</text:span></text:p>
      <text:p text:style-name="P246"/>
      <text:p text:style-name="P543"><text:span text:style-name="T209">В </text:span><text:span text:style-name="T210">корешке </text:span><text:span text:style-name="T20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43"><text:span text:style-name="T209"/></text:p>
      <text:p text:style-name="P249">Если в главной части отрицание, то в корешке должно быть утверждение (и наоборот). </text:p>
      <text:p text:style-name="P37"><text:span text:style-name="T32">You </text:span><text:span text:style-name="T33">don`t like tomato juice, do you? </text:span><text:span text:style-name="T31">—</text:span><text:span text:style-name="T33"> Ты не любишь томатный сок, да?</text:span></text:p>
      <text:p text:style-name="P249"/>
      <text:p text:style-name="P544"><text:span text:style-name="T211">Если в гланой части используется </text:span><text:span text:style-name="T53">I am</text:span><text:span text:style-name="T211">, то в корешке нужно говорить </text:span><text:span text:style-name="T53">aren`t I</text:span><text:span text:style-name="T211">, а не </text:span><text:span text:style-name="T53">amn`t I</text:span><text:span text:style-name="T211">.</text:span></text:p>
      <text:p text:style-name="P44"><text:span text:style-name="T32">I </text:span><text:span text:style-name="T29">am a famous artist, aren`t I? - Я знаменитая художница, да?</text:span></text:p>
      <text:p text:style-name="P249"/>
      <text:p text:style-name="P25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50"/>
      <text:p text:style-name="P545"><text:span text:style-name="T212">П</text:span><text:span text:style-name="T213">осему на такие вопросы лучше отвечать так, чтобы ответ отражал реальное </text:span></text:p>
      <text:p text:style-name="P251">положение дел, а не форму вопроса.</text:p>
      <text:p text:style-name="P251"/>
      <text:p text:style-name="P38"><text:span text:style-name="T34">T</text:span><text:span text:style-name="T29">hat isn`t your car, is it? Yes, it is — Это не твоя машина, да? Нет, моя</text:span></text:p>
      <text:p text:style-name="P553"><text:span text:style-name="T60">Можно</text:span><text:span text:style-name="T46"> ответить </text:span><text:span text:style-name="T60">и так</text:span><text:span text:style-name="T46">: Yes, it is my car — Да, это моя машина.</text:span></text:p>
      <text:p text:style-name="P248"/>
      <text:p text:style-name="P622"><text:span text:style-name="T209">3. </text:span><text:span text:style-name="T201">Специальный вопрос.</text:span></text:p>
      <text:p text:style-name="P252"/>
      <text:p text:style-name="P253">Самый популярный тип вопроса. Используется для получения доп. информации, </text:p>
      <text:p text:style-name="P615"><text:span text:style-name="T201">поэтому всегда начинается с вопросительного слова </text:span><text:span text:style-name="T216">или связки</text:span><text:span text:style-name="T201">.</text:span></text:p>
      <text:p text:style-name="P254"/>
      <text:p text:style-name="P255">Вопросительные слова:</text:p>
      <text:list xml:id="list3113764050" text:style-name="L40">
        <text:list-item>
          <text:p text:style-name="P815"><text:span text:style-name="T201">who [ху] — </text:span><text:span text:style-name="T215">кто</text:span><text:span text:style-name="T201">;</text:span></text:p>
        </text:list-item>
        <text:list-item>
          <text:p text:style-name="P815"><text:span text:style-name="T201">whom [хум] — </text:span><text:span text:style-name="T215">кого</text:span><text:span text:style-name="T201">;</text:span></text:p>
        </text:list-item>
        <text:list-item>
          <text:p text:style-name="P815"><text:span text:style-name="T201">whose [хуз] — </text:span><text:span text:style-name="T215">чей</text:span><text:span text:style-name="T201">;</text:span></text:p>
        </text:list-item>
        <text:list-item>
          <text:p text:style-name="P815"><text:span text:style-name="T201">what — </text:span><text:span text:style-name="T215">что, какой</text:span><text:span text:style-name="T201">;</text:span></text:p>
        </text:list-item>
        <text:list-item>
          <text:p text:style-name="P815"><text:span text:style-name="T201">which — </text:span><text:span text:style-name="T215">который</text:span><text:span text:style-name="T201">;</text:span></text:p>
        </text:list-item>
        <text:list-item>
          <text:p text:style-name="P815"><text:span text:style-name="T201">where [</text:span><text:span text:style-name="T215">вэа</text:span><text:span text:style-name="T201">] — </text:span><text:span text:style-name="T215">где, куда</text:span><text:span text:style-name="T201">;</text:span></text:p>
        </text:list-item>
        <text:list-item>
          <text:p text:style-name="P815"><text:span text:style-name="T201">when — </text:span><text:span text:style-name="T215">когда</text:span><text:span text:style-name="T201">;</text:span></text:p>
        </text:list-item>
        <text:list-item>
          <text:p text:style-name="P815"><text:span text:style-name="T201">why [</text:span><text:span text:style-name="T215">вай</text:span><text:span text:style-name="T201">] — </text:span><text:span text:style-name="T215">зачем, почему</text:span><text:span text:style-name="T201">;</text:span></text:p>
        </text:list-item>
        <text:list-item>
          <text:p text:style-name="P704">how [хау] — как;</text:p>
        </text:list-item>
        <text:list-item>
          <text:p text:style-name="P815"><text:span text:style-name="T201">how often [хау офэн] — </text:span><text:span text:style-name="T215">как часто</text:span><text:span text:style-name="T201">;</text:span></text:p>
        </text:list-item>
        <text:list-item>
          <text:p text:style-name="P815"><text:span text:style-name="T201">how many — </text:span><text:span text:style-name="T215">сколько (исчисляемые существительные)</text:span><text:span text:style-name="T201">;</text:span></text:p>
        </text:list-item>
        <text:list-item>
          <text:p text:style-name="P815"><text:span text:style-name="T201">how much — </text:span><text:span text:style-name="T215">сколько (неисчесляемые существительные)</text:span><text:span text:style-name="T201">;</text:span></text:p>
        </text:list-item>
        <text:list-item>
          <text:p text:style-name="P815"><text:span text:style-name="T201">how long [хау лон] — </text:span><text:span text:style-name="T215">как долго</text:span><text:span text:style-name="T201">;</text:span></text:p>
        </text:list-item>
        <text:list-item>
          <text:p text:style-name="P815"><text:span text:style-name="T201">how long ago — </text:span><text:span text:style-name="T215">как давно</text:span><text:span text:style-name="T201">;</text:span></text:p>
        </text:list-item>
        <text:list-item>
          <text:p text:style-name="P815"><text:span text:style-name="T201">how old — </text:span><text:span text:style-name="T215">сколько лет</text:span><text:span text:style-name="T201">.</text:span></text:p>
        </text:list-item>
      </text:list>
      <text:p text:style-name="P247"/>
      <text:p text:style-name="P616"><text:span text:style-name="T54">W</text:span><text:span text:style-name="T46">hat</text:span><text:span text:style-name="T201"> и </text:span><text:span text:style-name="T46">which</text:span><text:span text:style-name="T201"> могут использоваться отдельно или с уточняющим словом, обычно, существительным, и тогда переводятся как «какой» и «какой из» </text:span><text:span text:style-name="T216">соотв</text:span><text:span text:style-name="T201">. </text:span></text:p>
      <text:p text:style-name="P256"/>
      <text:p text:style-name="P460">What do you like? — Что ты любишь?</text:p>
      <text:p text:style-name="P460">What car have you got? — Какая у тебя машина?</text:p>
      <text:p text:style-name="P460">Which car is yours? — Какая из машин твоя? </text:p>
      <text:p text:style-name="P460"/>
      <text:p text:style-name="P45"><text:span text:style-name="T35">Which</text:span><text:span text:style-name="T216"> подразумевает выбор из нескольких вариантов.</text:span></text:p>
      <text:p text:style-name="P547"><text:soft-page-break/><text:span text:style-name="T217">Слово </text:span><text:span text:style-name="T55">how</text:span><text:span text:style-name="T217"> чаще присутствует в </text:span><text:span text:style-name="T219">связке</text:span><text:span text:style-name="T217"> с прилагательным или наречием, но может употребляться и самостоятельно.</text:span></text:p>
      <text:p text:style-name="P257"/>
      <text:p text:style-name="P461">How old are you? — Сколько тебе лет?</text:p>
      <text:p text:style-name="P461">How are you? — Как ты?</text:p>
      <text:p text:style-name="P46"><text:span text:style-name="T201"/></text:p>
      <text:p text:style-name="P46"><text:span text:style-name="T201">Вопрос с </text:span><text:span text:style-name="T29">how much</text:span><text:span text:style-name="T201"> задают, когда спрашивают о веществах, жидкостях или абстрактных понятиях </text:span><text:span text:style-name="T218">(что нельзя количественно посчитать)</text:span><text:span text:style-name="T201">. А с </text:span><text:span text:style-name="T29">how many</text:span><text:span text:style-name="T201">, когда спрашивают </text:span></text:p>
      <text:p text:style-name="P258">о нескольких предметах. </text:p>
      <text:p text:style-name="P257"/>
      <text:p text:style-name="P461">How much money have you got? — Сколько у тебя денег? (<text:span text:style-name="T640">много, </text:span>абстракция).</text:p>
      <text:p text:style-name="P461">How many friends have you got? — Сколько у тебя друзей? (<text:span text:style-name="T641">10, </text:span>количество).</text:p>
      <text:p text:style-name="P461"/>
      <text:p text:style-name="P259">4. Вопрос к подлежащему.</text:p>
      <text:p text:style-name="P259"/>
      <text:p text:style-name="P548"><text:span text:style-name="T220">Задается, когда хотят узнать кто или что совершает действие. Начинается со слова </text:span><text:span text:style-name="T56">who</text:span><text:span text:style-name="T220"> </text:span></text:p>
      <text:p text:style-name="P548"><text:span text:style-name="T220">или </text:span><text:span text:style-name="T56">what</text:span><text:span text:style-name="T220">, которое заменяют собой подлежащее. При этом порядок слов остается таким же, что и в утрверждении. В</text:span><text:span text:style-name="T221">спомогательный глагол часто отсутсвует в таком вопросе.</text:span></text:p>
      <text:p text:style-name="P260"/>
      <text:p text:style-name="P462">Who is in the Room? — Кто в комнате?</text:p>
      <text:p text:style-name="P463">What was that? — Что это было?</text:p>
      <text:p text:style-name="P463"/>
      <text:p text:style-name="P555"><text:span text:style-name="T57">W</text:span><text:span text:style-name="T46">ho/what</text:span><text:span text:style-name="T201"> </text:span><text:span text:style-name="T222">условно </text:span><text:span text:style-name="T201">являются 3м лицом единственного числа — т. е. </text:span><text:span text:style-name="T46">he/she/it</text:span><text:span text:style-name="T201">.</text:span></text:p>
      <text:p text:style-name="P261"/>
      <text:p text:style-name="P549"><text:span text:style-name="T201">Если подлежащее предполагается во множественном числе, то </text:span><text:span text:style-name="T221">в форму множественного числа нужно поставить глагол.</text:span></text:p>
      <text:p text:style-name="P261"/>
      <text:p text:style-name="P47"><text:span text:style-name="T29">Who </text:span><text:span text:style-name="T45">are</text:span><text:span text:style-name="T29"> my best friends? → </text:span><text:span text:style-name="T45">Mike and Paul</text:span><text:span text:style-name="T29"> are my best friends.</text:span></text:p>
      <text:p text:style-name="P261"/>
      <text:p text:style-name="P262">5. Вопрос с альтернативой.</text:p>
      <text:p text:style-name="P262"/>
      <text:p text:style-name="P617"><text:span text:style-name="T20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46">or</text:span><text:span text:style-name="T201"> (в подлежащем, сказуемоем, дополнении или даже в слове </text:span><text:span text:style-name="T46">not</text:span><text:span text:style-name="T201">).</text:span></text:p>
      <text:p text:style-name="P473"/>
      <text:p text:style-name="P550"><text:span text:style-name="T29">Does </text:span><text:span text:style-name="T45">your mother or your father</text:span><text:span text:style-name="T29"> help you? (</text:span><text:span text:style-name="T36">п</text:span><text:span text:style-name="T29">одлежаще</text:span><text:span text:style-name="T36">е</text:span><text:span text:style-name="T29">)</text:span></text:p>
      <text:p text:style-name="P550"><text:span text:style-name="T58">Has he just </text:span><text:span text:style-name="T74">arrived or left</text:span><text:span text:style-name="T58">? (в смыслово</text:span><text:span text:style-name="T59">й</text:span><text:span text:style-name="T58"> глагол)</text:span></text:p>
      <text:p text:style-name="P550"><text:span text:style-name="T58">Will you go to Kiev </text:span><text:span text:style-name="T74">by train or by plane</text:span><text:span text:style-name="T58">? (дополнени</text:span><text:span text:style-name="T59">е</text:span><text:span text:style-name="T58">)</text:span></text:p>
      <text:p text:style-name="P550"><text:span text:style-name="T58">Do you like </text:span><text:span text:style-name="T74">sushi or not</text:span><text:span text:style-name="T58">? (слов</text:span><text:span text:style-name="T59">о</text:span><text:span text:style-name="T58"> not)</text:span></text:p>
      <text:p text:style-name="P109"><text:span text:style-name="T37"/></text:p>
      <text:p text:style-name="P109"><text:span text:style-name="T37">В</text:span><text:span text:style-name="T29">опросы с предлогами.</text:span></text:p>
      <text:p text:style-name="P263"/>
      <text:p text:style-name="P265">По началу вызывают много трудностей, т. к. в русском языке предлог и вопросительное </text:p>
      <text:p text:style-name="P265">слово стоят рядом, а в английском они находятся в разных местах. </text:p>
      <text:p text:style-name="P266"/>
      <text:p text:style-name="P266">В английском вопросе предлог стоит в самом конце, но при переводе </text:p>
      <text:p text:style-name="P266">относится к началу предложения.</text:p>
      <text:p text:style-name="P266"/>
      <text:p text:style-name="P618"><text:span text:style-name="T25">W</text:span><text:span text:style-name="T24">ho</text:span><text:span text:style-name="T201"> do you meet </text:span><text:span text:style-name="T639">with</text:span><text:span text:style-name="T201">? — </text:span><text:span text:style-name="T639">С</text:span><text:span text:style-name="T201"> </text:span><text:span text:style-name="T24">кем</text:span><text:span text:style-name="T201"> ты встречаешься?</text:span></text:p>
      <text:p text:style-name="P618"><text:span text:style-name="T25">W</text:span><text:span text:style-name="T24">hat</text:span><text:span text:style-name="T201"> are you looking </text:span><text:span text:style-name="T639">at</text:span><text:span text:style-name="T201">? — </text:span><text:span text:style-name="T639">На</text:span><text:span text:style-name="T201"> </text:span><text:span text:style-name="T24">что</text:span><text:span text:style-name="T201"> ты смотришь?</text:span></text:p>
      <text:p text:style-name="P267"/>
      <text:p text:style-name="P551"><text:soft-page-break/><text:span text:style-name="T224">Ч</text:span><text:span text:style-name="T223">асто логика использования предлогов в русском и английском не совпадают. </text:span></text:p>
      <text:p text:style-name="P268">Поэтому лучше запомнить некоторые устойчивые сочетания предлогов с глаголами, </text:p>
      <text:p text:style-name="P269">которые встречаются достаточно часто:</text:p>
      <text:list xml:id="list4156910087" text:style-name="L41">
        <text:list-item>
          <text:p text:style-name="P816"><text:span text:style-name="T201">what … like — на что похож (здесь </text:span><text:span text:style-name="T46">like</text:span><text:span text:style-name="T201"> не глагол, а предлог);</text:span></text:p>
        </text:list-item>
        <text:list-item>
          <text:p text:style-name="P705">look at — стмотреть на;</text:p>
        </text:list-item>
        <text:list-item>
          <text:p text:style-name="P705">look for — искать;</text:p>
        </text:list-item>
        <text:list-item>
          <text:p text:style-name="P705">listen to — слушать;</text:p>
        </text:list-item>
        <text:list-item>
          <text:p text:style-name="P705">wait for — ждать;</text:p>
        </text:list-item>
        <text:list-item>
          <text:p text:style-name="P705">stay at — останавливаться (например, в отеле).</text:p>
        </text:list-item>
      </text:list>
      <text:p text:style-name="P618"/>
      <text:p text:style-name="P464">What does he look like? — Как он выглядит?</text:p>
      <text:p text:style-name="P464">What are you looking at? — На что ты смотришь?</text:p>
      <text:p text:style-name="P267"/>
      <text:p text:style-name="P552"><text:span text:style-name="T223">П</text:span><text:span text:style-name="T226">римеры </text:span><text:span text:style-name="T225">5</text:span><text:span text:style-name="T226"> типов вопросов во всех временах, а также с модальными глаголами </text:span></text:p>
      <text:p text:style-name="P271">можно найти на стр. 146.</text:p>
      <text:p text:style-name="P270"/>
      <text:p text:style-name="P304">Отрицательные предложения</text:p>
      <text:p text:style-name="P264"/>
      <text:p text:style-name="P273">Чтобы придать мысли отрицательное значение, используются 2 способа:</text:p>
      <text:list xml:id="list2464902014" text:style-name="L42">
        <text:list-item>
          <text:p text:style-name="P706">отрицательная частица <text:span text:style-name="T299">not</text:span>;</text:p>
        </text:list-item>
        <text:list-item>
          <text:p text:style-name="P706">слово <text:span text:style-name="T299">never</text:span> (и другие слова, придающие отрицательное значение).</text:p>
        </text:list-item>
      </text:list>
      <text:p text:style-name="P272"/>
      <text:p text:style-name="P274">Частица <text:span text:style-name="T299">not</text:span> стоит всегда в связке либо со вспомогательным глаголом, либо с модальным.</text:p>
      <text:p text:style-name="P274">Она является частью сказуемого. Переводится как «не».</text:p>
      <text:p text:style-name="P274"/>
      <text:p text:style-name="P465">I not like horror movies (неправильно, остуствует вспомогательный глагол)</text:p>
      <text:p text:style-name="P465">I do n<text:span text:style-name="T642">o</text:span>t like horror movies (правильно <text:span text:style-name="T643">для простых предложений</text:span>)</text:p>
      <text:p text:style-name="P274"/>
      <text:p text:style-name="P275">В сложных предложениях, где несколько глаголов, используются другие правила.</text:p>
      <text:p text:style-name="P277"><text:span text:style-name="T652">C</text:span>казуемым обычно является самый первый глагол. Если отрицатульную мысль сообщить </text:p>
      <text:p text:style-name="P277">в дополнении, то not будет стоять самостоятельно.</text:p>
      <text:p text:style-name="P276"/>
      <text:p text:style-name="P278">It`s quite impolite not to call me back — Очень не вежливо не перезванивать мне.</text:p>
      <text:p text:style-name="P278">(здесь сказуемым является первый глагол — is)</text:p>
      <text:p text:style-name="P278"/>
      <text:p text:style-name="P12"><text:span text:style-name="T249">С</text:span><text:span text:style-name="T248">амые важные глаголы</text:span></text:p>
      <text:p text:style-name="P279"/>
      <text:p text:style-name="P280">Это <text:span text:style-name="T299">be</text:span>, <text:span text:style-name="T299">do</text:span>, <text:span text:style-name="T299">have</text:span> и <text:span text:style-name="T299">get</text:span>. Они могут быть как смысловыми, так и вспомогательными <text:span text:style-name="T655">(кроме </text:span><text:span text:style-name="T330">get</text:span><text:span text:style-name="T655">)</text:span>.</text:p>
      <text:p text:style-name="P280">Они могут входить в устойчивые сочетания, где меняют свое значение.</text:p>
      <text:p text:style-name="P280"/>
      <text:p text:style-name="P306">Глагол <text:span text:style-name="T299">be</text:span></text:p>
      <text:p text:style-name="P280"/>
      <text:p text:style-name="P231"><text:span text:style-name="T265">Э</text:span><text:span text:style-name="T266">то начальная форма глагола</text:span><text:span text:style-name="T267"> «быть», </text:span><text:span text:style-name="T268">кот</text:span><text:span text:style-name="T269">орая</text:span><text:span text:style-name="T267"> </text:span><text:span text:style-name="T265">в Present Simple </text:span><text:span text:style-name="T264">изменяется</text:span><text:span text:style-name="T265"> на</text:span><text:span text:style-name="T267">: </text:span></text:p>
      <text:list xml:id="list621450784" text:style-name="L12">
        <text:list-item>
          <text:p text:style-name="P735"><text:span text:style-name="T392">a</text:span><text:span text:style-name="T387">m — если подлежащее в первом лице (</text:span><text:span text:style-name="T331">I</text:span><text:span text:style-name="T387">);</text:span></text:p>
        </text:list-item>
        <text:list-item>
          <text:p text:style-name="P736">is — если подлежащее в третьем лице, единственном числе (<text:span text:style-name="T299">he/she/it</text:span>);</text:p>
        </text:list-item>
        <text:list-item>
          <text:p text:style-name="P736">are — если подлежащее во множественном числе (<text:span text:style-name="T299">you/we/they</text:span>).</text:p>
        </text:list-item>
      </text:list>
      <text:p text:style-name="P475"/>
      <text:p text:style-name="P567"><text:span text:style-name="T286">Г</text:span><text:span text:style-name="T287">лагол </text:span><text:span text:style-name="T116">be</text:span><text:span text:style-name="T287"> в форме </text:span><text:span text:style-name="T116">am/is/are</text:span><text:span text:style-name="T287"> является смысловым, но при переводе на русский выпадает. </text:span></text:p>
      <text:p text:style-name="P482"><text:span text:style-name="T505">Одновременно с этим формы </text:span><text:span text:style-name="T659">am/is/are</text:span><text:span text:style-name="T506"> </text:span><text:span text:style-name="T505">привязывают предложение к настоящему времени.</text:span></text:p>
      <text:p text:style-name="P737">После <text:span text:style-name="T299">be</text:span> обычно указывается характеристика (какой) или место (где).</text:p>
      <text:p text:style-name="P475"/>
      <text:p text:style-name="P474"><text:soft-page-break/><text:span text:style-name="T301">This dress is blue — </text:span><text:span text:style-name="T329">Это платье синие.</text:span></text:p>
      <text:p text:style-name="P560"><text:span text:style-name="T276">I</text:span><text:span text:style-name="T277"> </text:span><text:span text:style-name="T276">am</text:span><text:span text:style-name="T277"> in </text:span><text:span text:style-name="T276">my</text:span><text:span text:style-name="T277"> office now — </text:span><text:span text:style-name="T276">Я</text:span><text:span text:style-name="T278"> у себя в офисе сейчас.</text:span></text:p>
      <text:p text:style-name="P478"/>
      <text:p text:style-name="P631"><text:span text:style-name="T271">В русском языке предложение может </text:span><text:span text:style-name="T270">не иметь</text:span><text:span text:style-name="T271"> сказуемого. </text:span><text:span text:style-name="T270">Там где в русском сказуемое отсутсвует, в английском будет стоять глагол </text:span><text:span text:style-name="T276">be</text:span><text:span text:style-name="T270"> в форме </text:span><text:span text:style-name="T281">am/is/are</text:span><text:span text:style-name="T265"> </text:span><text:span text:style-name="T270">(т. к. для английского не характерно, когда в предложении нет сказуемого)</text:span><text:span text:style-name="T265">. </text:span></text:p>
      <text:p text:style-name="P475"/>
      <text:p text:style-name="P480"><text:span text:style-name="T353">I </text:span><text:span text:style-name="T333">am a doctor — Я (</text:span><text:span text:style-name="T334">есть</text:span><text:span text:style-name="T333">) доктор.</text:span></text:p>
      <text:p text:style-name="P481"><text:span text:style-name="T529">We are happy </text:span><text:span text:style-name="T532">— </text:span><text:span text:style-name="T529">Мы (есть) счастливы.</text:span></text:p>
      <text:p text:style-name="P477"/>
      <text:p text:style-name="P561"><text:span text:style-name="T272">Глагол</text:span><text:span text:style-name="T273"> </text:span><text:span text:style-name="T277">be</text:span><text:span text:style-name="T273"> может использоваться в связке с прилагательным. </text:span><text:span text:style-name="T274">При переводе</text:span><text:span text:style-name="T275"> такая</text:span><text:span text:style-name="T274"> связка </text:span></text:p>
      <text:p text:style-name="P561"><text:span text:style-name="T274">будет обозначаться </text:span><text:span text:style-name="T275">новым </text:span><text:span text:style-name="T274">глаголом, </text:span><text:span text:style-name="T275">которого нет в английском.</text:span></text:p>
      <text:p text:style-name="P476"/>
      <text:p text:style-name="P483"><text:span text:style-name="T335">I </text:span><text:span text:style-name="T354">am interested</text:span><text:span text:style-name="T335"> in art — Я</text:span><text:span text:style-name="T336"> </text:span><text:span text:style-name="T355">интересуюсь</text:span><text:span text:style-name="T345"> </text:span><text:span text:style-name="T336">искусством </text:span><text:span text:style-name="T345">(есть заинтересованный)</text:span><text:span text:style-name="T336">.</text:span></text:p>
      <text:p text:style-name="P483"><text:span text:style-name="T336">My hands </text:span><text:span text:style-name="T355">are cold</text:span><text:span text:style-name="T336"> — Мои руки</text:span><text:span text:style-name="T337"> </text:span><text:span text:style-name="T355">замерзли </text:span><text:span text:style-name="T345">(есть замерзшие)</text:span><text:span text:style-name="T337">.</text:span></text:p>
      <text:p text:style-name="P467"/>
      <text:p text:style-name="P302">В вопросительных предложениях глагол <text:span text:style-name="T299">be</text:span> меняется местами с подлежащим, </text:p>
      <text:p text:style-name="P302">а в отрицательных, используется с частицей <text:span text:style-name="T299">not</text:span>:</text:p>
      <text:p text:style-name="P302"/>
      <text:p text:style-name="P405"><text:span text:style-name="T530">I </text:span><text:span text:style-name="T529">am not a student — Я не студент.</text:span></text:p>
      <text:p text:style-name="P468">We are not English speakers — Они не англоговорящие люди.</text:p>
      <text:p text:style-name="P405"><text:span text:style-name="T530">I</text:span><text:span text:style-name="T529">s it dark? — Сейчас темно?</text:span></text:p>
      <text:p text:style-name="P468">Are they hungry? — Они голодны?</text:p>
      <text:p text:style-name="P468"/>
      <text:p text:style-name="P303">Если перед <text:span text:style-name="T311">am/is/are</text:span> нет вопросительного слова, то это общий вопрос. </text:p>
      <text:p text:style-name="P303">В корешке ответа вместо <text:span text:style-name="T299">do/does</text:span> используется <text:span text:style-name="T299">am/is/are</text:span>:</text:p>
      <text:p text:style-name="P303"/>
      <text:p text:style-name="P406"><text:span text:style-name="T529">Am I in danger? Yes, you are. </text:span><text:span text:style-name="T531">—</text:span><text:span text:style-name="T529"> Я в опасности? Да.</text:span></text:p>
      <text:p text:style-name="P406"><text:span text:style-name="T529">Is John married? - No, he isn`t. </text:span><text:span text:style-name="T531">— </text:span><text:span text:style-name="T529">Джон женат? </text:span><text:span text:style-name="T531">— </text:span><text:span text:style-name="T529">Нет.</text:span></text:p>
      <text:p text:style-name="P469"/>
      <text:p text:style-name="P469"><text:span text:style-name="T489">Специальный вопрос начинается с вопросительного слова </text:span><text:span text:style-name="T494">или связки</text:span><text:span text:style-name="T489">:</text:span> </text:p>
      <text:p text:style-name="P469">Where is Jill?<text:span text:style-name="T562"> </text:span>She is at school. <text:span text:style-name="T562">— </text:span>Где Джил? Она в школе.</text:p>
      <text:p text:style-name="P469"/>
      <text:p text:style-name="P483"><text:span text:style-name="T404">Очень часто </text:span><text:span text:style-name="T339">am/is/are</text:span><text:span text:style-name="T404"> сокращаются: </text:span><text:span text:style-name="T339">I am → I`m, he is → he`s, <text:s/></text:span></text:p>
      <text:p text:style-name="P483"><text:span text:style-name="T339">you are → you`re, John is → John`s, </text:span><text:span text:style-name="T341">t</text:span><text:span text:style-name="T339">hey are → </text:span><text:span text:style-name="T341">t</text:span><text:span text:style-name="T339">hey`re</text:span><text:span text:style-name="T340">. </text:span></text:p>
      <text:p text:style-name="P470"/>
      <text:p text:style-name="P483"><text:span text:style-name="T405">С</text:span><text:span text:style-name="T406">окращать можно как по </text:span><text:span text:style-name="T407">вспом.</text:span><text:span text:style-name="T406"> глаголу, так и по частице </text:span><text:span text:style-name="T342">not</text:span><text:span text:style-name="T406">: </text:span><text:span text:style-name="T342">he is not → he`s not</text:span><text:span text:style-name="T343"> или</text:span><text:span text:style-name="T342"> he isn`t.</text:span></text:p>
      <text:p text:style-name="P479"><text:span text:style-name="T656">П</text:span>ри этом <text:span text:style-name="T299">am</text:span> сокращается только по <text:span text:style-name="T299">am</text:span> → <text:span text:style-name="T299">I`m not (I amn`t не существует).</text:span></text:p>
      <text:p text:style-name="P309"/>
      <text:p text:style-name="P484"><text:span text:style-name="T462">Глагол be</text:span><text:span text:style-name="T464"> </text:span><text:span text:style-name="T462">в Past Simple имеет 2 формы: </text:span></text:p>
      <text:list xml:id="list1717158865" text:style-name="L31">
        <text:list-item>
          <text:p text:style-name="P740"><text:span text:style-name="T462">was — </text:span><text:span text:style-name="T463">если подлежащее в первом лице или множественном числе (</text:span><text:span text:style-name="T365">I, you, we, they</text:span><text:span text:style-name="T463">);</text:span></text:p>
        </text:list-item>
        <text:list-item>
          <text:p text:style-name="P740"><text:span text:style-name="T463">were — если подлежащее в третьем лице, единственно</text:span><text:span text:style-name="T488">го</text:span><text:span text:style-name="T463"> числ</text:span><text:span text:style-name="T488">а </text:span><text:span text:style-name="T463">(</text:span><text:span text:style-name="T365">he, she, it</text:span><text:span text:style-name="T463">).</text:span></text:p>
        </text:list-item>
      </text:list>
      <text:p text:style-name="P310"/>
      <text:p text:style-name="P407"><text:span text:style-name="T552">I </text:span><text:span text:style-name="T529">was</text:span><text:span text:style-name="T528"> satisfied with my work — Я </text:span><text:span text:style-name="T529">был</text:span><text:span text:style-name="T528"> доволен своей работой.</text:span></text:p>
      <text:p text:style-name="P407"><text:span text:style-name="T529">Was</text:span><text:span text:style-name="T528"> the weather good? No, it </text:span><text:span text:style-name="T529">wasn`t</text:span><text:span text:style-name="T528"> — </text:span><text:span text:style-name="T529">Погода была хорош</text:span><text:span text:style-name="T539">ая</text:span><text:span text:style-name="T529">? Нет.</text:span></text:p>
      <text:p text:style-name="P281"/>
      <text:p text:style-name="P730">Глагол <text:span text:style-name="T299">do</text:span></text:p>
      <text:p text:style-name="P282"/>
      <text:p text:style-name="P739"><text:span text:style-name="T512">Переводится как </text:span><text:span text:style-name="T510">«делать». В </text:span><text:span text:style-name="T513">одном предложении </text:span><text:span text:style-name="T510">может встречаться несколько раз, </text:span></text:p>
      <text:p text:style-name="P568"><text:span text:style-name="T290">в качестве вспомогательного </text:span><text:span text:style-name="T291">глагола </text:span><text:span text:style-name="T290">и смыслового.</text:span><text:span text:style-name="T657"> </text:span><text:span text:style-name="T288">Вспомогательным глаголом </text:span><text:span text:style-name="T289">он </text:span><text:span text:style-name="T288">может быть только в отрицаниях и вопросах, времен группы Simple.</text:span></text:p>
      <text:p text:style-name="P796"/>
      <text:p text:style-name="P738"><text:soft-page-break/><text:span text:style-name="T327">What do you do? </text:span><text:span text:style-name="T328">— </text:span><text:span text:style-name="T327">Что ты делаешь?</text:span></text:p>
      <text:p text:style-name="P569"><text:span text:style-name="T288">D</text:span><text:span text:style-name="T26">o you like pets? </text:span><text:span text:style-name="T288">—</text:span><text:span text:style-name="T26"> No, I don`t.</text:span></text:p>
      <text:p text:style-name="P797"/>
      <text:p text:style-name="P786"><text:span text:style-name="T282">В</text:span><text:span text:style-name="T283"> </text:span><text:span text:style-name="T284">прошедшем времени</text:span><text:span text:style-name="T285"> преорбазуется в </text:span><text:span text:style-name="T280">did</text:span><text:span text:style-name="T285"> — «</text:span><text:span text:style-name="T283">делал» (2я форма </text:span><text:span text:style-name="T279">do</text:span><text:span text:style-name="T283">)</text:span><text:span text:style-name="T285">.</text:span></text:p>
      <text:p text:style-name="P729">Если в предложении появляется <text:span text:style-name="T299">was/were</text:span>, <text:span text:style-name="T594">то </text:span><text:span text:style-name="T593">did</text:span><text:span text:style-name="T594"> уже не нужно использовать.</text:span></text:p>
      <text:p text:style-name="P732"/>
      <text:p text:style-name="P731">Глагол <text:span text:style-name="T299">have</text:span></text:p>
      <text:p text:style-name="P707"/>
      <text:p text:style-name="P807"><text:span text:style-name="T242">Переводится как «иметь». </text:span><text:span text:style-name="T244">Д</text:span><text:span text:style-name="T242">ля времен группы Perfect </text:span><text:span text:style-name="T244">выступает в роли вспомогательного глагола</text:span><text:span text:style-name="T242">. </text:span><text:span text:style-name="T227">Также </text:span><text:span text:style-name="T242">может быть</text:span><text:span text:style-name="T227"> частью устойчивых словосотечаний. В </text:span><text:span text:style-name="T246">прошедшем </text:span></text:p>
      <text:p text:style-name="P807"><text:span text:style-name="T246">времени</text:span><text:span text:style-name="T227"> преобразуется в </text:span><text:span text:style-name="T61">had</text:span><text:span text:style-name="T227"> </text:span><text:span text:style-name="T280">—</text:span><text:span text:style-name="T227"> «</text:span><text:span text:style-name="T246">имел</text:span><text:span text:style-name="T227">».</text:span></text:p>
      <text:p text:style-name="P708"><text:span text:style-name="T292"/></text:p>
      <text:p text:style-name="P557"><text:span text:style-name="T227">В некоторых ситуациях его можно не переводить (когда он смысловой). </text:span><text:span text:style-name="T228">Но при этом в предложении он обязан быть. </text:span><text:span text:style-name="T242">Это </text:span><text:span text:style-name="T228">из-за особенностей английской грамматики, которая требует, обязательного наличия подлежащего и сказуемого.</text:span></text:p>
      <text:p text:style-name="P283"/>
      <text:p text:style-name="P741">I have a lot of friends — У меня (есть) много друзей.</text:p>
      <text:p text:style-name="P742">We heave a big house — У нас (есть) большой дом.</text:p>
      <text:p text:style-name="P711"/>
      <text:p text:style-name="P808"><text:span text:style-name="T247">Когда </text:span><text:span text:style-name="T64">have</text:span><text:span text:style-name="T247"> является смысловым глаголом, он </text:span><text:span text:style-name="T231">работает по тем же правилам что и </text:span><text:span text:style-name="T232">другие</text:span><text:span text:style-name="T231"> </text:span><text:span text:style-name="T247">смысловые </text:span><text:span text:style-name="T231">глаголы, т. е. требует вспомогательного </text:span><text:span text:style-name="T62">do</text:span><text:span text:style-name="T231"> для отрицаний и вопросов. </text:span></text:p>
      <text:p text:style-name="P808"><text:span text:style-name="T244">В утверждениях </text:span><text:span text:style-name="T64">have</text:span><text:span text:style-name="T247"> </text:span><text:span text:style-name="T244">не пишется с окончанием </text:span><text:span text:style-name="T63">-s</text:span><text:span text:style-name="T244">, а преобразуется в </text:span><text:span text:style-name="T63">has</text:span><text:span text:style-name="T244">.</text:span></text:p>
      <text:p text:style-name="P283"/>
      <text:p text:style-name="P817"><text:span text:style-name="T38">Mike has </text:span><text:span text:style-name="T39">many friends</text:span><text:span text:style-name="T38"> — У Майка много друзей.</text:span></text:p>
      <text:p text:style-name="P818"><text:span text:style-name="T38">He</text:span><text:span text:style-name="T39"> do</text:span><text:span text:style-name="T38">es</text:span><text:span text:style-name="T39">n`t have many friends </text:span><text:span text:style-name="T40">—</text:span><text:span text:style-name="T39"> У </text:span><text:span text:style-name="T38">него </text:span><text:span text:style-name="T39">не много друзей.</text:span></text:p>
      <text:p text:style-name="P820"><text:span text:style-name="T29">Do you have many friends? </text:span><text:span text:style-name="T40">—</text:span><text:span text:style-name="T29"> У тебя много друзей?</text:span></text:p>
      <text:p text:style-name="P821"><text:span text:style-name="T29"/></text:p>
      <text:p text:style-name="P787"><text:span text:style-name="T29">Когда </text:span><text:span text:style-name="T46">have</text:span><text:span text:style-name="T29"> является вспомогательным глаголом, то для </text:span><text:span text:style-name="T46">he/she/it</text:span><text:span text:style-name="T29"> он всегда в форме </text:span><text:span text:style-name="T46">has</text:span><text:span text:style-name="T29">.</text:span></text:p>
      <text:p text:style-name="P823">He hasn`t lost his keys — Он не потерял свои ключи <text:span text:style-name="T660">(has в отрицании)</text:span>.</text:p>
      <text:p text:style-name="P822"><text:span text:style-name="T29"/></text:p>
      <text:p text:style-name="P284">Have в значении «иметь» не употребляется во временах группы Continuous.</text:p>
      <text:p text:style-name="P284"/>
      <text:p text:style-name="P743">I am having many friends now → Неправильно</text:p>
      <text:p text:style-name="P743">I have many friends → Правильно</text:p>
      <text:p text:style-name="P283"/>
      <text:p text:style-name="P625"><text:span text:style-name="T201">В разговорной речи очесть часто используется оборот </text:span><text:span text:style-name="T46">have got</text:span><text:span text:style-name="T201">. </text:span><text:span text:style-name="T229">Он обозначает тоже самое, что и </text:span><text:span text:style-name="T65">have</text:span><text:span text:style-name="T229"> </text:span><text:span text:style-name="T201">(иметь/владеть)</text:span><text:span text:style-name="T229">, но используется только в настоящем времени.</text:span></text:p>
      <text:p text:style-name="P289"/>
      <text:p text:style-name="P625"><text:span text:style-name="T229">Г</text:span><text:span text:style-name="T201">рамматически, </text:span><text:span text:style-name="T46">have got</text:span><text:span text:style-name="T201"> — это Present Perfect, т. е. </text:span><text:span text:style-name="T46">have</text:span><text:span text:style-name="T201"> здесь вспомогательный глагол, </text:span></text:p>
      <text:p text:style-name="P806"><text:span text:style-name="T243">а основное значение «</text:span><text:span text:style-name="T245">иметь</text:span><text:span text:style-name="T243">» передает </text:span><text:span text:style-name="T66">got</text:span><text:span text:style-name="T243"> </text:span><text:span text:style-name="T230">(3я форма get)</text:span><text:span text:style-name="T243">. </text:span></text:p>
      <text:p text:style-name="P285"/>
      <text:p text:style-name="P744">Have you got a Mercedes? / Do you have a Mercedes? — У тебя есть мерседес?</text:p>
      <text:p text:style-name="P744">I haven`t got a Mercedes / I don`t have a Mercedes — У меня нет мерседеса.</text:p>
      <text:p text:style-name="P286"/>
      <text:p text:style-name="P809"><text:span text:style-name="T233">Глагол </text:span><text:span text:style-name="T67">have</text:span><text:span text:style-name="T234"> может входить в состав устойчивых выражений и словосочетаний. </text:span></text:p>
      <text:p text:style-name="P809"><text:span text:style-name="T234">В этом случае он может переводится по другому. Также здесь отменяется правило, </text:span></text:p>
      <text:p text:style-name="P287">по которому <text:span text:style-name="T299">have</text:span> нельзя употребять в Continuous.</text:p>
      <text:p text:style-name="P287"/>
      <text:p text:style-name="P712">Выражения, связанные с приемом пищи:</text:p>
      <text:list xml:id="list3346263682" text:style-name="L43">
        <text:list-item>
          <text:p text:style-name="P713">have a coffee/tea/<text:span text:style-name="T654">drink</text:span> — пить кофе/чай/<text:span text:style-name="T654">напиток</text:span>;</text:p>
        </text:list-item>
        <text:list-item>
          <text:p text:style-name="P713">have a meal — принимать пищу;</text:p>
        </text:list-item>
        <text:list-item>
          <text:p text:style-name="P713">have a breakfast/luch/dinner — завтракать/обедать/ужинать.</text:p>
        </text:list-item>
      </text:list>
      <text:p text:style-name="P712"><text:soft-page-break/>Выражения, связанные с времяпровождением:</text:p>
      <text:list xml:id="list2260583710" text:style-name="L44">
        <text:list-item>
          <text:p text:style-name="P714">have a date — ходить на свидание;</text:p>
        </text:list-item>
        <text:list-item>
          <text:p text:style-name="P714">have a good time — хорошо проводить время;</text:p>
        </text:list-item>
        <text:list-item>
          <text:p text:style-name="P714">have a meeting / an appointment — назначать встречу;</text:p>
        </text:list-item>
        <text:list-item>
          <text:p text:style-name="P714">have a nice day — удачного дня (пожелание);</text:p>
        </text:list-item>
        <text:list-item>
          <text:p text:style-name="P714">have fun — веселиться.</text:p>
        </text:list-item>
      </text:list>
      <text:p text:style-name="P287"/>
      <text:p text:style-name="P712">Выражения, связанные <text:span text:style-name="T654">с внешностью:</text:span></text:p>
      <text:list xml:id="list3594637673" text:style-name="L45">
        <text:list-item>
          <text:p text:style-name="P716">have a bath/shower/shave — принимать ванну/душ, побриться;</text:p>
        </text:list-item>
        <text:list-item>
          <text:p text:style-name="P716">have a haircat — постричься.</text:p>
        </text:list-item>
      </text:list>
      <text:p text:style-name="P288"/>
      <text:p text:style-name="P715">Выражения, связанные с общением:</text:p>
      <text:list xml:id="list423057496" text:style-name="L46">
        <text:list-item>
          <text:p text:style-name="P717">have a guess — угадывать, догадываться;</text:p>
        </text:list-item>
        <text:list-item>
          <text:p text:style-name="P717">have a chat — болтать;</text:p>
        </text:list-item>
        <text:list-item>
          <text:p text:style-name="P717">have a talk/discussion — беседовать/обсуждать;</text:p>
        </text:list-item>
        <text:list-item>
          <text:p text:style-name="P717">have a call — позвонить.</text:p>
        </text:list-item>
      </text:list>
      <text:p text:style-name="P288"/>
      <text:p text:style-name="P715">Выражения связанные со здоровьем:</text:p>
      <text:list xml:id="list2872840340" text:style-name="L47">
        <text:list-item>
          <text:p text:style-name="P718">have a baby — родить;</text:p>
        </text:list-item>
        <text:list-item>
          <text:p text:style-name="P718">have a cold — простудиться;</text:p>
        </text:list-item>
        <text:list-item>
          <text:p text:style-name="P718">have a cough — кашлять;</text:p>
        </text:list-item>
        <text:list-item>
          <text:p text:style-name="P718">have a headache — болит голова.</text:p>
        </text:list-item>
      </text:list>
      <text:p text:style-name="P288"/>
      <text:p text:style-name="P715">Выражения, связанные с отдыхом:</text:p>
      <text:list xml:id="list3149114414" text:style-name="L48">
        <text:list-item>
          <text:p text:style-name="P719">have a day off — взять выходной;</text:p>
        </text:list-item>
        <text:list-item>
          <text:p text:style-name="P719">have a dream — видеть сон;</text:p>
        </text:list-item>
        <text:list-item>
          <text:p text:style-name="P719">have a nightmare — видеть кошмар;</text:p>
        </text:list-item>
        <text:list-item>
          <text:p text:style-name="P719">have a rest — отдыхать;</text:p>
        </text:list-item>
        <text:list-item>
          <text:p text:style-name="P719">have a sleep — спать.</text:p>
        </text:list-item>
      </text:list>
      <text:p text:style-name="P288"/>
      <text:p text:style-name="P715">Выражения, свяханые с физической активностью:</text:p>
      <text:list xml:id="list3195640643" text:style-name="L50">
        <text:list-item>
          <text:p text:style-name="P720">have a good journey — добраться без проблем (пожелание);</text:p>
        </text:list-item>
        <text:list-item>
          <text:p text:style-name="P720">have a good flight — хорошо долететь (пожелание);</text:p>
        </text:list-item>
        <text:list-item>
          <text:p text:style-name="P720">have a lift — подвести (на машине);</text:p>
        </text:list-item>
        <text:list-item>
          <text:p text:style-name="P710">have a ride — проехаться;</text:p>
        </text:list-item>
        <text:list-item>
          <text:p text:style-name="P710">have a walk — пройтись (прогуляться);</text:p>
        </text:list-item>
        <text:list-item>
          <text:p text:style-name="P710">have a swim — поплавать;</text:p>
        </text:list-item>
        <text:list-item>
          <text:p text:style-name="P710">have a hug — обняться;</text:p>
        </text:list-item>
        <text:list-item>
          <text:p text:style-name="P710">have a kiss — поцеловаться.</text:p>
        </text:list-item>
      </text:list>
      <text:p text:style-name="P288"/>
      <text:p text:style-name="P733">Глагол <text:span text:style-name="T299">get</text:span></text:p>
      <text:p text:style-name="P290"/>
      <text:p text:style-name="P558"><text:span text:style-name="T236">Один и самых запутанных глаголов, который может переводится по разному,</text:span><text:span text:style-name="T235"> в записимости </text:span></text:p>
      <text:p text:style-name="P291">от слов, идущих после него. Поэтому его нужно переводить в связке с соседними словами.</text:p>
      <text:p text:style-name="P292"/>
      <text:p text:style-name="P558"><text:span text:style-name="T236">Если после </text:span><text:span text:style-name="T68">get</text:span><text:span text:style-name="T236"> идет существительное, то он передает значение </text:span><text:span text:style-name="T235">«</text:span><text:span text:style-name="T236">получать, покупать</text:span><text:span text:style-name="T235">».</text:span></text:p>
      <text:p text:style-name="P291"/>
      <text:p text:style-name="P824"><text:span text:style-name="T41">I </text:span><text:span text:style-name="T29">got a new car — Я купил новую машину.</text:span></text:p>
      <text:p text:style-name="P745">I got an A today — Я получил пятерку сегодня. (A — <text:span text:style-name="T660">это </text:span>оценка)</text:p>
      <text:p text:style-name="P626"><text:soft-page-break/><text:span text:style-name="T235">Е</text:span><text:span text:style-name="T201">сли </text:span><text:span text:style-name="T46">get</text:span><text:span text:style-name="T201"> используется со средством передвижения, то он приобретает значение </text:span></text:p>
      <text:p text:style-name="P293">«сесть в транспорт». В этом случае он может использоваться с предлогом <text:span text:style-name="T299">on</text:span>.</text:p>
      <text:p text:style-name="P293"/>
      <text:p text:style-name="P745">I got on a bus at 5 o`clock — Я сел в автобус в 5 часов.</text:p>
      <text:p text:style-name="P745">I got a taxi — Я взял такси.</text:p>
      <text:p text:style-name="P291"/>
      <text:p text:style-name="P626"><text:span text:style-name="T235">Е</text:span><text:span text:style-name="T201">сли после get идет прилагательное, то это означает «прийти к этому состоянию», </text:span></text:p>
      <text:p text:style-name="P293">например: <text:span text:style-name="T299">get hungry (проголодаться), get better (стать лучше), get cold (замерзнуть)</text:span> и т. д.</text:p>
      <text:p text:style-name="P293"/>
      <text:p text:style-name="P745">He got dressed quickly and left — Он оделся быстро и ушел.</text:p>
      <text:p text:style-name="P293"/>
      <text:p text:style-name="P293">Если <text:span text:style-name="T299">get</text:span> используется с частицей <text:span text:style-name="T299">to</text:span>, то это означает «прибывать в такое-то место».</text:p>
      <text:p text:style-name="P293"/>
      <text:p text:style-name="P745">I got to work late — Я приехал на работу поздно.</text:p>
      <text:p text:style-name="P745">I got to the airport by train — Я приехал в аэропорт на поезде.</text:p>
      <text:p text:style-name="P291"/>
      <text:p text:style-name="P291">В пассивном залоге может заменять глагол <text:span text:style-name="T299">be</text:span>. </text:p>
      <text:p text:style-name="P291"/>
      <text:p text:style-name="P291">Если <text:span text:style-name="T299">be</text:span> означает «быть в состоянии / обладать качеством», то <text:span text:style-name="T299">get</text:span> означает </text:p>
      <text:p text:style-name="P292">«входить в состояние / приобретать качество».</text:p>
      <text:p text:style-name="P292"/>
      <text:p text:style-name="P292">В отличии от <text:span text:style-name="T299">be, do, have</text:span>, этот глагол не может быть вспомогательным.</text:p>
      <text:p text:style-name="P294">Почти для любого предложения с <text:span text:style-name="T299">get</text:span> можно найти замену с другим глаголом.</text:p>
      <text:p text:style-name="P292"/>
      <text:p text:style-name="P829"><text:span text:style-name="T201">После </text:span><text:span text:style-name="T46">get</text:span><text:span text:style-name="T201"> могут стоять разные предлоги, в зависимости от которых он может сильно</text:span></text:p>
      <text:p text:style-name="P830"><text:span text:style-name="T201">меняться. Такие измененя не всегда поддаются логике</text:span><text:span text:style-name="T237">:</text:span></text:p>
      <text:list xml:id="list571574320" text:style-name="L51">
        <text:list-item>
          <text:p text:style-name="P721">get along — ладить друг с другом;</text:p>
        </text:list-item>
        <text:list-item>
          <text:p text:style-name="P721">get away — убираться прочь (грубо);</text:p>
        </text:list-item>
        <text:list-item>
          <text:p text:style-name="P721">get back — вернуться;</text:p>
        </text:list-item>
        <text:list-item>
          <text:p text:style-name="P721">get in — попасть внутрь;</text:p>
        </text:list-item>
        <text:list-item>
          <text:p text:style-name="P721">get on — справиться с ситуацией; </text:p>
        </text:list-item>
      </text:list>
      <text:p text:style-name="P295"/>
      <text:p text:style-name="P752"><text:span text:style-name="T540">W</text:span><text:span text:style-name="T529">e get along well — Мы хорошо ладим.</text:span></text:p>
      <text:p text:style-name="P746">I`ll get away from work as soon as I can — Я свалю с этой работы, как только смогу.</text:p>
      <text:p text:style-name="P746">Get in the car quickly! — Быстро садись в машину!</text:p>
      <text:p text:style-name="P747">How are you getting on with your new job? — Как дела на новой работе?</text:p>
      <text:p text:style-name="P747"><text:span text:style-name="T658"/></text:p>
      <text:p text:style-name="P747"><text:span text:style-name="T658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span></text:p>
      <text:p text:style-name="P565">Такие сочетания нельзя переводить по отдельности, а только в связке.</text:p>
      <text:p text:style-name="P292"/>
      <text:p text:style-name="P565">Один и тот же фразовый глагол может иметь несколько значений.</text:p>
      <text:p text:style-name="P292"/>
      <text:p text:style-name="P307">Глаголы, в которых все путаются</text:p>
      <text:p text:style-name="P296"/>
      <text:p text:style-name="P297"><text:span text:style-name="T378">Tell и say</text:span> можно перевести как «сказать». Только первый означатает «рассказать», </text:p>
      <text:p text:style-name="P297">а второй - «сказать/говорить». </text:p>
      <text:p text:style-name="P297"/>
      <text:p text:style-name="P297">После <text:span text:style-name="T299">tell</text:span> нужно обязательно указать, кому адресована фраза, либо что именно </text:p>
      <text:p text:style-name="P297">говорится. После <text:span text:style-name="T299">tell</text:span> не нужен предлог.</text:p>
      <text:p text:style-name="P297"/>
      <text:p text:style-name="P748">Tell me the truth — Скажи мне правду.</text:p>
      <text:p text:style-name="P748"><text:soft-page-break/>Tell Michael that I will be late — Скажи Майклу, что я опоздаю.</text:p>
      <text:p text:style-name="P297"/>
      <text:p text:style-name="P297">После <text:span text:style-name="T299">say</text:span> можно ничего не указывать, либо указать того, кто сказал фразу.</text:p>
      <text:p text:style-name="P297">Если мы говорим, кому адресована фраза, то после <text:span text:style-name="T299">say</text:span> нужен предлог <text:span text:style-name="T299">to</text:span>.</text:p>
      <text:p text:style-name="P297"/>
      <text:p text:style-name="P748">«You deserve more than this», I said to myself — Ты заслуживаешь большего, я сказал себе.</text:p>
      <text:p text:style-name="P297"/>
      <text:p text:style-name="P627"><text:span text:style-name="T120">See, l</text:span><text:span text:style-name="T119">ook, watch</text:span><text:span text:style-name="T201"> передают значение «видеть», но с разными смысловыми оттенками.</text:span></text:p>
      <text:p text:style-name="P297"/>
      <text:p text:style-name="P722">Глагол <text:span text:style-name="T299">see</text:span> означает видеть, как физическую возможность. Обычно <text:span text:style-name="T661">он </text:span>не употребляется </text:p>
      <text:p text:style-name="P722">во временах Continuous.</text:p>
      <text:p text:style-name="P297"/>
      <text:p text:style-name="P748">I see a bird in the tree — Я вижу птицу на дереве.</text:p>
      <text:p text:style-name="P297"/>
      <text:p text:style-name="P297"><text:span text:style-name="T299">Look</text:span> означает «смотреть на что-либо». Если мы хотим узнать на какой объет смотрим — используется предлог <text:span text:style-name="T299">at</text:span>. В отличии от <text:span text:style-name="T299">see</text:span>, можно использовать в Continuous.</text:p>
      <text:p text:style-name="P297"/>
      <text:p text:style-name="P748">Don`t worry, I`m not looking — Не волнуйся, я не смотрю.</text:p>
      <text:p text:style-name="P748">I`m looking at the dog — Я смотрю на собаку.</text:p>
      <text:p text:style-name="P297"/>
      <text:p text:style-name="P559"><text:span text:style-name="T46">Watch</text:span><text:span text:style-name="T201"> означает «</text:span><text:span text:style-name="T240">следить (взором)</text:span><text:span text:style-name="T201">» или «наблюдать» </text:span><text:span text:style-name="T239">за объектом</text:span><text:span text:style-name="T201">.</text:span></text:p>
      <text:p text:style-name="P298"/>
      <text:p text:style-name="P819"><text:span text:style-name="T42">Mothers always watch their children — М</text:span><text:span text:style-name="T43">а</text:span><text:span text:style-name="T42">мы всегда следят за своими детьми.</text:span></text:p>
      <text:p text:style-name="P825"><text:span text:style-name="T44">I </text:span><text:span text:style-name="T29">like watching birds — Мне нравится наблюдать за птицами.</text:span></text:p>
      <text:p text:style-name="P298"/>
      <text:p text:style-name="P559"><text:span text:style-name="T119">Hear, listen</text:span><text:span text:style-name="T201"> можно перевести как «слышать» и «слушать». Первый означает физическую возможность слышать, а второй — осознанное действие.</text:span></text:p>
      <text:p text:style-name="P298"/>
      <text:p text:style-name="P749">Can you hear some noise? — Ты слышишь шум?</text:p>
      <text:p text:style-name="P749">I think I heard something — Кажется, я что-то слышал.</text:p>
      <text:p text:style-name="P298"/>
      <text:p text:style-name="P628"><text:span text:style-name="T240">Когда мы говорим о том, что именно слушаем, то</text:span><text:span text:style-name="T201"> </text:span><text:span text:style-name="T240">п</text:span><text:span text:style-name="T201">осле </text:span><text:span text:style-name="T46">listen</text:span><text:span text:style-name="T201"> </text:span><text:span text:style-name="T240">ставится предлог </text:span><text:span text:style-name="T69">to</text:span><text:span text:style-name="T240">.</text:span></text:p>
      <text:p text:style-name="P299">При переводе на русский предлог выпадает.</text:p>
      <text:p text:style-name="P299"/>
      <text:p text:style-name="P749">Listen to me, please — Пожалуйста, послушай меня.</text:p>
      <text:p text:style-name="P749">What music do you listen to? - Какую музыку ты слушает?</text:p>
      <text:p text:style-name="P299"/>
      <text:p text:style-name="P629"><text:span text:style-name="T119">Do, make</text:span><text:span text:style-name="T20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299"/>
      <text:p text:style-name="P723">Устойчивые выражения с do:</text:p>
      <text:list xml:id="list3008148401" text:style-name="L53">
        <text:list-item>
          <text:p text:style-name="P725">do an exam/test — сдавать экзамен/тест;</text:p>
        </text:list-item>
        <text:list-item>
          <text:p text:style-name="P725">do a course — пройти курс;</text:p>
        </text:list-item>
        <text:list-item>
          <text:p text:style-name="P725">do work/homework/housework — делать работу / домашнюю работу / работу по дому;</text:p>
        </text:list-item>
        <text:list-item>
          <text:p text:style-name="P725">do a favour — оказывать услугу;</text:p>
        </text:list-item>
        <text:list-item>
          <text:p text:style-name="P725">do business — заниматься бизнесом;</text:p>
        </text:list-item>
        <text:list-item>
          <text:p text:style-name="P725">do right/wrong — поступать правильно/неправильно;</text:p>
        </text:list-item>
        <text:list-item>
          <text:p text:style-name="P727">do the shopping — делать покупки;</text:p>
        </text:list-item>
        <text:list-item>
          <text:p text:style-name="P725">do the wassing up — мыть посуду;</text:p>
        </text:list-item>
      </text:list>
      <text:p text:style-name="P299"/>
      <text:p text:style-name="P723"/>
      <text:p text:style-name="P836">Устойчивые выражения с make:</text:p>
      <text:list xml:id="list227202009" text:style-name="L52">
        <text:list-item>
          <text:p text:style-name="P724">make a noise — шуметь;</text:p>
        </text:list-item>
        <text:list-item>
          <text:p text:style-name="P724">make a bed — застилать постель;</text:p>
        </text:list-item>
        <text:list-item>
          <text:p text:style-name="P724">make a cake/tea/dinner — приготовить торт/чай/ужин;</text:p>
        </text:list-item>
        <text:list-item>
          <text:p text:style-name="P831"><text:span text:style-name="T201">make a choice — сделать </text:span><text:span text:style-name="T241">выбор;</text:span></text:p>
        </text:list-item>
        <text:list-item>
          <text:p text:style-name="P726">make a scision — принять решение;</text:p>
        </text:list-item>
        <text:list-item>
          <text:p text:style-name="P726">make a promise — обещать, дать обещание;</text:p>
        </text:list-item>
        <text:list-item>
          <text:p text:style-name="P726">make a friends — подружиться.</text:p>
        </text:list-item>
      </text:list>
      <text:p text:style-name="P300"/>
      <text:p text:style-name="P750">Could you do me a favour — Не мог бы ты оказать мне услугу? </text:p>
      <text:p text:style-name="P750">I belive she`ll make the right choice — Я верю, что она сделает правильный выбор.</text:p>
      <text:p text:style-name="P300"/>
      <text:p text:style-name="P308">Инфинитив и герундий</text:p>
      <text:p text:style-name="P301"/>
      <text:p text:style-name="P301"/>
      <text:p text:style-name="P67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83688331792">
          <table:table-cell table:style-name="Table7.A1" office:value-type="string">
            <text:p text:style-name="P644"/>
          </table:table-cell>
          <table:table-cell table:style-name="Table7.A1" office:value-type="string">
            <text:p text:style-name="P632">Past</text:p>
          </table:table-cell>
          <table:table-cell table:style-name="Table7.A1" office:value-type="string">
            <text:p text:style-name="P632">Present</text:p>
          </table:table-cell>
          <table:table-cell table:style-name="Table7.D1" office:value-type="string">
            <text:p text:style-name="P632">Future</text:p>
          </table:table-cell>
        </table:table-row>
        <table:table-row table:style-name="TableLine94683686312960">
          <table:table-cell table:style-name="Table7.A2" office:value-type="string">
            <text:p text:style-name="P639">+</text:p>
          </table:table-cell>
          <table:table-cell table:style-name="Table7.A2" office:value-type="string">
            <text:p text:style-name="P665">I/y<text:span text:style-name="T602">ou</text:span>/w<text:span text:style-name="T602">e</text:span>/t<text:span text:style-name="T602">hey</text:span>/he/she/it started</text:p>
          </table:table-cell>
          <table:table-cell table:style-name="Table7.A2" office:value-type="string">
            <text:p text:style-name="P656">I/you/we/they start</text:p>
            <text:p text:style-name="P656">He/she/it starts</text:p>
          </table:table-cell>
          <table:table-cell table:style-name="Table7.D2" office:value-type="string">
            <text:p text:style-name="P668">I/y<text:span text:style-name="T602">ou</text:span>/w<text:span text:style-name="T602">e</text:span>/t<text:span text:style-name="T602">hey</text:span>/he/she/it </text:p>
            <text:p text:style-name="P668">will start</text:p>
          </table:table-cell>
        </table:table-row>
        <table:table-row table:style-name="TableLine94683686327824">
          <table:table-cell table:style-name="Table7.A2" office:value-type="string">
            <text:p text:style-name="P633">-</text:p>
          </table:table-cell>
          <table:table-cell table:style-name="Table7.A2" office:value-type="string">
            <text:p text:style-name="P665">I/y<text:span text:style-name="T602">ou</text:span>/w<text:span text:style-name="T602">e</text:span>/t<text:span text:style-name="T602">hey</text:span>/he/she/it</text:p>
            <text:p text:style-name="P665">didn`t start</text:p>
          </table:table-cell>
          <table:table-cell table:style-name="Table7.A2" office:value-type="string">
            <text:p text:style-name="P656">I/you/we/they don`t start</text:p>
            <text:p text:style-name="P656">He/she/it doesn`t start</text:p>
          </table:table-cell>
          <table:table-cell table:style-name="Table7.D2" office:value-type="string">
            <text:p text:style-name="P668">I/y<text:span text:style-name="T602">ou</text:span>/w<text:span text:style-name="T602">e</text:span>/t<text:span text:style-name="T602">hey</text:span>/he/she/it</text:p>
            <text:p text:style-name="P668">won`t start</text:p>
          </table:table-cell>
        </table:table-row>
        <table:table-row table:style-name="TableLine94683686330656">
          <table:table-cell table:style-name="Table7.A2" office:value-type="string">
            <text:p text:style-name="P633">?</text:p>
          </table:table-cell>
          <table:table-cell table:style-name="Table7.A2" office:value-type="string">
            <text:p text:style-name="P666">Did I/y<text:span text:style-name="T602">ou</text:span>/w<text:span text:style-name="T602">e</text:span>/t<text:span text:style-name="T602">hey</text:span>/he</text:p>
            <text:p text:style-name="P666">/she/it start?</text:p>
          </table:table-cell>
          <table:table-cell table:style-name="Table7.A2" office:value-type="string">
            <text:p text:style-name="P656">Do I/you/we/they start?</text:p>
            <text:p text:style-name="P656">Does he/she/it start?</text:p>
          </table:table-cell>
          <table:table-cell table:style-name="Table7.D2" office:value-type="string">
            <text:p text:style-name="P669">Will I/y<text:span text:style-name="T602">ou</text:span>/w<text:span text:style-name="T602">e</text:span>/t<text:span text:style-name="T602">hey</text:span>/he</text:p>
            <text:p text:style-name="P669">/she/it start?</text:p>
          </table:table-cell>
        </table:table-row>
      </table:table>
      <text:p text:style-name="P93"/>
      <text:p text:style-name="P225"><text:span text:style-name="T495">Таблица времен группы Continu</text:span><text:span text:style-name="T496">ou</text:span><text:span text:style-name="T49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83686351552">
          <table:table-cell table:style-name="Table8.A1" office:value-type="string">
            <text:p text:style-name="P655"/>
          </table:table-cell>
          <table:table-cell table:style-name="Table8.A1" office:value-type="string">
            <text:p text:style-name="P632">Past</text:p>
          </table:table-cell>
          <table:table-cell table:style-name="Table8.A1" office:value-type="string">
            <text:p text:style-name="P632">Present</text:p>
          </table:table-cell>
          <table:table-cell table:style-name="Table8.D1" office:value-type="string">
            <text:p text:style-name="P632">Future</text:p>
          </table:table-cell>
        </table:table-row>
        <table:table-row table:style-name="TableLine94683686481888">
          <table:table-cell table:style-name="Table8.A2" office:value-type="string">
            <text:p text:style-name="P633">+</text:p>
          </table:table-cell>
          <table:table-cell table:style-name="Table8.A2" office:value-type="string">
            <text:p text:style-name="P667">I/<text:span text:style-name="T601">he/she/it</text:span> <text:span text:style-name="T601">was starting</text:span></text:p>
            <text:p text:style-name="P667"><text:span text:style-name="T601">Y</text:span><text:span text:style-name="T602">ou</text:span><text:span text:style-name="T601">/w</text:span><text:span text:style-name="T602">e</text:span><text:span text:style-name="T601">/t</text:span><text:span text:style-name="T602">hey</text:span><text:span text:style-name="T601"> were starting</text:span></text:p>
          </table:table-cell>
          <table:table-cell table:style-name="Table8.A2" office:value-type="string">
            <text:p text:style-name="P658">I am starting</text:p>
            <text:p text:style-name="P659">He/she/it is starting</text:p>
            <text:p text:style-name="P658">You/we/they are starting</text:p>
          </table:table-cell>
          <table:table-cell table:style-name="Table8.D2" office:value-type="string">
            <text:p text:style-name="P644"/>
          </table:table-cell>
        </table:table-row>
        <table:table-row table:style-name="TableLine94683686494624">
          <table:table-cell table:style-name="Table8.A2" office:value-type="string">
            <text:p text:style-name="P633">-</text:p>
          </table:table-cell>
          <table:table-cell table:style-name="Table8.A2" office:value-type="string">
            <text:p text:style-name="P668">I/he/she/it wasn`t starting</text:p>
            <text:p text:style-name="P668">Y<text:span text:style-name="T602">ou</text:span>/w<text:span text:style-name="T602">e</text:span>/t<text:span text:style-name="T602">hey</text:span> weren`t starting</text:p>
          </table:table-cell>
          <table:table-cell table:style-name="Table8.A2" office:value-type="string">
            <text:p text:style-name="P658">I`m not starting</text:p>
            <text:p text:style-name="P659">He/she/it isn`t starting</text:p>
            <text:p text:style-name="P658">You/we/they aren`t starting</text:p>
          </table:table-cell>
          <table:table-cell table:style-name="Table8.D2" office:value-type="string">
            <text:p text:style-name="P644"/>
          </table:table-cell>
        </table:table-row>
        <table:table-row table:style-name="TableLine94683686514864">
          <table:table-cell table:style-name="Table8.A2" office:value-type="string">
            <text:p text:style-name="P633">?</text:p>
          </table:table-cell>
          <table:table-cell table:style-name="Table8.A2" office:value-type="string">
            <text:p text:style-name="P668">Was I/he/she/it starting?</text:p>
            <text:p text:style-name="P668">Were y<text:span text:style-name="T602">ou</text:span>/w<text:span text:style-name="T602">e</text:span>/t<text:span text:style-name="T602">hey</text:span> starting?</text:p>
          </table:table-cell>
          <table:table-cell table:style-name="Table8.A2" office:value-type="string">
            <text:p text:style-name="P658">Am I starting?</text:p>
            <text:p text:style-name="P659">Is he/she/it starting?</text:p>
            <text:p text:style-name="P658">Are you/we/they starting?</text:p>
          </table:table-cell>
          <table:table-cell table:style-name="Table8.D2" office:value-type="string">
            <text:p text:style-name="P644"/>
          </table:table-cell>
        </table:table-row>
      </table:table>
      <text:p text:style-name="P93"/>
      <text:p text:style-name="P9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83686524144">
          <table:table-cell table:style-name="Table9.A1" office:value-type="string">
            <text:p text:style-name="P655"/>
          </table:table-cell>
          <table:table-cell table:style-name="Table9.A1" office:value-type="string">
            <text:p text:style-name="P632">Past</text:p>
          </table:table-cell>
          <table:table-cell table:style-name="Table9.A1" office:value-type="string">
            <text:p text:style-name="P632">Present</text:p>
          </table:table-cell>
          <table:table-cell table:style-name="Table9.D1" office:value-type="string">
            <text:p text:style-name="P632">Future</text:p>
          </table:table-cell>
        </table:table-row>
        <table:table-row table:style-name="TableLine94683686625824">
          <table:table-cell table:style-name="Table9.A2" office:value-type="string">
            <text:p text:style-name="P633">+</text:p>
          </table:table-cell>
          <table:table-cell table:style-name="Table9.A2" office:value-type="string">
            <text:p text:style-name="P644"/>
          </table:table-cell>
          <table:table-cell table:style-name="Table9.A2" office:value-type="string">
            <text:p text:style-name="P658">I/you/we/they have started</text:p>
            <text:p text:style-name="P658">He/she/it has started</text:p>
          </table:table-cell>
          <table:table-cell table:style-name="Table9.D2" office:value-type="string">
            <text:p text:style-name="P644"/>
          </table:table-cell>
        </table:table-row>
        <table:table-row table:style-name="TableLine94683686632032">
          <table:table-cell table:style-name="Table9.A2" office:value-type="string">
            <text:p text:style-name="P633">-</text:p>
          </table:table-cell>
          <table:table-cell table:style-name="Table9.A2" office:value-type="string">
            <text:p text:style-name="P644"/>
          </table:table-cell>
          <table:table-cell table:style-name="Table9.A2" office:value-type="string">
            <text:p text:style-name="P658">I/y<text:span text:style-name="T575">ou</text:span>/w<text:span text:style-name="T575">e</text:span>/t<text:span text:style-name="T575">hey</text:span> haven`t started</text:p>
            <text:p text:style-name="P658">He/she/it hasn`t started</text:p>
          </table:table-cell>
          <table:table-cell table:style-name="Table9.D2" office:value-type="string">
            <text:p text:style-name="P644"/>
          </table:table-cell>
        </table:table-row>
        <table:table-row table:style-name="TableLine94683686635360">
          <table:table-cell table:style-name="Table9.A2" office:value-type="string">
            <text:p text:style-name="P633">?</text:p>
          </table:table-cell>
          <table:table-cell table:style-name="Table9.A2" office:value-type="string">
            <text:p text:style-name="P644"/>
          </table:table-cell>
          <table:table-cell table:style-name="Table9.A2" office:value-type="string">
            <text:p text:style-name="P658">Have I/y<text:span text:style-name="T576">ou</text:span>/w<text:span text:style-name="T576">e</text:span>/t<text:span text:style-name="T576">hey</text:span> started?</text:p>
            <text:p text:style-name="P658">Has he/she/it started?</text:p>
          </table:table-cell>
          <table:table-cell table:style-name="Table9.D2" office:value-type="string">
            <text:p text:style-name="P644"/>
          </table:table-cell>
        </table:table-row>
      </table:table>
      <text:p text:style-name="P95"/>
      <text:p text:style-name="P9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3686639200">
          <table:table-cell table:style-name="Table1.A1" office:value-type="string">
            <text:p text:style-name="P657"/>
          </table:table-cell>
          <table:table-cell table:style-name="Table1.A1" office:value-type="string">
            <text:p text:style-name="P634">Past</text:p>
          </table:table-cell>
          <table:table-cell table:style-name="Table1.A1" office:value-type="string">
            <text:p text:style-name="P634">Present</text:p>
          </table:table-cell>
          <table:table-cell table:style-name="Table1.D1" office:value-type="string">
            <text:p text:style-name="P634">Future</text:p>
          </table:table-cell>
        </table:table-row>
        <table:table-row table:style-name="TableLine94683686690560">
          <table:table-cell table:style-name="Table1.A2" office:value-type="string">
            <text:p text:style-name="P634">+</text:p>
          </table:table-cell>
          <table:table-cell table:style-name="Table1.A2" office:value-type="string">
            <text:p text:style-name="P645"/>
          </table:table-cell>
          <table:table-cell table:style-name="Table1.A2" office:value-type="string">
            <text:p text:style-name="P664">I/y<text:span text:style-name="T602">ou</text:span>/w<text:span text:style-name="T602">e</text:span>/t<text:span text:style-name="T602">hey</text:span> have been starting</text:p>
            <text:p text:style-name="P664">He/she/it has been starting</text:p>
          </table:table-cell>
          <table:table-cell table:style-name="Table1.D2" office:value-type="string">
            <text:p text:style-name="P645"/>
          </table:table-cell>
        </table:table-row>
        <table:table-row table:style-name="TableLine94683686699904">
          <table:table-cell table:style-name="Table1.A2" office:value-type="string">
            <text:p text:style-name="P634">-</text:p>
          </table:table-cell>
          <table:table-cell table:style-name="Table1.A2" office:value-type="string">
            <text:p text:style-name="P645"/>
          </table:table-cell>
          <table:table-cell table:style-name="Table1.A2" office:value-type="string">
            <text:p text:style-name="P664">I/y<text:span text:style-name="T602">ou</text:span>/w<text:span text:style-name="T602">e</text:span>/t<text:span text:style-name="T602">hey</text:span> haven`t been starting</text:p>
            <text:p text:style-name="P664">He/she/it hasn`t been starting</text:p>
          </table:table-cell>
          <table:table-cell table:style-name="Table1.D2" office:value-type="string">
            <text:p text:style-name="P645"/>
          </table:table-cell>
        </table:table-row>
        <table:table-row table:style-name="TableLine94683686706992">
          <table:table-cell table:style-name="Table1.A2" office:value-type="string">
            <text:p text:style-name="P634">?</text:p>
          </table:table-cell>
          <table:table-cell table:style-name="Table1.A2" office:value-type="string">
            <text:p text:style-name="P645"/>
          </table:table-cell>
          <table:table-cell table:style-name="Table1.A2" office:value-type="string">
            <text:p text:style-name="P664">Have I/y<text:span text:style-name="T602">ou</text:span>/w<text:span text:style-name="T602">e</text:span>/t<text:span text:style-name="T602">hey</text:span> been starting?</text:p>
            <text:p text:style-name="P664">Has he/she/it been starting?</text:p>
          </table:table-cell>
          <table:table-cell table:style-name="Table1.D2" office:value-type="string">
            <text:p text:style-name="P645"/>
          </table:table-cell>
        </table:table-row>
      </table:table>
      <text:p text:style-name="P682"><text:span text:style-name="T410">Таблица </text:span><text:span text:style-name="T425">форм </text:span><text:span text:style-name="T410">пассивно</text:span><text:span text:style-name="T426">го</text:span><text:span text:style-name="T410"> залог</text:span><text:span text:style-name="T426">а</text:span><text:span text:style-name="T410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83686760512">
          <table:table-cell table:style-name="Table4.A1" office:value-type="string">
            <text:p text:style-name="P647"/>
          </table:table-cell>
          <table:table-cell table:style-name="Table4.A1" office:value-type="string">
            <text:p text:style-name="P642">Past</text:p>
          </table:table-cell>
          <table:table-cell table:style-name="Table4.A1" office:value-type="string">
            <text:p text:style-name="P642">Present</text:p>
          </table:table-cell>
          <table:table-cell table:style-name="Table4.D1" office:value-type="string">
            <text:p text:style-name="P642">Future</text:p>
          </table:table-cell>
        </table:table-row>
        <table:table-row table:style-name="TableLine94683686917792">
          <table:table-cell table:style-name="Table4.A2" office:value-type="string">
            <text:p text:style-name="P643">Simple</text:p>
          </table:table-cell>
          <table:table-cell table:style-name="Table4.A2" office:value-type="string">
            <text:p text:style-name="P647"><text:span text:style-name="T630">I/</text:span><text:span text:style-name="T631">he/she/it</text:span><text:span text:style-name="T630"> </text:span><text:span text:style-name="T631">was</text:span><text:span text:style-name="T630"> </text:span><text:span text:style-name="T182">taught</text:span></text:p>
            <text:p text:style-name="P676">You/we/they were <text:span text:style-name="T182">taught</text:span></text:p>
          </table:table-cell>
          <table:table-cell table:style-name="Table4.A2" office:value-type="string">
            <text:p text:style-name="P677">I am <text:span text:style-name="T182">taught</text:span></text:p>
            <text:p text:style-name="P676">He/she/it is <text:span text:style-name="T182">taught</text:span></text:p>
            <text:p text:style-name="P676">You/we/the<text:span text:style-name="T632">y</text:span> are <text:span text:style-name="T182">taught</text:span></text:p>
          </table:table-cell>
          <table:table-cell table:style-name="Table4.D2" office:value-type="string">
            <text:p text:style-name="P675">I/you/we/they/he/she/it</text:p>
            <text:p text:style-name="P675">will be <text:span text:style-name="T182">taught</text:span></text:p>
          </table:table-cell>
        </table:table-row>
        <table:table-row table:style-name="TableLine94683686929712">
          <table:table-cell table:style-name="Table4.A2" office:value-type="string">
            <text:p text:style-name="P643">Contin.</text:p>
          </table:table-cell>
          <table:table-cell table:style-name="Table4.A2" office:value-type="string">
            <text:p text:style-name="P647"><text:span text:style-name="T632">I/he/she/it was being </text:span><text:span text:style-name="T182">taught</text:span></text:p>
            <text:p text:style-name="P647"><text:span text:style-name="T184">You/we/the</text:span><text:span text:style-name="T183">y</text:span><text:span text:style-name="T184"> </text:span><text:span text:style-name="T183">were</text:span><text:span text:style-name="T184"> </text:span><text:span text:style-name="T183">being</text:span><text:span text:style-name="T184"> </text:span><text:span text:style-name="T182">taught</text:span></text:p>
          </table:table-cell>
          <table:table-cell table:style-name="Table4.A2" office:value-type="string">
            <text:p text:style-name="P675">I am being <text:span text:style-name="T182">taught</text:span></text:p>
            <text:p text:style-name="P675"><text:span text:style-name="T182">H</text:span><text:span text:style-name="T121">e/she/it is being taught</text:span></text:p>
            <text:p text:style-name="P676"><text:span text:style-name="T121">You/we/the</text:span><text:span text:style-name="T183">y</text:span><text:span text:style-name="T121"> are </text:span><text:span text:style-name="T183">being</text:span><text:span text:style-name="T121"> </text:span><text:span text:style-name="T182">taught</text:span></text:p>
          </table:table-cell>
          <table:table-cell table:style-name="Table4.D2" office:value-type="string">
            <text:p text:style-name="P675">— </text:p>
          </table:table-cell>
        </table:table-row>
        <table:table-row table:style-name="TableLine94683686932656">
          <table:table-cell table:style-name="Table4.A2" office:value-type="string">
            <text:p text:style-name="P643">Perfect</text:p>
          </table:table-cell>
          <table:table-cell table:style-name="Table4.A2" office:value-type="string">
            <text:p text:style-name="P647"><text:span text:style-name="T633">I/you/we/they/</text:span><text:span text:style-name="T185">he/she/it</text:span><text:span text:style-name="T633"> </text:span></text:p>
            <text:p text:style-name="P647"><text:span text:style-name="T633">had been </text:span><text:span text:style-name="T182">taught</text:span></text:p>
          </table:table-cell>
          <table:table-cell table:style-name="Table4.A2" office:value-type="string">
            <text:p text:style-name="P678">I/you/we/they have been <text:span text:style-name="T182">taught</text:span></text:p>
            <text:p text:style-name="P678"><text:span text:style-name="T182">H</text:span><text:span text:style-name="T121">e/she/it has been </text:span><text:span text:style-name="T182">taught</text:span></text:p>
          </table:table-cell>
          <table:table-cell table:style-name="Table4.D2" office:value-type="string">
            <text:p text:style-name="P647"><text:span text:style-name="T633">I/you/we/they/</text:span><text:span text:style-name="T185">he/she/it</text:span><text:span text:style-name="T633"> </text:span></text:p>
            <text:p text:style-name="P647"><text:span text:style-name="T633">will have been </text:span><text:span text:style-name="T182">taught</text:span></text:p>
          </table:table-cell>
        </table:table-row>
      </table:table>
      <text:p text:style-name="P135"/>
      <text:p text:style-name="P230"><text:span text:style-name="T410">Таблица </text:span><text:span text:style-name="T411">форм</text:span><text:span text:style-name="T410"> глагола </text:span><text:span text:style-name="T420">b</text:span><text:span text:style-name="T410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83686957552">
          <table:table-cell table:style-name="Table5.A1" office:value-type="string">
            <text:p text:style-name="P638">Подлежащее</text:p>
          </table:table-cell>
          <table:table-cell table:style-name="Table5.A1" office:value-type="string">
            <text:p text:style-name="P635">Past</text:p>
          </table:table-cell>
          <table:table-cell table:style-name="Table5.A1" office:value-type="string">
            <text:p text:style-name="P635">Present</text:p>
          </table:table-cell>
          <table:table-cell table:style-name="Table5.D1" office:value-type="string">
            <text:p text:style-name="P635">Future</text:p>
          </table:table-cell>
        </table:table-row>
        <table:table-row table:style-name="TableLine94683687017744">
          <table:table-cell table:style-name="Table5.A2" office:value-type="string">
            <text:p text:style-name="P663">I</text:p>
          </table:table-cell>
          <table:table-cell table:style-name="Table5.A2" office:value-type="string">
            <text:p text:style-name="P664">was</text:p>
          </table:table-cell>
          <table:table-cell table:style-name="Table5.A2" office:value-type="string">
            <text:p text:style-name="P660">am</text:p>
          </table:table-cell>
          <table:table-cell table:style-name="Table5.D2" office:value-type="string">
            <text:p text:style-name="P670">will be</text:p>
          </table:table-cell>
        </table:table-row>
        <table:table-row table:style-name="TableLine94683687025968">
          <table:table-cell table:style-name="Table5.A2" office:value-type="string">
            <text:p text:style-name="P662">he/she/<text:span text:style-name="T586">it</text:span></text:p>
          </table:table-cell>
          <table:table-cell table:style-name="Table5.A2" office:value-type="string">
            <text:p text:style-name="P664">was</text:p>
          </table:table-cell>
          <table:table-cell table:style-name="Table5.A2" office:value-type="string">
            <text:p text:style-name="P661">is</text:p>
          </table:table-cell>
          <table:table-cell table:style-name="Table5.D2" office:value-type="string">
            <text:p text:style-name="P670">will be</text:p>
          </table:table-cell>
        </table:table-row>
        <table:table-row table:style-name="TableLine94683687037568">
          <table:table-cell table:style-name="Table5.A2" office:value-type="string">
            <text:p text:style-name="P662">you/we/they</text:p>
          </table:table-cell>
          <table:table-cell table:style-name="Table5.A2" office:value-type="string">
            <text:p text:style-name="P664">were</text:p>
          </table:table-cell>
          <table:table-cell table:style-name="Table5.A2" office:value-type="string">
            <text:p text:style-name="P661">are</text:p>
          </table:table-cell>
          <table:table-cell table:style-name="Table5.D2" office:value-type="string">
            <text:p text:style-name="P670">will be</text:p>
          </table:table-cell>
        </table:table-row>
      </table:table>
      <text:p text:style-name="P132"/>
      <text:p text:style-name="P132">Таблица модальных глаголов:</text:p>
      <table:table table:name="Table2" table:style-name="Table2">
        <table:table-column table:style-name="Table2.A" table:number-columns-repeated="3"/>
        <table:table-row table:style-name="TableLine94683687064512">
          <table:table-cell table:style-name="Table2.A1" office:value-type="string">
            <text:p text:style-name="P640">Глагол</text:p>
          </table:table-cell>
          <table:table-cell table:style-name="Table2.A1" office:value-type="string">
            <text:p text:style-name="P646"><text:span text:style-name="T523">З</text:span><text:span text:style-name="T524">начение</text:span></text:p>
          </table:table-cell>
          <table:table-cell table:style-name="Table2.C1" office:value-type="string">
            <text:p text:style-name="P646"><text:span text:style-name="T523">В</text:span><text:span text:style-name="T524">рем</text:span><text:span text:style-name="T523">я</text:span></text:p>
          </table:table-cell>
        </table:table-row>
        <table:table-row table:style-name="TableLine94683687128704">
          <table:table-cell table:style-name="Table2.A2" office:value-type="string">
            <text:p text:style-name="P671">can</text:p>
          </table:table-cell>
          <table:table-cell table:style-name="Table2.A2" office:value-type="string">
            <text:p text:style-name="P671">могу, умею, смогу;</text:p>
            <text:p text:style-name="P671">(часто используется в просьбах и предложениях)</text:p>
          </table:table-cell>
          <table:table-cell table:style-name="Table2.C2" office:value-type="string">
            <text:p text:style-name="P671">настоящее и будущее</text:p>
          </table:table-cell>
        </table:table-row>
        <table:table-row table:style-name="TableLine94683687134736">
          <table:table-cell table:style-name="Table2.A2" office:value-type="string">
            <text:p text:style-name="P671">could</text:p>
          </table:table-cell>
          <table:table-cell table:style-name="Table2.A2" office:value-type="string">
            <text:p text:style-name="P671">мог, умел</text:p>
          </table:table-cell>
          <table:table-cell table:style-name="Table2.C2" office:value-type="string">
            <text:p text:style-name="P671">прошедшее</text:p>
          </table:table-cell>
        </table:table-row>
        <table:table-row table:style-name="TableLine94683687163776">
          <table:table-cell table:style-name="Table2.A2" office:value-type="string">
            <text:p text:style-name="P671">might, may</text:p>
          </table:table-cell>
          <table:table-cell table:style-name="Table2.A2" office:value-type="string">
            <text:p text:style-name="P671">может быть, мог бы, возможно, наверное</text:p>
          </table:table-cell>
          <table:table-cell table:style-name="Table2.C2" office:value-type="string">
            <text:p text:style-name="P671">настоящее и будущие</text:p>
          </table:table-cell>
        </table:table-row>
        <table:table-row table:style-name="TableLine94683687166336">
          <table:table-cell table:style-name="Table2.A2" office:value-type="string">
            <text:p text:style-name="P671">must</text:p>
          </table:table-cell>
          <table:table-cell table:style-name="Table2.A2" office:value-type="string">
            <text:p text:style-name="P671">должен, обязан, нужно, запрет, нельзя</text:p>
          </table:table-cell>
          <table:table-cell table:style-name="Table2.C2" office:value-type="string">
            <text:p text:style-name="P671">настоящее</text:p>
          </table:table-cell>
        </table:table-row>
        <table:table-row table:style-name="TableLine94683687169536">
          <table:table-cell table:style-name="Table2.A2" office:value-type="string">
            <text:p text:style-name="P671">should</text:p>
          </table:table-cell>
          <table:table-cell table:style-name="Table2.A2" office:value-type="string">
            <text:p text:style-name="P671">следует сделать, следовало бы сделать; (совет)</text:p>
          </table:table-cell>
          <table:table-cell table:style-name="Table2.C2" office:value-type="string">
            <text:p text:style-name="P671">настоящее и будущие</text:p>
          </table:table-cell>
        </table:table-row>
        <table:table-row table:style-name="TableLine94683687171824">
          <table:table-cell table:style-name="Table2.A2" office:value-type="string">
            <text:p text:style-name="P671">would</text:p>
          </table:table-cell>
          <table:table-cell table:style-name="Table2.A2" office:value-type="string">
            <text:p text:style-name="P671">частица «бы», предложение услуги, привычка прошлого</text:p>
          </table:table-cell>
          <table:table-cell table:style-name="Table2.C2" office:value-type="string">
            <text:p text:style-name="P671">настоящее, прошедшее, будущие</text:p>
          </table:table-cell>
        </table:table-row>
      </table:table>
      <text:p text:style-name="P133"/>
      <text:p text:style-name="P133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83687174912">
          <table:table-cell table:style-name="Table3.A1" office:value-type="string">
            <text:p text:style-name="P641">Конструкция</text:p>
          </table:table-cell>
          <table:table-cell table:style-name="Table3.A1" office:value-type="string">
            <text:p text:style-name="P641">Значение</text:p>
          </table:table-cell>
          <table:table-cell table:style-name="Table3.C1" office:value-type="string">
            <text:p text:style-name="P641">Время</text:p>
          </table:table-cell>
        </table:table-row>
        <table:table-row table:style-name="TableLine94683687195344">
          <table:table-cell table:style-name="Table3.A2" office:value-type="string">
            <text:p text:style-name="P672">be able to</text:p>
          </table:table-cell>
          <table:table-cell table:style-name="Table3.A2" office:value-type="string">
            <text:p text:style-name="P672">могу (близко к can)</text:p>
          </table:table-cell>
          <table:table-cell table:style-name="Table3.C2" office:value-type="string">
            <text:p text:style-name="P672">be меняется по временам</text:p>
          </table:table-cell>
        </table:table-row>
        <table:table-row table:style-name="TableLine94683687211056">
          <table:table-cell table:style-name="Table3.A2" office:value-type="string">
            <text:p text:style-name="P672">have to</text:p>
          </table:table-cell>
          <table:table-cell table:style-name="Table3.A2" office:value-type="string">
            <text:p text:style-name="P672">должен (близко к must)</text:p>
          </table:table-cell>
          <table:table-cell table:style-name="Table3.C2" office:value-type="string">
            <text:p text:style-name="P672">have меняется по временам</text:p>
          </table:table-cell>
        </table:table-row>
        <table:table-row table:style-name="TableLine94683687210544">
          <table:table-cell table:style-name="Table3.A2" office:value-type="string">
            <text:p text:style-name="P672">used to</text:p>
          </table:table-cell>
          <table:table-cell table:style-name="Table3.A2" office:value-type="string">
            <text:p text:style-name="P672">делал раньше, имел привычку делать (близко к would)</text:p>
          </table:table-cell>
          <table:table-cell table:style-name="Table3.C2" office:value-type="string">
            <text:p text:style-name="P672">всегда стоит в прошедшем;</text:p>
            <text:p text:style-name="P672">меняется как Past Simple</text:p>
          </table:table-cell>
        </table:table-row>
      </table:table>
      <text:p text:style-name="P134"/>
      <text:p text:style-name="P140"/>
      <text:p text:style-name="P68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83687230384">
          <table:table-cell table:style-name="Table6.A1" office:value-type="string">
            <text:p text:style-name="P637">Перевод</text:p>
          </table:table-cell>
          <table:table-cell table:style-name="Table6.A1" office:value-type="string">
            <text:p text:style-name="P636">Начальная форма</text:p>
          </table:table-cell>
          <table:table-cell table:style-name="Table6.A1" office:value-type="string">
            <text:p text:style-name="P636">2я форма</text:p>
          </table:table-cell>
          <table:table-cell table:style-name="Table6.D1" office:value-type="string">
            <text:p text:style-name="P637">3я форма</text:p>
          </table:table-cell>
        </table:table-row>
        <table:table-row table:style-name="TableLine94683687521232">
          <table:table-cell table:style-name="Table6.A2" office:value-type="string">
            <text:p text:style-name="P648">начинать</text:p>
          </table:table-cell>
          <table:table-cell table:style-name="Table6.A2" office:value-type="string">
            <text:p text:style-name="P649">begin</text:p>
          </table:table-cell>
          <table:table-cell table:style-name="Table6.A2" office:value-type="string">
            <text:p text:style-name="P649">began</text:p>
          </table:table-cell>
          <table:table-cell table:style-name="Table6.D2" office:value-type="string">
            <text:p text:style-name="P648">begun</text:p>
          </table:table-cell>
        </table:table-row>
        <table:table-row table:style-name="TableLine94683687544480">
          <table:table-cell table:style-name="Table6.A2" office:value-type="string">
            <text:p text:style-name="P648">ломать</text:p>
          </table:table-cell>
          <table:table-cell table:style-name="Table6.A2" office:value-type="string">
            <text:p text:style-name="P649">break</text:p>
          </table:table-cell>
          <table:table-cell table:style-name="Table6.A2" office:value-type="string">
            <text:p text:style-name="P649">broke</text:p>
          </table:table-cell>
          <table:table-cell table:style-name="Table6.D2" office:value-type="string">
            <text:p text:style-name="P648">broken</text:p>
          </table:table-cell>
        </table:table-row>
        <table:table-row table:style-name="TableLine94683687547392">
          <table:table-cell table:style-name="Table6.A2" office:value-type="string">
            <text:p text:style-name="P648">приносить</text:p>
          </table:table-cell>
          <table:table-cell table:style-name="Table6.A2" office:value-type="string">
            <text:p text:style-name="P649">bring</text:p>
          </table:table-cell>
          <table:table-cell table:style-name="Table6.A2" office:value-type="string">
            <text:p text:style-name="P649">brought</text:p>
          </table:table-cell>
          <table:table-cell table:style-name="Table6.D2" office:value-type="string">
            <text:p text:style-name="P648">brought</text:p>
          </table:table-cell>
        </table:table-row>
        <table:table-row table:style-name="TableLine94683687550320">
          <table:table-cell table:style-name="Table6.A2" office:value-type="string">
            <text:p text:style-name="P648">покупать</text:p>
          </table:table-cell>
          <table:table-cell table:style-name="Table6.A2" office:value-type="string">
            <text:p text:style-name="P649">buy</text:p>
          </table:table-cell>
          <table:table-cell table:style-name="Table6.A2" office:value-type="string">
            <text:p text:style-name="P649">bought</text:p>
          </table:table-cell>
          <table:table-cell table:style-name="Table6.D2" office:value-type="string">
            <text:p text:style-name="P648">bought</text:p>
          </table:table-cell>
        </table:table-row>
        <table:table-row table:style-name="TableLine94683687554304">
          <table:table-cell table:style-name="Table6.A2" office:value-type="string">
            <text:p text:style-name="P648">приходить</text:p>
          </table:table-cell>
          <table:table-cell table:style-name="Table6.A2" office:value-type="string">
            <text:p text:style-name="P649">come</text:p>
          </table:table-cell>
          <table:table-cell table:style-name="Table6.A2" office:value-type="string">
            <text:p text:style-name="P649">came</text:p>
          </table:table-cell>
          <table:table-cell table:style-name="Table6.D2" office:value-type="string">
            <text:p text:style-name="P648">come</text:p>
          </table:table-cell>
        </table:table-row>
        <table:table-row table:style-name="TableLine94683687558736">
          <table:table-cell table:style-name="Table6.A2" office:value-type="string">
            <text:p text:style-name="P648">делать</text:p>
          </table:table-cell>
          <table:table-cell table:style-name="Table6.A2" office:value-type="string">
            <text:p text:style-name="P649">do</text:p>
          </table:table-cell>
          <table:table-cell table:style-name="Table6.A2" office:value-type="string">
            <text:p text:style-name="P649">did</text:p>
          </table:table-cell>
          <table:table-cell table:style-name="Table6.D2" office:value-type="string">
            <text:p text:style-name="P648">done</text:p>
          </table:table-cell>
        </table:table-row>
        <table:table-row table:style-name="TableLine94683687564464">
          <table:table-cell table:style-name="Table6.A2" office:value-type="string">
            <text:p text:style-name="P648">пить</text:p>
          </table:table-cell>
          <table:table-cell table:style-name="Table6.A2" office:value-type="string">
            <text:p text:style-name="P649">drink</text:p>
          </table:table-cell>
          <table:table-cell table:style-name="Table6.A2" office:value-type="string">
            <text:p text:style-name="P649">drank</text:p>
          </table:table-cell>
          <table:table-cell table:style-name="Table6.D2" office:value-type="string">
            <text:p text:style-name="P648">drunk</text:p>
          </table:table-cell>
        </table:table-row>
        <table:table-row table:style-name="TableLine94683687568016">
          <table:table-cell table:style-name="Table6.A2" office:value-type="string">
            <text:p text:style-name="P648">есть</text:p>
          </table:table-cell>
          <table:table-cell table:style-name="Table6.A2" office:value-type="string">
            <text:p text:style-name="P649">eat</text:p>
          </table:table-cell>
          <table:table-cell table:style-name="Table6.A2" office:value-type="string">
            <text:p text:style-name="P649">ate</text:p>
          </table:table-cell>
          <table:table-cell table:style-name="Table6.D2" office:value-type="string">
            <text:p text:style-name="P648">eaten</text:p>
          </table:table-cell>
        </table:table-row>
        <table:table-row table:style-name="TableLine94683687573440">
          <table:table-cell table:style-name="Table6.A2" office:value-type="string">
            <text:p text:style-name="P648">падать</text:p>
          </table:table-cell>
          <table:table-cell table:style-name="Table6.A2" office:value-type="string">
            <text:p text:style-name="P650">fall</text:p>
          </table:table-cell>
          <table:table-cell table:style-name="Table6.A2" office:value-type="string">
            <text:p text:style-name="P650">fell</text:p>
          </table:table-cell>
          <table:table-cell table:style-name="Table6.D2" office:value-type="string">
            <text:p text:style-name="P648">fallen</text:p>
          </table:table-cell>
        </table:table-row>
        <table:table-row table:style-name="TableLine94683687575488">
          <table:table-cell table:style-name="Table6.A2" office:value-type="string">
            <text:p text:style-name="P648">летать</text:p>
          </table:table-cell>
          <table:table-cell table:style-name="Table6.A2" office:value-type="string">
            <text:p text:style-name="P650">fly</text:p>
          </table:table-cell>
          <table:table-cell table:style-name="Table6.A2" office:value-type="string">
            <text:p text:style-name="P650">flew</text:p>
          </table:table-cell>
          <table:table-cell table:style-name="Table6.D2" office:value-type="string">
            <text:p text:style-name="P648">flown</text:p>
          </table:table-cell>
        </table:table-row>
        <table:table-row table:style-name="TableLine94683687585936">
          <table:table-cell table:style-name="Table6.A2" office:value-type="string">
            <text:p text:style-name="P648">забывать</text:p>
          </table:table-cell>
          <table:table-cell table:style-name="Table6.A2" office:value-type="string">
            <text:p text:style-name="P650">forget</text:p>
          </table:table-cell>
          <table:table-cell table:style-name="Table6.A2" office:value-type="string">
            <text:p text:style-name="P650">forgot</text:p>
          </table:table-cell>
          <table:table-cell table:style-name="Table6.D2" office:value-type="string">
            <text:p text:style-name="P648">forgotten</text:p>
          </table:table-cell>
        </table:table-row>
        <table:table-row table:style-name="TableLine94683687590992">
          <table:table-cell table:style-name="Table6.A2" office:value-type="string">
            <text:p text:style-name="P648">получать</text:p>
          </table:table-cell>
          <table:table-cell table:style-name="Table6.A2" office:value-type="string">
            <text:p text:style-name="P650">get</text:p>
          </table:table-cell>
          <table:table-cell table:style-name="Table6.A2" office:value-type="string">
            <text:p text:style-name="P650">got</text:p>
          </table:table-cell>
          <table:table-cell table:style-name="Table6.D2" office:value-type="string">
            <text:p text:style-name="P648">got</text:p>
          </table:table-cell>
        </table:table-row>
        <table:table-row table:style-name="TableLine94683687596352">
          <table:table-cell table:style-name="Table6.A2" office:value-type="string">
            <text:p text:style-name="P651">давать</text:p>
          </table:table-cell>
          <table:table-cell table:style-name="Table6.A2" office:value-type="string">
            <text:p text:style-name="P652">give</text:p>
          </table:table-cell>
          <table:table-cell table:style-name="Table6.A2" office:value-type="string">
            <text:p text:style-name="P652">gave</text:p>
          </table:table-cell>
          <table:table-cell table:style-name="Table6.D2" office:value-type="string">
            <text:p text:style-name="P651">given</text:p>
          </table:table-cell>
        </table:table-row>
        <table:table-row table:style-name="TableLine94683687600032">
          <table:table-cell table:style-name="Table6.A2" office:value-type="string">
            <text:p text:style-name="P651">идти</text:p>
          </table:table-cell>
          <table:table-cell table:style-name="Table6.A2" office:value-type="string">
            <text:p text:style-name="P652">go</text:p>
          </table:table-cell>
          <table:table-cell table:style-name="Table6.A2" office:value-type="string">
            <text:p text:style-name="P652">went</text:p>
          </table:table-cell>
          <table:table-cell table:style-name="Table6.D2" office:value-type="string">
            <text:p text:style-name="P651">gone</text:p>
          </table:table-cell>
        </table:table-row>
        <table:table-row table:style-name="TableLine94683687621776">
          <table:table-cell table:style-name="Table6.A2" office:value-type="string">
            <text:p text:style-name="P653">иметь </text:p>
          </table:table-cell>
          <table:table-cell table:style-name="Table6.A2" office:value-type="string">
            <text:p text:style-name="P654">have</text:p>
          </table:table-cell>
          <table:table-cell table:style-name="Table6.A2" office:value-type="string">
            <text:p text:style-name="P654">had</text:p>
          </table:table-cell>
          <table:table-cell table:style-name="Table6.D2" office:value-type="string">
            <text:p text:style-name="P653">had</text:p>
          </table:table-cell>
        </table:table-row>
        <table:table-row table:style-name="TableLine94683687625232">
          <table:table-cell table:style-name="Table6.A2" office:value-type="string">
            <text:p text:style-name="P653">слышать</text:p>
          </table:table-cell>
          <table:table-cell table:style-name="Table6.A2" office:value-type="string">
            <text:p text:style-name="P654">hear</text:p>
          </table:table-cell>
          <table:table-cell table:style-name="Table6.A2" office:value-type="string">
            <text:p text:style-name="P654">heard</text:p>
          </table:table-cell>
          <table:table-cell table:style-name="Table6.D2" office:value-type="string">
            <text:p text:style-name="P653">heard</text:p>
          </table:table-cell>
        </table:table-row>
        <table:table-row table:style-name="TableLine94683687633600">
          <table:table-cell table:style-name="Table6.A2" office:value-type="string">
            <text:p text:style-name="P653">знать</text:p>
          </table:table-cell>
          <table:table-cell table:style-name="Table6.A2" office:value-type="string">
            <text:p text:style-name="P654">know</text:p>
          </table:table-cell>
          <table:table-cell table:style-name="Table6.A2" office:value-type="string">
            <text:p text:style-name="P654">knew</text:p>
          </table:table-cell>
          <table:table-cell table:style-name="Table6.D2" office:value-type="string">
            <text:p text:style-name="P653">known</text:p>
          </table:table-cell>
        </table:table-row>
        <table:table-row table:style-name="TableLine94683687636640">
          <table:table-cell table:style-name="Table6.A2" office:value-type="string">
            <text:p text:style-name="P653">терять</text:p>
          </table:table-cell>
          <table:table-cell table:style-name="Table6.A2" office:value-type="string">
            <text:p text:style-name="P654">lose</text:p>
          </table:table-cell>
          <table:table-cell table:style-name="Table6.A2" office:value-type="string">
            <text:p text:style-name="P654">lost</text:p>
          </table:table-cell>
          <table:table-cell table:style-name="Table6.D2" office:value-type="string">
            <text:p text:style-name="P653">lost</text:p>
          </table:table-cell>
        </table:table-row>
        <table:table-row table:style-name="TableLine94683687640016">
          <table:table-cell table:style-name="Table6.A2" office:value-type="string">
            <text:p text:style-name="P653">делать</text:p>
          </table:table-cell>
          <table:table-cell table:style-name="Table6.A2" office:value-type="string">
            <text:p text:style-name="P654">make</text:p>
          </table:table-cell>
          <table:table-cell table:style-name="Table6.A2" office:value-type="string">
            <text:p text:style-name="P654">made</text:p>
          </table:table-cell>
          <table:table-cell table:style-name="Table6.D2" office:value-type="string">
            <text:p text:style-name="P653">made</text:p>
          </table:table-cell>
        </table:table-row>
        <table:table-row table:style-name="TableLine94683687647472">
          <table:table-cell table:style-name="Table6.A2" office:value-type="string">
            <text:p text:style-name="P653">платить</text:p>
          </table:table-cell>
          <table:table-cell table:style-name="Table6.A2" office:value-type="string">
            <text:p text:style-name="P654">pay</text:p>
          </table:table-cell>
          <table:table-cell table:style-name="Table6.A2" office:value-type="string">
            <text:p text:style-name="P654">paid</text:p>
          </table:table-cell>
          <table:table-cell table:style-name="Table6.D2" office:value-type="string">
            <text:p text:style-name="P653">paid</text:p>
          </table:table-cell>
        </table:table-row>
        <table:table-row table:style-name="TableLine94683687651040">
          <table:table-cell table:style-name="Table6.A2" office:value-type="string">
            <text:p text:style-name="P653">класть</text:p>
          </table:table-cell>
          <table:table-cell table:style-name="Table6.A2" office:value-type="string">
            <text:p text:style-name="P654">put</text:p>
          </table:table-cell>
          <table:table-cell table:style-name="Table6.A2" office:value-type="string">
            <text:p text:style-name="P654">put</text:p>
          </table:table-cell>
          <table:table-cell table:style-name="Table6.D2" office:value-type="string">
            <text:p text:style-name="P653">put</text:p>
          </table:table-cell>
        </table:table-row>
        <table:table-row table:style-name="TableLine94683687653952">
          <table:table-cell table:style-name="Table6.A2" office:value-type="string">
            <text:p text:style-name="P653">читать</text:p>
          </table:table-cell>
          <table:table-cell table:style-name="Table6.A2" office:value-type="string">
            <text:p text:style-name="P654">read</text:p>
          </table:table-cell>
          <table:table-cell table:style-name="Table6.A2" office:value-type="string">
            <text:p text:style-name="P654">read</text:p>
          </table:table-cell>
          <table:table-cell table:style-name="Table6.D2" office:value-type="string">
            <text:p text:style-name="P654">read</text:p>
          </table:table-cell>
        </table:table-row>
        <table:table-row table:style-name="TableLine94683687657600">
          <table:table-cell table:style-name="Table6.A2" office:value-type="string">
            <text:p text:style-name="P653">сказать</text:p>
          </table:table-cell>
          <table:table-cell table:style-name="Table6.A2" office:value-type="string">
            <text:p text:style-name="P654">say</text:p>
          </table:table-cell>
          <table:table-cell table:style-name="Table6.A2" office:value-type="string">
            <text:p text:style-name="P654">said</text:p>
          </table:table-cell>
          <table:table-cell table:style-name="Table6.D2" office:value-type="string">
            <text:p text:style-name="P654">said</text:p>
          </table:table-cell>
        </table:table-row>
        <table:table-row table:style-name="TableLine94683687661776">
          <table:table-cell table:style-name="Table6.A2" office:value-type="string">
            <text:p text:style-name="P653">говорить</text:p>
          </table:table-cell>
          <table:table-cell table:style-name="Table6.A2" office:value-type="string">
            <text:p text:style-name="P654">speak</text:p>
          </table:table-cell>
          <table:table-cell table:style-name="Table6.A2" office:value-type="string">
            <text:p text:style-name="P654">spoke</text:p>
          </table:table-cell>
          <table:table-cell table:style-name="Table6.D2" office:value-type="string">
            <text:p text:style-name="P653">spoken</text:p>
          </table:table-cell>
        </table:table-row>
        <table:table-row table:style-name="TableLine94683687669152">
          <table:table-cell table:style-name="Table6.A2" office:value-type="string">
            <text:p text:style-name="P653">видеть</text:p>
          </table:table-cell>
          <table:table-cell table:style-name="Table6.A2" office:value-type="string">
            <text:p text:style-name="P654">see</text:p>
          </table:table-cell>
          <table:table-cell table:style-name="Table6.A2" office:value-type="string">
            <text:p text:style-name="P654">saw</text:p>
          </table:table-cell>
          <table:table-cell table:style-name="Table6.D2" office:value-type="string">
            <text:p text:style-name="P653">seen</text:p>
          </table:table-cell>
        </table:table-row>
        <table:table-row table:style-name="TableLine94683687672304">
          <table:table-cell table:style-name="Table6.A2" office:value-type="string">
            <text:p text:style-name="P653">сидеть</text:p>
          </table:table-cell>
          <table:table-cell table:style-name="Table6.A2" office:value-type="string">
            <text:p text:style-name="P654">sit</text:p>
          </table:table-cell>
          <table:table-cell table:style-name="Table6.A2" office:value-type="string">
            <text:p text:style-name="P654">sat</text:p>
          </table:table-cell>
          <table:table-cell table:style-name="Table6.D2" office:value-type="string">
            <text:p text:style-name="P653">sat</text:p>
          </table:table-cell>
        </table:table-row>
        <table:table-row table:style-name="TableLine94683687675904">
          <table:table-cell table:style-name="Table6.A2" office:value-type="string">
            <text:p text:style-name="P653">брать</text:p>
          </table:table-cell>
          <table:table-cell table:style-name="Table6.A2" office:value-type="string">
            <text:p text:style-name="P654">take</text:p>
          </table:table-cell>
          <table:table-cell table:style-name="Table6.A2" office:value-type="string">
            <text:p text:style-name="P654">took</text:p>
          </table:table-cell>
          <table:table-cell table:style-name="Table6.D2" office:value-type="string">
            <text:p text:style-name="P653">taken</text:p>
          </table:table-cell>
        </table:table-row>
        <table:table-row table:style-name="TableLine94683687679616">
          <table:table-cell table:style-name="Table6.A2" office:value-type="string">
            <text:p text:style-name="P673">обучать</text:p>
          </table:table-cell>
          <table:table-cell table:style-name="Table6.A2" office:value-type="string">
            <text:p text:style-name="P673">teach</text:p>
          </table:table-cell>
          <table:table-cell table:style-name="Table6.A2" office:value-type="string">
            <text:p text:style-name="P674">taught</text:p>
          </table:table-cell>
          <table:table-cell table:style-name="Table6.D2" office:value-type="string">
            <text:p text:style-name="P673">taught</text:p>
          </table:table-cell>
        </table:table-row>
        <table:table-row table:style-name="TableLine94683687684352">
          <table:table-cell table:style-name="Table6.A2" office:value-type="string">
            <text:p text:style-name="P653">рассказывать</text:p>
          </table:table-cell>
          <table:table-cell table:style-name="Table6.A2" office:value-type="string">
            <text:p text:style-name="P654">tell</text:p>
          </table:table-cell>
          <table:table-cell table:style-name="Table6.A2" office:value-type="string">
            <text:p text:style-name="P654">told</text:p>
          </table:table-cell>
          <table:table-cell table:style-name="Table6.D2" office:value-type="string">
            <text:p text:style-name="P653">told</text:p>
          </table:table-cell>
        </table:table-row>
        <table:table-row table:style-name="TableLine94683687687152">
          <table:table-cell table:style-name="Table6.A2" office:value-type="string">
            <text:p text:style-name="P653">думать</text:p>
          </table:table-cell>
          <table:table-cell table:style-name="Table6.A2" office:value-type="string">
            <text:p text:style-name="P654">think</text:p>
          </table:table-cell>
          <table:table-cell table:style-name="Table6.A2" office:value-type="string">
            <text:p text:style-name="P654">thought</text:p>
          </table:table-cell>
          <table:table-cell table:style-name="Table6.D2" office:value-type="string">
            <text:p text:style-name="P653">thought</text:p>
          </table:table-cell>
        </table:table-row>
        <table:table-row table:style-name="TableLine94683687692688">
          <table:table-cell table:style-name="Table6.A2" office:value-type="string">
            <text:p text:style-name="P653">побеждать</text:p>
          </table:table-cell>
          <table:table-cell table:style-name="Table6.A2" office:value-type="string">
            <text:p text:style-name="P654">win</text:p>
          </table:table-cell>
          <table:table-cell table:style-name="Table6.A2" office:value-type="string">
            <text:p text:style-name="P654">won</text:p>
          </table:table-cell>
          <table:table-cell table:style-name="Table6.D2" office:value-type="string">
            <text:p text:style-name="P653">won</text:p>
          </table:table-cell>
        </table:table-row>
        <table:table-row table:style-name="TableLine94683687700576">
          <table:table-cell table:style-name="Table6.A2" office:value-type="string">
            <text:p text:style-name="P653">писать</text:p>
          </table:table-cell>
          <table:table-cell table:style-name="Table6.A2" office:value-type="string">
            <text:p text:style-name="P654">write</text:p>
          </table:table-cell>
          <table:table-cell table:style-name="Table6.A2" office:value-type="string">
            <text:p text:style-name="P654">wrote</text:p>
          </table:table-cell>
          <table:table-cell table:style-name="Table6.D2" office:value-type="string">
            <text:p text:style-name="P653">written</text:p>
          </table:table-cell>
        </table:table-row>
      </table:table>
      <text:p text:style-name="P138"/>
      <text:p text:style-name="P139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8T20:14:06.187976299</dc:date>
    <meta:editing-duration>P1DT9H9M36S</meta:editing-duration>
    <meta:editing-cycles>552</meta:editing-cycles>
    <meta:generator>LibreOffice/6.4.7.2$Linux_X86_64 LibreOffice_project/40$Build-2</meta:generator>
    <meta:document-statistic meta:table-count="9" meta:image-count="0" meta:object-count="0" meta:page-count="30" meta:paragraph-count="1145" meta:word-count="8836" meta:character-count="55959" meta:non-whitespace-character-count="47918"/>
  </office:meta>
</office:document-meta>
</file>